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5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7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0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0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5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7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7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4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79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4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83" style:parent-style-name="DefaultParagraphFont" style:family="text">
      <style:text-properties style:font-name="Consolas" style:font-name-asian="Times New Roman" style:font-name-complex="Courier New" fo:color="#660099" fo:font-size="10pt" style:font-size-asian="10pt" style:font-size-complex="10pt"/>
    </style:style>
    <style:style style:name="T4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8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4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8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9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4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4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5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4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4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499" style:parent-style-name="DefaultParagraphFont" style:family="text">
      <style:text-properties style:font-name="Consolas" style:font-name-asian="Times New Roman" style:font-name-complex="Courier New" fo:color="#660099" fo:font-size="10pt" style:font-size-asian="10pt" style:font-size-complex="10pt"/>
    </style:style>
    <style:style style:name="T5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5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5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0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5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50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5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1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51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51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5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25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5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2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5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5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5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6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6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6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5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7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8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8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5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9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596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5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5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5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2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6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2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2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3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3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3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6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4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6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6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7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6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7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6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6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6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6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9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0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1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2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3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3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4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5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5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7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9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7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79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7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7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7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0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0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1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2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2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8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2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3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3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5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5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6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6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9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8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9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8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8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8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2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3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3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4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4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9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5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6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7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9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9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8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9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99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9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0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0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0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1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2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3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4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4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5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5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7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8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8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8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0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09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0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0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0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1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2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2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4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5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6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8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8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8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1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9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1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1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1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0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0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2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0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1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1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1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2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3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3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4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7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2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2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2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98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2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0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3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3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3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41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3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4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3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3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3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77" style:parent-style-name="DefaultParagraphFont" style:family="text">
      <style:text-properties style:font-name="Consolas" style:font-name-asian="Times New Roman" style:font-name-complex="Courier New" fo:color="#0000B2" fo:font-size="10pt" style:font-size-asian="10pt" style:font-size-complex="10pt"/>
    </style:style>
    <style:style style:name="T1378" style:parent-style-name="DefaultParagraphFont" style:family="text">
      <style:text-properties style:font-name="Consolas" style:font-name-asian="Times New Roman" style:font-name-complex="Courier New" fo:color="#0000B2" fo:font-size="10pt" style:font-size-asian="10pt" style:font-size-complex="10pt"/>
    </style:style>
    <style:style style:name="T13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3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3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3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0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0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1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18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4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4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4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4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3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3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4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39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4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4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4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4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5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5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5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7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7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7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4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4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0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1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2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4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55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55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5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6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7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5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78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5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5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5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5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5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8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5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5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5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5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5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0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2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2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2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3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64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6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6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6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6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9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6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6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0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0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1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71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71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17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3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4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7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45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7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4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0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7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2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17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5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7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7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7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8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7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7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0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8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8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8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7" style:parent-style-name="DefaultParagraphFont" style:family="text">
      <style:text-properties style:font-name="Consolas" style:font-name-asian="Times New Roman" style:font-name-complex="Courier New" fo:color="#808080" fo:font-size="10pt" style:font-size-asian="10pt" style:font-size-complex="10pt"/>
    </style:style>
    <style:style style:name="T18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3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8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4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6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62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7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8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81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8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8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8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99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9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1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19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0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9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1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19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1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5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19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8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9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9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19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9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19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9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0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0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0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0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3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4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04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04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0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5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0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9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0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0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0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3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5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7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7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1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1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1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1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1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1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21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21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2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2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2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48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2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22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5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2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5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2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8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2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29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2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2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3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3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3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3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3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5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7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3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3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3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0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1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41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4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13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4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1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18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24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0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4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3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43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43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4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5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5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62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4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6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67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24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69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4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7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4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8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8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8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9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4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9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9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4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4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49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0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0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2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2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5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6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7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5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5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5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5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5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6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0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1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1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2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4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4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5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6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8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8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6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9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6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6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69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0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1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2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3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4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7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6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7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8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78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78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7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7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9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9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9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9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7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7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0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0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1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12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8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14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17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28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19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8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30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3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3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4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52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6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7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87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8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7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8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8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8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6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8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8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0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1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4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5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95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95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29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5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6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6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7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29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75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9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7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0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29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2" style:parent-style-name="DefaultParagraphFont" style:family="text">
      <style:text-properties style:font-name="Consolas" style:font-name-asian="Times New Roman" style:font-name-complex="Courier New" fo:color="#B200B2" fo:font-size="10pt" style:font-size-asian="10pt" style:font-size-complex="10pt"/>
    </style:style>
    <style:style style:name="T29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8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3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29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29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29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2999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0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15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18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3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4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0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7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6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06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0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1" style:parent-style-name="DefaultParagraphFont" style:family="text">
      <style:text-properties style:font-name="Consolas" style:font-name-asian="Times New Roman" style:font-name-complex="Courier New" fo:color="#94558D" fo:font-size="10pt" style:font-size-asian="10pt" style:font-size-complex="10pt"/>
    </style:style>
    <style:style style:name="T30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9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0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0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0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1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1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1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1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1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2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2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4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4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4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5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5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1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62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1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6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7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7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18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8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8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9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1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19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9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19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0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0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0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0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1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1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3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37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2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3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45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2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4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5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7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8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2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2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29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2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0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1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1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1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2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2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32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32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3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3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3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4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3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52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35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5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5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3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36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3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3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8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8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9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9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3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3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39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39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39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39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0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0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11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4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2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43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3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3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4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4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4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54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4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4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8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8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48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4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4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0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5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54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54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4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53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5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5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5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5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5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8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8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5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5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0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1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2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3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4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4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64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6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5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5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6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6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6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7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67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6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8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9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9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9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6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69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69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0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0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0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1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1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1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2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2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4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4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5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5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5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6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6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7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7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7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8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8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8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7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9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7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94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9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9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9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79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7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0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1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16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1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1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2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82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808080" fo:font-size="10pt" style:font-size-asian="10pt" style:font-size-complex="10pt"/>
    </style:style>
    <style:style style:name="T382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2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3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83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3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4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4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4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4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4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4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4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4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4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4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5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5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5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5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5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5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5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5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5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59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6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6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6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6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6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0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7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2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7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7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7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7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8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8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5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88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88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1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9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9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89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89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90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3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9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390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7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08" style:parent-style-name="DefaultParagraphFont" style:family="text">
      <style:text-properties style:font-name="Consolas" style:font-name-asian="Times New Roman" style:font-name-complex="Courier New" fo:color="#000080" fo:font-size="10pt" style:font-size-asian="10pt" style:font-size-complex="10pt"/>
    </style:style>
    <style:style style:name="T390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8080" fo:font-size="10pt" style:font-size-asian="10pt" style:font-size-complex="10pt"/>
    </style:style>
    <style:style style:name="T391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3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14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5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16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7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18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19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20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  <style:style style:name="T3921" style:parent-style-name="DefaultParagraphFont" style:family="text">
      <style:text-properties style:font-name="Consolas" style:font-name-asian="Times New Roman" style:font-name-complex="Courier New" fo:color="#0000FF" fo:font-size="10pt" style:font-size-asian="10pt" style:font-size-complex="10pt"/>
    </style:style>
    <style:style style:name="T3922" style:parent-style-name="DefaultParagraphFont" style:family="text">
      <style:text-properties style:font-name="Consolas" style:font-name-asian="Times New Roman" style:font-name-complex="Courier New" fo:color="#000000" fo:font-size="10pt" style:font-size-asian="10pt" style:font-size-complex="10pt"/>
    </style:style>
  </office:automatic-styles>
  <office:body>
    <office:text text:use-soft-page-breaks="true">
      <text:p text:style-name="P1"><text:span text:style-name="T2">import<text:s/></text:span><text:span text:style-name="T3">pygame</text:span><text:span text:style-name="T4"><text:line-break/></text:span><text:span text:style-name="T5">import<text:s/></text:span><text:span text:style-name="T6">copy</text:span><text:span text:style-name="T7"><text:line-break/></text:span><text:span text:style-name="T8"><text:line-break/></text:span><text:span text:style-name="T9">class<text:s/></text:span><text:span text:style-name="T10">Board:</text:span><text:span text:style-name="T11"><text:line-break/><text:s text:c="4"/></text:span><text:span text:style-name="T12"># creates the board through a dictionary where each square is assigned a piece also check what pieces are current in play and works out</text:span><text:span text:style-name="T13"><text:s/></text:span><text:span text:style-name="T14">the possible moves for a specific piece</text:span><text:span text:style-name="T15"><text:line-break/><text:s text:c="4"/></text:span><text:span text:style-name="T16">square = {}</text:span><text:span text:style-name="T17"><text:line-break/><text:s text:c="4"/>enPassantPawn =<text:s/></text:span><text:span text:style-name="T18">None</text:span><text:span text:style-name="T19"><text:line-break/><text:s text:c="4"/></text:span><text:span text:style-name="T20">enPassantPawnBehind =<text:s/></text:span><text:span text:style-name="T21">None</text:span><text:span text:style-name="T22"><text:line-break/><text:s text:c="4"/></text:span><text:span text:style-name="T23">blackOrWhite =<text:s/></text:span><text:span text:style-name="T24">"White"</text:span><text:span text:style-name="T25"><text:line-break/></text:span><text:span text:style-name="T26"><text:line-break/><text:s text:c="4"/></text:span><text:span text:style-name="T27">def<text:s/></text:span><text:span text:style-name="T28">__init__</text:span><text:span text:style-name="T29">(</text:span><text:span text:style-name="T30">self</text:span><text:span text:style-name="T31">):</text:span><text:span text:style-name="T32"><text:line-break/><text:s text:c="8"/></text:span><text:span text:style-name="T33">pass</text:span><text:span text:style-name="T34"><text:line-break/></text:span><text:span text:style-name="T35"><text:line-break/><text:s text:c="4"/>def<text:s/></text:span><text:span text:style-name="T36">piecesInPlay(</text:span><text:span text:style-name="T37">self</text:span><text:span text:style-name="T38">, alliance):</text:span><text:span text:style-name="T39"><text:line-break/></text:span><text:span text:style-name="T40"><text:line-break/><text:s text:c="8"/>playableP = []</text:span><text:span text:style-name="T41"><text:line-break/><text:s text:c="8"/></text:span><text:span text:style-name="T42">for<text:s/></text:span><text:span text:style-name="T43">square<text:s/></text:span><text:span text:style-name="T44">in<text:s/></text:span><text:span text:style-name="T45">range</text:span><text:span text:style-name="T46">(</text:span><text:span text:style-name="T47">len</text:span><text:span text:style-name="T48">(</text:span><text:span text:style-name="T49">self</text:span><text:span text:style-name="T50">.square)):</text:span><text:span text:style-name="T51"><text:line-break/><text:s text:c="12"/></text:span><text:span text:style-name="T52">if not<text:s/></text:span><text:span text:style-name="T53">self</text:span><text:span text:style-name="T54">.square[square].pieceOnSquare.toString() ==<text:s/></text:span><text:span text:style-name="T55">"-"</text:span><text:span text:style-name="T56">:</text:span><text:span text:style-name="T57"><text:line-break/><text:s text:c="16"/></text:span><text:span text:style-name="T58">if<text:s/></text:span><text:span text:style-name="T59">self</text:span><text:span text:style-name="T60">.square[square].pieceOnSquare.alliance == alliance:</text:span><text:span text:style-name="T61"><text:line-break/><text:s text:c="20"/>playableP.append(</text:span><text:span text:style-name="T62">self</text:span><text:span text:style-name="T63">.square[square].pieceOnSquare)</text:span><text:span text:style-name="T64"><text:line-break/></text:span><text:span text:style-name="T65"><text:line-break/><text:s text:c="8"/></text:span><text:span text:style-name="T66">return<text:s/></text:span><text:span text:style-name="T67">playableP</text:span><text:span text:style-name="T68"><text:line-break/></text:span><text:span text:style-name="T69"><text:line-break/><text:s text:c="4"/></text:span><text:span text:style-name="T70">def<text:s/></text:span><text:span text:style-name="T71">possibleMoves(</text:span><text:span text:style-name="T72">self</text:span><text:span text:style-name="T73">, pieces, board):</text:span><text:span text:style-name="T74"><text:line-break/><text:s text:c="8"/>allPossibleMoves = []</text:span><text:span text:style-name="T75"><text:line-break/><text:s text:c="8"/></text:span><text:span text:style-name="T76">for<text:s/></text:span><text:span text:style-name="T77">piece<text:s/></text:span><text:span text:style-name="T78">in<text:s/></text:span><text:span text:style-name="T79">pieces:</text:span><text:span text:style-name="T80"><text:line-break/><text:s text:c="12"/>pieceMoves = piece.possibleMoves(board)</text:span><text:span text:style-name="T81"><text:line-break/><text:s text:c="12"/></text:span><text:span text:style-name="T82">for<text:s/></text:span><text:span text:style-name="T83">move<text:s/></text:span><text:span text:style-name="T84">in<text:s/></text:span><text:span text:style-name="T85">pieceMoves:</text:span><text:span text:style-name="T86"><text:line-break/><text:s text:c="16"/>allPossibleMoves.append([move, piece])</text:span><text:span text:style-name="T87"><text:line-break/><text:s text:c="8"/></text:span><text:span text:style-name="T88">return<text:s/></text:span><text:span text:style-name="T89">allPossibleMoves</text:span><text:span text:style-name="T90"><text:line-break/></text:span><text:span text:style-name="T91"><text:line-break/><text:s text:c="4"/></text:span><text:span text:style-name="T92">def<text:s/></text:span><text:span text:style-name="T93">createBoard(</text:span><text:span text:style-name="T94">self</text:span><text:span text:style-name="T95">):</text:span><text:span text:style-name="T96"><text:line-break/><text:s text:c="8"/></text:span><text:span text:style-name="T97">for<text:s/></text:span><text:span text:style-name="T98">square<text:s/></text:span><text:span text:style-name="T99">in<text:s/></text:span><text:span text:style-name="T100">range</text:span><text:span text:style-name="T101">(</text:span><text:span text:style-name="T102">64</text:span><text:span text:style-name="T103">):</text:span><text:span text:style-name="T104"><text:line-break/><text:s text:c="12"/></text:span><text:span text:style-name="T105">self</text:span><text:span text:style-name="T106">.square[square] = Square(square, NullPiece())</text:span><text:span text:style-name="T107"><text:line-break/></text:span><text:span text:style-name="T108"><text:line-break/><text:s text:c="8"/></text:span><text:span text:style-name="T109">self</text:span><text:span text:style-name="T110">.square[</text:span><text:span text:style-name="T111">0</text:span><text:span text:style-name="T112">] = Square(</text:span><text:span text:style-name="T113">0</text:span><text:span text:style-name="T114">, Rook(</text:span><text:span text:style-name="T115">"Black"</text:span><text:span text:style-name="T116">,<text:s/></text:span><text:span text:style-name="T117">0</text:span><text:span text:style-name="T118">))</text:span><text:span text:style-name="T119"><text:line-break/><text:s text:c="8"/></text:span><text:span text:style-name="T120">self</text:span><text:span text:style-name="T121">.square[</text:span><text:span text:style-name="T122">1</text:span><text:span text:style-name="T123">] = Square(</text:span><text:span text:style-name="T124">1</text:span><text:span text:style-name="T125">, Knight(</text:span><text:span text:style-name="T126">"Black"</text:span><text:span text:style-name="T127">,<text:s/></text:span><text:span text:style-name="T128">1</text:span><text:span text:style-name="T129">))</text:span><text:span text:style-name="T130"><text:line-break/><text:s text:c="8"/></text:span><text:span text:style-name="T131">self</text:span><text:span text:style-name="T132">.square[</text:span><text:span text:style-name="T133">2</text:span><text:span text:style-name="T134">] = Square(</text:span><text:span text:style-name="T135">2</text:span><text:span text:style-name="T136">, Bishop(</text:span><text:span text:style-name="T137">"Black"</text:span><text:span text:style-name="T138">,<text:s/></text:span><text:span text:style-name="T139">2</text:span><text:span text:style-name="T140">))</text:span><text:span text:style-name="T141"><text:line-break/><text:s text:c="8"/></text:span><text:span text:style-name="T142">self</text:span><text:span text:style-name="T143">.square[</text:span><text:span text:style-name="T144">3</text:span><text:span text:style-name="T145">] = Square(</text:span><text:span text:style-name="T146">3</text:span><text:span text:style-name="T147">, Queen(</text:span><text:span text:style-name="T148">"Black"</text:span><text:span text:style-name="T149">,<text:s/></text:span><text:span text:style-name="T150">3</text:span><text:span text:style-name="T151">))</text:span><text:span text:style-name="T152"><text:line-break/><text:s text:c="8"/></text:span><text:span text:style-name="T153">self</text:span><text:span text:style-name="T154">.square[</text:span><text:span text:style-name="T155">4</text:span><text:span text:style-name="T156">] = Square(</text:span><text:span text:style-name="T157">4</text:span><text:span text:style-name="T158">, King(</text:span><text:span text:style-name="T159">"Black"</text:span><text:span text:style-name="T160">,<text:s/></text:span><text:span text:style-name="T161">4</text:span><text:span text:style-name="T162">))</text:span><text:span text:style-name="T163"><text:line-break/><text:s text:c="8"/></text:span><text:span text:style-name="T164">self</text:span><text:span text:style-name="T165">.square[</text:span><text:span text:style-name="T166">5</text:span><text:span text:style-name="T167">] = Square(</text:span><text:span text:style-name="T168">5</text:span><text:span text:style-name="T169">, Bishop(</text:span><text:span text:style-name="T170">"Black"</text:span><text:span text:style-name="T171">,<text:s/></text:span><text:span text:style-name="T172">5</text:span><text:span text:style-name="T173">))</text:span><text:span text:style-name="T174"><text:line-break/><text:s text:c="8"/></text:span><text:span text:style-name="T175">self</text:span><text:span text:style-name="T176">.square[</text:span><text:span text:style-name="T177">6</text:span><text:span text:style-name="T178">] = Square(</text:span><text:span text:style-name="T179">6</text:span><text:span text:style-name="T180">, Knight(</text:span><text:span text:style-name="T181">"Black"</text:span><text:span text:style-name="T182">,<text:s/></text:span><text:span text:style-name="T183">6</text:span><text:span text:style-name="T184">))</text:span><text:span text:style-name="T185"><text:line-break/><text:s text:c="8"/></text:span><text:span text:style-name="T186">self</text:span><text:span text:style-name="T187">.square[</text:span><text:span text:style-name="T188">7</text:span><text:span text:style-name="T189">] = Square(</text:span><text:span text:style-name="T190">7</text:span><text:span text:style-name="T191">, Rook(</text:span><text:span text:style-name="T192">"Black"</text:span><text:span text:style-name="T193">,<text:s/></text:span><text:span text:style-name="T194">7</text:span><text:span text:style-name="T195">))</text:span><text:span text:style-name="T196"><text:line-break/><text:s text:c="8"/></text:span><text:span text:style-name="T197">self</text:span><text:span text:style-name="T198">.square[</text:span><text:span text:style-name="T199">8</text:span><text:span text:style-name="T200">] = Square(</text:span><text:span text:style-name="T201">8</text:span><text:span text:style-name="T202">, Pawn(</text:span><text:span text:style-name="T203">"Black"</text:span><text:span text:style-name="T204">,<text:s/></text:span><text:span text:style-name="T205">8</text:span><text:span text:style-name="T206">))</text:span><text:span text:style-name="T207"><text:line-break/><text:s text:c="8"/></text:span><text:span text:style-name="T208">self</text:span><text:span text:style-name="T209">.square[</text:span><text:span text:style-name="T210">9</text:span><text:span text:style-name="T211">] = Square(</text:span><text:span text:style-name="T212">9</text:span><text:span text:style-name="T213">, Pawn(</text:span><text:span text:style-name="T214">"Black"</text:span><text:span text:style-name="T215">,<text:s/></text:span><text:span text:style-name="T216">9</text:span><text:span text:style-name="T217">))</text:span><text:span text:style-name="T218"><text:line-break/><text:s text:c="8"/></text:span><text:span text:style-name="T219">self</text:span><text:span text:style-name="T220">.square[</text:span><text:span text:style-name="T221">10</text:span><text:span text:style-name="T222">] = Square(</text:span><text:span text:style-name="T223">10</text:span><text:span text:style-name="T224">, Pawn(</text:span><text:span text:style-name="T225">"Black"</text:span><text:span text:style-name="T226">,<text:s/></text:span><text:span text:style-name="T227">10</text:span><text:span text:style-name="T228">))</text:span><text:span text:style-name="T229"><text:line-break/><text:s text:c="8"/></text:span><text:span text:style-name="T230">self</text:span><text:span text:style-name="T231">.square[</text:span><text:span text:style-name="T232">11</text:span><text:span text:style-name="T233">] = Square(</text:span><text:span text:style-name="T234">11</text:span><text:span text:style-name="T235">, Pawn(</text:span><text:span text:style-name="T236">"Black"</text:span><text:span text:style-name="T237">,<text:s/></text:span><text:span text:style-name="T238">11</text:span><text:span text:style-name="T239">))</text:span><text:span text:style-name="T240"><text:line-break/><text:s text:c="8"/></text:span><text:span text:style-name="T241">self</text:span><text:span text:style-name="T242">.square[</text:span><text:span text:style-name="T243">12</text:span><text:span text:style-name="T244">] = Square(</text:span><text:span text:style-name="T245">12</text:span><text:span text:style-name="T246">, Pawn(</text:span><text:span text:style-name="T247">"Black"</text:span><text:span text:style-name="T248">,<text:s/></text:span><text:span text:style-name="T249">12</text:span><text:span text:style-name="T250">))</text:span><text:span text:style-name="T251"><text:line-break/><text:s text:c="8"/></text:span><text:span text:style-name="T252">self</text:span><text:span text:style-name="T253">.square[</text:span><text:span text:style-name="T254">13</text:span><text:span text:style-name="T255">] = Square(</text:span><text:span text:style-name="T256">13</text:span><text:span text:style-name="T257">, Pawn(</text:span><text:span text:style-name="T258">"Black"</text:span><text:span text:style-name="T259">,<text:s/></text:span><text:span text:style-name="T260">13</text:span><text:span text:style-name="T261">))</text:span><text:span text:style-name="T262"><text:line-break/><text:s text:c="8"/></text:span><text:span text:style-name="T263">self</text:span><text:span text:style-name="T264">.square[</text:span><text:span text:style-name="T265">14</text:span><text:span text:style-name="T266">] = Square(</text:span><text:span text:style-name="T267">14</text:span><text:span text:style-name="T268">, Pawn(</text:span><text:span text:style-name="T269">"Black"</text:span><text:span text:style-name="T270">,<text:s/></text:span><text:span text:style-name="T271">14</text:span><text:span text:style-name="T272">))</text:span><text:span text:style-name="T273"><text:line-break/><text:s text:c="8"/></text:span><text:span text:style-name="T274">self</text:span><text:span text:style-name="T275">.square[</text:span><text:span text:style-name="T276">15</text:span><text:span text:style-name="T277">] = Square(</text:span><text:span text:style-name="T278">15</text:span><text:span text:style-name="T279">, Pawn(</text:span><text:span text:style-name="T280">"Black"</text:span><text:span text:style-name="T281">,<text:s/></text:span><text:span text:style-name="T282">15</text:span><text:span text:style-name="T283">))</text:span><text:span text:style-name="T284"><text:line-break/></text:span><text:span text:style-name="T285"><text:line-break/><text:s text:c="8"/></text:span><text:span text:style-name="T286">self</text:span><text:span text:style-name="T287">.square[</text:span><text:span text:style-name="T288">48</text:span><text:span text:style-name="T289">] = Square(</text:span><text:span text:style-name="T290">48</text:span><text:span text:style-name="T291">, Pawn(</text:span><text:span text:style-name="T292">"White"</text:span><text:span text:style-name="T293">,<text:s/></text:span><text:span text:style-name="T294">48</text:span><text:span text:style-name="T295">))</text:span><text:span text:style-name="T296"><text:line-break/><text:s text:c="8"/></text:span><text:span text:style-name="T297">self</text:span><text:span text:style-name="T298">.square[</text:span><text:span text:style-name="T299">49</text:span><text:span text:style-name="T300">] = Square(</text:span><text:span text:style-name="T301">49</text:span><text:span text:style-name="T302">, Pawn(</text:span><text:span text:style-name="T303">"White"</text:span><text:span text:style-name="T304">,<text:s/></text:span><text:span text:style-name="T305">49</text:span><text:span text:style-name="T306">))</text:span><text:span text:style-name="T307"><text:line-break/><text:s text:c="8"/></text:span><text:span text:style-name="T308">self</text:span><text:span text:style-name="T309">.square[</text:span><text:span text:style-name="T310">50</text:span><text:span text:style-name="T311">] = Square(</text:span><text:span text:style-name="T312">50</text:span><text:span text:style-name="T313">, Pawn(</text:span><text:span text:style-name="T314">"White"</text:span><text:span text:style-name="T315">,<text:s/></text:span><text:span text:style-name="T316">50</text:span><text:span text:style-name="T317">))</text:span><text:span text:style-name="T318"><text:line-break/><text:s text:c="8"/></text:span><text:span text:style-name="T319">self</text:span><text:span text:style-name="T320">.square[</text:span><text:span text:style-name="T321">51</text:span><text:span text:style-name="T322">] = Square(</text:span><text:span text:style-name="T323">51</text:span><text:span text:style-name="T324">, Pawn(</text:span><text:span text:style-name="T325">"White"</text:span><text:span text:style-name="T326">,<text:s/></text:span><text:span text:style-name="T327">51</text:span><text:span text:style-name="T328">))</text:span><text:span text:style-name="T329"><text:line-break/><text:s text:c="8"/></text:span><text:span text:style-name="T330">self</text:span><text:span text:style-name="T331">.square[</text:span><text:span text:style-name="T332">52</text:span><text:span text:style-name="T333">] = Square(</text:span><text:span text:style-name="T334">52</text:span><text:span text:style-name="T335">, Pawn(</text:span><text:span text:style-name="T336">"White"</text:span><text:span text:style-name="T337">,<text:s/></text:span><text:span text:style-name="T338">52</text:span><text:span text:style-name="T339">))</text:span><text:span text:style-name="T340"><text:line-break/></text:span><text:soft-page-break/><text:span text:style-name="T341"><text:s text:c="8"/></text:span><text:span text:style-name="T342">self</text:span><text:span text:style-name="T343">.square[</text:span><text:span text:style-name="T344">53</text:span><text:span text:style-name="T345">] = Square(</text:span><text:span text:style-name="T346">53</text:span><text:span text:style-name="T347">, Pawn(</text:span><text:span text:style-name="T348">"White"</text:span><text:span text:style-name="T349">,<text:s/></text:span><text:span text:style-name="T350">53</text:span><text:span text:style-name="T351">))</text:span><text:span text:style-name="T352"><text:line-break/><text:s text:c="8"/></text:span><text:span text:style-name="T353">self</text:span><text:span text:style-name="T354">.square[</text:span><text:span text:style-name="T355">54</text:span><text:span text:style-name="T356">] = Square(</text:span><text:span text:style-name="T357">54</text:span><text:span text:style-name="T358">, Pawn(</text:span><text:span text:style-name="T359">"White"</text:span><text:span text:style-name="T360">,<text:s/></text:span><text:span text:style-name="T361">54</text:span><text:span text:style-name="T362">))</text:span><text:span text:style-name="T363"><text:line-break/><text:s text:c="8"/></text:span><text:span text:style-name="T364">self</text:span><text:span text:style-name="T365">.square[</text:span><text:span text:style-name="T366">55</text:span><text:span text:style-name="T367">] = Square(</text:span><text:span text:style-name="T368">55</text:span><text:span text:style-name="T369">, Pawn(</text:span><text:span text:style-name="T370">"White"</text:span><text:span text:style-name="T371">,<text:s/></text:span><text:span text:style-name="T372">55</text:span><text:span text:style-name="T373">))</text:span><text:span text:style-name="T374"><text:line-break/><text:s text:c="8"/></text:span><text:span text:style-name="T375">self</text:span><text:span text:style-name="T376">.square[</text:span><text:span text:style-name="T377">56</text:span><text:span text:style-name="T378">] = Square(</text:span><text:span text:style-name="T379">56</text:span><text:span text:style-name="T380">, Rook(</text:span><text:span text:style-name="T381">"White"</text:span><text:span text:style-name="T382">,<text:s/></text:span><text:span text:style-name="T383">56</text:span><text:span text:style-name="T384">))</text:span><text:span text:style-name="T385"><text:line-break/><text:s text:c="8"/></text:span><text:span text:style-name="T386">self</text:span><text:span text:style-name="T387">.square[</text:span><text:span text:style-name="T388">57</text:span><text:span text:style-name="T389">] = Square(</text:span><text:span text:style-name="T390">57</text:span><text:span text:style-name="T391">, Knight(</text:span><text:span text:style-name="T392">"White"</text:span><text:span text:style-name="T393">,<text:s/></text:span><text:span text:style-name="T394">57</text:span><text:span text:style-name="T395">))</text:span><text:span text:style-name="T396"><text:line-break/><text:s text:c="8"/></text:span><text:span text:style-name="T397">self</text:span><text:span text:style-name="T398">.square[</text:span><text:span text:style-name="T399">58</text:span><text:span text:style-name="T400">] = Square(</text:span><text:span text:style-name="T401">58</text:span><text:span text:style-name="T402">, Bishop(</text:span><text:span text:style-name="T403">"White"</text:span><text:span text:style-name="T404">,<text:s/></text:span><text:span text:style-name="T405">58</text:span><text:span text:style-name="T406">))</text:span><text:span text:style-name="T407"><text:line-break/><text:s text:c="8"/></text:span><text:span text:style-name="T408">self</text:span><text:span text:style-name="T409">.square[</text:span><text:span text:style-name="T410">59</text:span><text:span text:style-name="T411">] = Square(</text:span><text:span text:style-name="T412">59</text:span><text:span text:style-name="T413">, Queen(</text:span><text:span text:style-name="T414">"White"</text:span><text:span text:style-name="T415">,<text:s/></text:span><text:span text:style-name="T416">59</text:span><text:span text:style-name="T417">))</text:span><text:span text:style-name="T418"><text:line-break/><text:s text:c="8"/></text:span><text:span text:style-name="T419">self</text:span><text:span text:style-name="T420">.square[</text:span><text:span text:style-name="T421">60</text:span><text:span text:style-name="T422">] = Square(</text:span><text:span text:style-name="T423">60</text:span><text:span text:style-name="T424">, King(</text:span><text:span text:style-name="T425">"White"</text:span><text:span text:style-name="T426">,<text:s/></text:span><text:span text:style-name="T427">60</text:span><text:span text:style-name="T428">))</text:span><text:span text:style-name="T429"><text:line-break/><text:s text:c="8"/></text:span><text:span text:style-name="T430">self</text:span><text:span text:style-name="T431">.square[</text:span><text:span text:style-name="T432">61</text:span><text:span text:style-name="T433">] = Square(</text:span><text:span text:style-name="T434">61</text:span><text:span text:style-name="T435">, Bishop(</text:span><text:span text:style-name="T436">"White"</text:span><text:span text:style-name="T437">,<text:s/></text:span><text:span text:style-name="T438">61</text:span><text:span text:style-name="T439">))</text:span><text:span text:style-name="T440"><text:line-break/><text:s text:c="8"/></text:span><text:span text:style-name="T441">self</text:span><text:span text:style-name="T442">.square[</text:span><text:span text:style-name="T443">62</text:span><text:span text:style-name="T444">] = Square(</text:span><text:span text:style-name="T445">62</text:span><text:span text:style-name="T446">, Knight(</text:span><text:span text:style-name="T447">"White"</text:span><text:span text:style-name="T448">,<text:s/></text:span><text:span text:style-name="T449">62</text:span><text:span text:style-name="T450">))</text:span><text:span text:style-name="T451"><text:line-break/><text:s text:c="8"/></text:span><text:span text:style-name="T452">self</text:span><text:span text:style-name="T453">.square[</text:span><text:span text:style-name="T454">63</text:span><text:span text:style-name="T455">] = Square(</text:span><text:span text:style-name="T456">63</text:span><text:span text:style-name="T457">, Rook(</text:span><text:span text:style-name="T458">"White"</text:span><text:span text:style-name="T459">,<text:s/></text:span><text:span text:style-name="T460">63</text:span><text:span text:style-name="T461">))</text:span><text:span text:style-name="T462"><text:line-break/></text:span><text:span text:style-name="T463"><text:line-break/><text:s text:c="4"/></text:span><text:span text:style-name="T464">def<text:s/></text:span><text:span text:style-name="T465">printBoard(</text:span><text:span text:style-name="T466">self</text:span><text:span text:style-name="T467">):</text:span><text:span text:style-name="T468"><text:line-break/><text:s text:c="8"/>count =<text:s/></text:span><text:span text:style-name="T469">0</text:span><text:span text:style-name="T470"><text:line-break/><text:s text:c="8"/></text:span><text:span text:style-name="T471">for<text:s/></text:span><text:span text:style-name="T472">squares<text:s/></text:span><text:span text:style-name="T473">in<text:s/></text:span><text:span text:style-name="T474">range</text:span><text:span text:style-name="T475">(</text:span><text:span text:style-name="T476">64</text:span><text:span text:style-name="T477">):</text:span><text:span text:style-name="T478"><text:line-break/><text:s text:c="12"/></text:span><text:span text:style-name="T479">print</text:span><text:span text:style-name="T480">(</text:span><text:span text:style-name="T481">"|"</text:span><text:span text:style-name="T482">,<text:s/></text:span><text:span text:style-name="T483">end</text:span><text:span text:style-name="T484">=</text:span><text:span text:style-name="T485">self</text:span><text:span text:style-name="T486">.square[squares].pieceOnSquare.toString())</text:span><text:span text:style-name="T487"><text:line-break/><text:s text:c="12"/>count +=<text:s/></text:span><text:span text:style-name="T488">1</text:span><text:span text:style-name="T489"><text:line-break/><text:s text:c="12"/></text:span><text:span text:style-name="T490">if<text:s/></text:span><text:span text:style-name="T491">count ==<text:s/></text:span><text:span text:style-name="T492">8</text:span><text:span text:style-name="T493">:</text:span><text:span text:style-name="T494"><text:line-break/><text:s text:c="16"/></text:span><text:span text:style-name="T495">print</text:span><text:span text:style-name="T496">(</text:span><text:span text:style-name="T497">"|"</text:span><text:span text:style-name="T498">,<text:s/></text:span><text:span text:style-name="T499">end</text:span><text:span text:style-name="T500">=</text:span><text:span text:style-name="T501">"</text:span><text:span text:style-name="T502">\n</text:span><text:span text:style-name="T503">"</text:span><text:span text:style-name="T504">)</text:span><text:span text:style-name="T505"><text:line-break/><text:s text:c="16"/>count =<text:s/></text:span><text:span text:style-name="T506">0</text:span><text:span text:style-name="T507"><text:line-break/></text:span><text:span text:style-name="T508"><text:line-break/></text:span><text:span text:style-name="T509">class<text:s/></text:span><text:span text:style-name="T510">Move:</text:span><text:span text:style-name="T511"><text:line-break/><text:s text:c="4"/></text:span><text:span text:style-name="T512">#checks if the king is in check/checkmate and or stalemate also checks if castling, enpassant or promotion is being performed</text:span><text:span text:style-name="T513"><text:line-break/></text:span><text:span text:style-name="T514"><text:line-break/><text:s text:c="4"/></text:span><text:span text:style-name="T515">board =<text:s/></text:span><text:span text:style-name="T516">None</text:span><text:span text:style-name="T517"><text:line-break/><text:s text:c="4"/></text:span><text:span text:style-name="T518">pieceMoved =<text:s/></text:span><text:span text:style-name="T519">None</text:span><text:span text:style-name="T520"><text:line-break/><text:s text:c="4"/></text:span><text:span text:style-name="T521">placeMoved =<text:s/></text:span><text:span text:style-name="T522">None</text:span><text:span text:style-name="T523"><text:line-break/></text:span><text:span text:style-name="T524"><text:line-break/><text:s text:c="4"/>def<text:s/></text:span><text:span text:style-name="T525">__init__</text:span><text:span text:style-name="T526">(</text:span><text:span text:style-name="T527">self</text:span><text:span text:style-name="T528">, board, movePiece, placeMoved):</text:span><text:span text:style-name="T529"><text:line-break/><text:s text:c="8"/></text:span><text:span text:style-name="T530">self</text:span><text:span text:style-name="T531">.board = board</text:span><text:span text:style-name="T532"><text:line-break/><text:s text:c="8"/></text:span><text:span text:style-name="T533">self</text:span><text:span text:style-name="T534">.pieceMoved = movePiece</text:span><text:span text:style-name="T535"><text:line-break/><text:s text:c="8"/></text:span><text:span text:style-name="T536">self</text:span><text:span text:style-name="T537">.placeMoved = placeMoved</text:span><text:span text:style-name="T538"><text:line-break/></text:span><text:span text:style-name="T539"><text:line-break/><text:s text:c="4"/></text:span><text:span text:style-name="T540">def<text:s/></text:span><text:span text:style-name="T541">newBoard(</text:span><text:span text:style-name="T542">self</text:span><text:span text:style-name="T543">):</text:span><text:span text:style-name="T544"><text:line-break/></text:span><text:span text:style-name="T545"><text:line-break/><text:s text:c="8"/>newBoard = Board()</text:span><text:span text:style-name="T546"><text:line-break/><text:s text:c="8"/>square = {}</text:span><text:span text:style-name="T547"><text:line-break/></text:span><text:span text:style-name="T548"><text:line-break/><text:s text:c="8"/>enPassantP =<text:s/></text:span><text:span text:style-name="T549">None</text:span><text:span text:style-name="T550"><text:line-break/><text:s text:c="8"/>if<text:s/></text:span><text:span text:style-name="T551">self</text:span><text:span text:style-name="T552">.pieceMoved.toString() ==<text:s/></text:span><text:span text:style-name="T553">'P'</text:span><text:span text:style-name="T554">:</text:span><text:span text:style-name="T555"><text:line-break/><text:s text:c="12"/></text:span><text:span text:style-name="T556">if not<text:s/></text:span><text:span text:style-name="T557">self</text:span><text:span text:style-name="T558">.board.enPassantPawn ==<text:s/></text:span><text:span text:style-name="T559">None</text:span><text:span text:style-name="T560">:</text:span><text:span text:style-name="T561"><text:line-break/><text:s text:c="16"/></text:span><text:span text:style-name="T562">if<text:s/></text:span><text:span text:style-name="T563">self</text:span><text:span text:style-name="T564">.placeMoved ==<text:s/></text:span><text:span text:style-name="T565">self</text:span><text:span text:style-name="T566">.board.enPassantPawnBehind:</text:span><text:span text:style-name="T567"><text:line-break/><text:s text:c="20"/>enPassantP =<text:s/></text:span><text:span text:style-name="T568">self</text:span><text:span text:style-name="T569">.board.enPassantPawn.place</text:span><text:span text:style-name="T570"><text:line-break/><text:s text:c="8"/></text:span><text:span text:style-name="T571">elif<text:s/></text:span><text:span text:style-name="T572">self</text:span><text:span text:style-name="T573">.pieceMoved.toString() ==<text:s/></text:span><text:span text:style-name="T574">'p'</text:span><text:span text:style-name="T575">:</text:span><text:span text:style-name="T576"><text:line-break/><text:s text:c="12"/></text:span><text:span text:style-name="T577">if not<text:s/></text:span><text:span text:style-name="T578">self</text:span><text:span text:style-name="T579">.board.enPassantPawn ==<text:s/></text:span><text:span text:style-name="T580">None</text:span><text:span text:style-name="T581">:</text:span><text:span text:style-name="T582"><text:line-break/><text:s text:c="16"/></text:span><text:span text:style-name="T583">if<text:s/></text:span><text:span text:style-name="T584">self</text:span><text:span text:style-name="T585">.placeMoved ==<text:s/></text:span><text:span text:style-name="T586">self</text:span><text:span text:style-name="T587">.board.enPassantPawnBehind:</text:span><text:span text:style-name="T588"><text:line-break/><text:s text:c="20"/>enPassantP =<text:s/></text:span><text:span text:style-name="T589">self</text:span><text:span text:style-name="T590">.board.enPassantPawn.place</text:span><text:span text:style-name="T591"><text:line-break/></text:span><text:span text:style-name="T592"><text:line-break/><text:s text:c="8"/></text:span><text:span text:style-name="T593">for<text:s/></text:span><text:span text:style-name="T594">tile<text:s/></text:span><text:span text:style-name="T595">in<text:s/></text:span><text:span text:style-name="T596">range</text:span><text:span text:style-name="T597">(</text:span><text:span text:style-name="T598">64</text:span><text:span text:style-name="T599">):</text:span><text:span text:style-name="T600"><text:line-break/><text:s text:c="12"/></text:span><text:span text:style-name="T601">if not<text:s/></text:span><text:span text:style-name="T602">tile ==<text:s/></text:span><text:span text:style-name="T603">self</text:span><text:span text:style-name="T604">.pieceMoved.place<text:s/></text:span><text:span text:style-name="T605">and not<text:s/></text:span><text:span text:style-name="T606">tile ==<text:s/></text:span><text:span text:style-name="T607">self</text:span><text:span text:style-name="T608">.placeMoved<text:s/></text:span><text:span text:style-name="T609">and not<text:s/></text:span><text:span text:style-name="T610">tile == enPassantP:</text:span><text:span text:style-name="T611"><text:line-break/><text:s text:c="16"/>square[tile] =<text:s/></text:span><text:span text:style-name="T612">self</text:span><text:span text:style-name="T613">.board.square[tile]</text:span><text:span text:style-name="T614"><text:line-break/><text:s text:c="12"/></text:span><text:span text:style-name="T615">else</text:span><text:span text:style-name="T616">:</text:span><text:span text:style-name="T617"><text:line-break/><text:s text:c="16"/>square[tile] = Square(tile, NullPiece())</text:span><text:span text:style-name="T618"><text:line-break/></text:span><text:span text:style-name="T619"><text:line-break/><text:s text:c="8"/></text:span><text:span text:style-name="T620">if<text:s/></text:span><text:span text:style-name="T621">self</text:span><text:span text:style-name="T622">.pieceMoved.toString() ==<text:s/></text:span><text:span text:style-name="T623">'K'<text:s/></text:span><text:span text:style-name="T624">and<text:s/></text:span><text:span text:style-name="T625">self</text:span><text:span text:style-name="T626">.pieceMoved.startMove:</text:span><text:span text:style-name="T627"><text:line-break/><text:s text:c="12"/></text:span><text:span text:style-name="T628">if<text:s/></text:span><text:span text:style-name="T629">self</text:span><text:span text:style-name="T630">.placeMoved ==<text:s/></text:span><text:span text:style-name="T631">2</text:span><text:span text:style-name="T632">:</text:span><text:span text:style-name="T633"><text:line-break/><text:s text:c="16"/></text:span><text:span text:style-name="T634">if<text:s/></text:span><text:span text:style-name="T635">self</text:span><text:span text:style-name="T636">.board.square[</text:span><text:span text:style-name="T637">0</text:span><text:span text:style-name="T638">].pieceOnSquare.toString() ==<text:s/></text:span><text:span text:style-name="T639">"R"<text:s/></text:span><text:span text:style-name="T640">\</text:span><text:span text:style-name="T641"><text:line-break/></text:span><text:soft-page-break/><text:span text:style-name="T642"><text:s text:c="24"/></text:span><text:span text:style-name="T643">and<text:s/></text:span><text:span text:style-name="T644">self</text:span><text:span text:style-name="T645">.board.square[</text:span><text:span text:style-name="T646">0</text:span><text:span text:style-name="T647">].pieceOnSquare.startMove:</text:span><text:span text:style-name="T648"><text:line-break/><text:s text:c="20"/>square[</text:span><text:span text:style-name="T649">0</text:span><text:span text:style-name="T650">] = Square(</text:span><text:span text:style-name="T651">0</text:span><text:span text:style-name="T652">, NullPiece())</text:span><text:span text:style-name="T653"><text:line-break/><text:s text:c="20"/>square[</text:span><text:span text:style-name="T654">3</text:span><text:span text:style-name="T655">] = Square(</text:span><text:span text:style-name="T656">3</text:span><text:span text:style-name="T657">, Rook(</text:span><text:span text:style-name="T658">"Black"</text:span><text:span text:style-name="T659">,<text:s/></text:span><text:span text:style-name="T660">3</text:span><text:span text:style-name="T661">))</text:span><text:span text:style-name="T662"><text:line-break/><text:s text:c="12"/></text:span><text:span text:style-name="T663">elif<text:s/></text:span><text:span text:style-name="T664">self</text:span><text:span text:style-name="T665">.placeMoved ==<text:s/></text:span><text:span text:style-name="T666">6</text:span><text:span text:style-name="T667">:</text:span><text:span text:style-name="T668"><text:line-break/><text:s text:c="16"/></text:span><text:span text:style-name="T669">if<text:s/></text:span><text:span text:style-name="T670">self</text:span><text:span text:style-name="T671">.board.square[</text:span><text:span text:style-name="T672">7</text:span><text:span text:style-name="T673">].pieceOnSquare.toString() ==<text:s/></text:span><text:span text:style-name="T674">"R"<text:s/></text:span><text:span text:style-name="T675">\</text:span><text:span text:style-name="T676"><text:line-break/><text:s text:c="24"/></text:span><text:span text:style-name="T677">and<text:s/></text:span><text:span text:style-name="T678">self</text:span><text:span text:style-name="T679">.board.square[</text:span><text:span text:style-name="T680">7</text:span><text:span text:style-name="T681">].pieceOnSquare.startMove:</text:span><text:span text:style-name="T682"><text:line-break/><text:s text:c="20"/>square[</text:span><text:span text:style-name="T683">7</text:span><text:span text:style-name="T684">] = Square(</text:span><text:span text:style-name="T685">7</text:span><text:span text:style-name="T686">, NullPiece())</text:span><text:span text:style-name="T687"><text:line-break/><text:s text:c="20"/>square[</text:span><text:span text:style-name="T688">5</text:span><text:span text:style-name="T689">] = Square(</text:span><text:span text:style-name="T690">5</text:span><text:span text:style-name="T691">, Rook(</text:span><text:span text:style-name="T692">"Black"</text:span><text:span text:style-name="T693">,<text:s/></text:span><text:span text:style-name="T694">5</text:span><text:span text:style-name="T695">))</text:span><text:span text:style-name="T696"><text:line-break/></text:span><text:span text:style-name="T697"><text:line-break/><text:s text:c="8"/></text:span><text:span text:style-name="T698">elif<text:s/></text:span><text:span text:style-name="T699">self</text:span><text:span text:style-name="T700">.pieceMoved.toString() ==<text:s/></text:span><text:span text:style-name="T701">'k'</text:span><text:span text:style-name="T702">:</text:span><text:span text:style-name="T703"><text:line-break/><text:s text:c="12"/></text:span><text:span text:style-name="T704">if<text:s/></text:span><text:span text:style-name="T705">self</text:span><text:span text:style-name="T706">.placeMoved ==<text:s/></text:span><text:span text:style-name="T707">58</text:span><text:span text:style-name="T708">:</text:span><text:span text:style-name="T709"><text:line-break/><text:s text:c="16"/></text:span><text:span text:style-name="T710">if<text:s/></text:span><text:span text:style-name="T711">self</text:span><text:span text:style-name="T712">.board.square[</text:span><text:span text:style-name="T713">56</text:span><text:span text:style-name="T714">].pieceOnSquare.toString() ==<text:s/></text:span><text:span text:style-name="T715">"r"<text:s/></text:span><text:span text:style-name="T716">\</text:span><text:span text:style-name="T717"><text:line-break/><text:s text:c="24"/></text:span><text:span text:style-name="T718">and<text:s/></text:span><text:span text:style-name="T719">self</text:span><text:span text:style-name="T720">.board.square[</text:span><text:span text:style-name="T721">56</text:span><text:span text:style-name="T722">].pieceOnSquare.startMove:</text:span><text:span text:style-name="T723"><text:line-break/><text:s text:c="20"/>square[</text:span><text:span text:style-name="T724">56</text:span><text:span text:style-name="T725">] = Square(</text:span><text:span text:style-name="T726">56</text:span><text:span text:style-name="T727">, NullPiece())</text:span><text:span text:style-name="T728"><text:line-break/><text:s text:c="20"/>square[</text:span><text:span text:style-name="T729">59</text:span><text:span text:style-name="T730">] = Square(</text:span><text:span text:style-name="T731">59</text:span><text:span text:style-name="T732">, Rook(</text:span><text:span text:style-name="T733">"White"</text:span><text:span text:style-name="T734">,<text:s/></text:span><text:span text:style-name="T735">59</text:span><text:span text:style-name="T736">))</text:span><text:span text:style-name="T737"><text:line-break/><text:s text:c="12"/></text:span><text:span text:style-name="T738">elif<text:s/></text:span><text:span text:style-name="T739">self</text:span><text:span text:style-name="T740">.placeMoved ==<text:s/></text:span><text:span text:style-name="T741">62</text:span><text:span text:style-name="T742">:</text:span><text:span text:style-name="T743"><text:line-break/><text:s text:c="16"/></text:span><text:span text:style-name="T744">if<text:s/></text:span><text:span text:style-name="T745">self</text:span><text:span text:style-name="T746">.board.square[</text:span><text:span text:style-name="T747">63</text:span><text:span text:style-name="T748">].pieceOnSquare.toString() ==<text:s/></text:span><text:span text:style-name="T749">"r"<text:s/></text:span><text:span text:style-name="T750">\</text:span><text:span text:style-name="T751"><text:line-break/><text:s text:c="24"/></text:span><text:span text:style-name="T752">and<text:s/></text:span><text:span text:style-name="T753">self</text:span><text:span text:style-name="T754">.board.square[</text:span><text:span text:style-name="T755">56</text:span><text:span text:style-name="T756">].pieceOnSquare.startMove:</text:span><text:span text:style-name="T757"><text:line-break/><text:s text:c="20"/>square[</text:span><text:span text:style-name="T758">63</text:span><text:span text:style-name="T759">] = Square(</text:span><text:span text:style-name="T760">63</text:span><text:span text:style-name="T761">, NullPiece())</text:span><text:span text:style-name="T762"><text:line-break/><text:s text:c="20"/>square[</text:span><text:span text:style-name="T763">61</text:span><text:span text:style-name="T764">] = Square(</text:span><text:span text:style-name="T765">61</text:span><text:span text:style-name="T766">, Rook(</text:span><text:span text:style-name="T767">"White"</text:span><text:span text:style-name="T768">,<text:s/></text:span><text:span text:style-name="T769">61</text:span><text:span text:style-name="T770">))</text:span><text:span text:style-name="T771"><text:line-break/></text:span><text:span text:style-name="T772"><text:line-break/><text:s text:c="8"/>newPiecePlace = copy.copy(</text:span><text:span text:style-name="T773">self</text:span><text:span text:style-name="T774">.pieceMoved)</text:span><text:span text:style-name="T775"><text:line-break/><text:s text:c="8"/>newPiecePlace.startMove =<text:s/></text:span><text:span text:style-name="T776">False</text:span><text:span text:style-name="T777"><text:line-break/><text:s text:c="8"/></text:span><text:span text:style-name="T778">newPiecePlace.place =<text:s/></text:span><text:span text:style-name="T779">self</text:span><text:span text:style-name="T780">.placeMoved</text:span><text:span text:style-name="T781"><text:line-break/><text:s text:c="8"/>square[</text:span><text:span text:style-name="T782">self</text:span><text:span text:style-name="T783">.placeMoved] = Square(</text:span><text:span text:style-name="T784">self</text:span><text:span text:style-name="T785">.placeMoved, newPiecePlace)</text:span><text:span text:style-name="T786"><text:line-break/><text:s text:c="8"/>newBoard.square = square</text:span><text:span text:style-name="T787"><text:line-break/></text:span><text:span text:style-name="T788"><text:line-break/><text:s text:c="8"/></text:span><text:span text:style-name="T789">if<text:s/></text:span><text:span text:style-name="T790">self</text:span><text:span text:style-name="T791">.pieceMoved.toString() ==<text:s/></text:span><text:span text:style-name="T792">'P'</text:span><text:span text:style-name="T793">:</text:span><text:span text:style-name="T794"><text:line-break/><text:s text:c="12"/></text:span><text:span text:style-name="T795">if<text:s/></text:span><text:span text:style-name="T796">self</text:span><text:span text:style-name="T797">.pieceMoved.place +<text:s/></text:span><text:span text:style-name="T798">16<text:s/></text:span><text:span text:style-name="T799">==<text:s/></text:span><text:span text:style-name="T800">self</text:span><text:span text:style-name="T801">.placeMoved:</text:span><text:span text:style-name="T802"><text:line-break/><text:s text:c="16"/>newBoard.enPassantPawn = newPiecePlace</text:span><text:span text:style-name="T803"><text:line-break/><text:s text:c="16"/>newBoard.enPassantPawnBehind =<text:s/></text:span><text:span text:style-name="T804">self</text:span><text:span text:style-name="T805">.pieceMoved.place +<text:s/></text:span><text:span text:style-name="T806">8</text:span><text:span text:style-name="T807"><text:line-break/><text:s text:c="8"/></text:span><text:span text:style-name="T808">elif<text:s/></text:span><text:span text:style-name="T809">self</text:span><text:span text:style-name="T810">.pieceMoved.toString() ==<text:s/></text:span><text:span text:style-name="T811">'p'</text:span><text:span text:style-name="T812">:</text:span><text:span text:style-name="T813"><text:line-break/><text:s text:c="12"/></text:span><text:span text:style-name="T814">if<text:s/></text:span><text:span text:style-name="T815">self</text:span><text:span text:style-name="T816">.pieceMoved.place -<text:s/></text:span><text:span text:style-name="T817">16<text:s/></text:span><text:span text:style-name="T818">==<text:s/></text:span><text:span text:style-name="T819">self</text:span><text:span text:style-name="T820">.placeMoved:</text:span><text:span text:style-name="T821"><text:line-break/><text:s text:c="16"/>newBoard.enPassantPawn = newPiecePlace</text:span><text:span text:style-name="T822"><text:line-break/><text:s text:c="16"/>newBoard.enPassantPawnBehind =<text:s/></text:span><text:span text:style-name="T823">self</text:span><text:span text:style-name="T824">.pieceMoved.place -<text:s/></text:span><text:span text:style-name="T825">8</text:span><text:span text:style-name="T826"><text:line-break/></text:span><text:span text:style-name="T827"><text:line-break/><text:s text:c="8"/></text:span><text:span text:style-name="T828">if<text:s/></text:span><text:span text:style-name="T829">self</text:span><text:span text:style-name="T830">.pieceMoved.toString() ==<text:s/></text:span><text:span text:style-name="T831">'P'</text:span><text:span text:style-name="T832">:</text:span><text:span text:style-name="T833"><text:line-break/><text:s text:c="12"/></text:span><text:span text:style-name="T834">if<text:s/></text:span><text:span text:style-name="T835">self</text:span><text:span text:style-name="T836">.placeMoved<text:s/></text:span><text:span text:style-name="T837">in<text:s/></text:span><text:span text:style-name="T838">self</text:span><text:span text:style-name="T839">.pieceMoved.eighthRow:</text:span><text:span text:style-name="T840"><text:line-break/><text:s text:c="16"/>newBoard.square[</text:span><text:span text:style-name="T841">self</text:span><text:span text:style-name="T842">.placeMoved] = Square(</text:span><text:span text:style-name="T843">self</text:span><text:span text:style-name="T844">.placeMoved, Queen(</text:span><text:span text:style-name="T845">"Black"</text:span><text:span text:style-name="T846">,<text:s/></text:span><text:span text:style-name="T847">self</text:span><text:span text:style-name="T848">.placeMoved))</text:span><text:span text:style-name="T849"><text:line-break/><text:s text:c="8"/></text:span><text:span text:style-name="T850">elif<text:s/></text:span><text:span text:style-name="T851">self</text:span><text:span text:style-name="T852">.pieceMoved.toString() ==<text:s/></text:span><text:span text:style-name="T853">'p'</text:span><text:span text:style-name="T854">:</text:span><text:span text:style-name="T855"><text:line-break/><text:s text:c="12"/></text:span><text:span text:style-name="T856">if<text:s/></text:span><text:span text:style-name="T857">self</text:span><text:span text:style-name="T858">.placeMoved<text:s/></text:span><text:span text:style-name="T859">in<text:s/></text:span><text:span text:style-name="T860">self</text:span><text:span text:style-name="T861">.pieceMoved.firstRow:</text:span><text:span text:style-name="T862"><text:line-break/><text:s text:c="16"/>newBoard.square[</text:span><text:span text:style-name="T863">self</text:span><text:span text:style-name="T864">.placeMoved] = Square(</text:span><text:span text:style-name="T865">self</text:span><text:span text:style-name="T866">.placeMoved, Queen(</text:span><text:span text:style-name="T867">"White"</text:span><text:span text:style-name="T868">,<text:s/></text:span><text:span text:style-name="T869">self</text:span><text:span text:style-name="T870">.placeMoved))</text:span><text:span text:style-name="T871"><text:line-break/><text:s text:c="8"/>newBoard.blackOrWhite =<text:s/></text:span><text:span text:style-name="T872">self</text:span><text:span text:style-name="T873">.board.blackOrWhite</text:span><text:span text:style-name="T874"><text:line-break/></text:span><text:span text:style-name="T875"><text:line-break/><text:s text:c="8"/></text:span><text:span text:style-name="T876">if<text:s/></text:span><text:span text:style-name="T877">newBoard.blackOrWhite ==<text:s/></text:span><text:span text:style-name="T878">"White"</text:span><text:span text:style-name="T879">:</text:span><text:span text:style-name="T880"><text:line-break/><text:s text:c="12"/>newBoard.blackOrWhite =<text:s/></text:span><text:span text:style-name="T881">"Black"</text:span><text:span text:style-name="T882"><text:line-break/><text:s text:c="8"/></text:span><text:span text:style-name="T883">elif<text:s/></text:span><text:span text:style-name="T884">newBoard.blackOrWhite ==<text:s/></text:span><text:span text:style-name="T885">"Black"</text:span><text:span text:style-name="T886">:</text:span><text:span text:style-name="T887"><text:line-break/><text:s text:c="12"/>newBoard.blackOrWhite =<text:s/></text:span><text:span text:style-name="T888">"White"</text:span><text:span text:style-name="T889"><text:line-break/></text:span><text:span text:style-name="T890"><text:line-break/><text:s text:c="8"/></text:span><text:span text:style-name="T891">correct =<text:s/></text:span><text:span text:style-name="T892">self</text:span><text:span text:style-name="T893">.checkChecks(newBoard)</text:span><text:span text:style-name="T894"><text:line-break/><text:s text:c="8"/></text:span><text:span text:style-name="T895">if not<text:s/></text:span><text:span text:style-name="T896">correct:</text:span><text:span text:style-name="T897"><text:line-break/><text:s text:c="12"/></text:span><text:span text:style-name="T898">return False</text:span><text:span text:style-name="T899"><text:line-break/></text:span><text:span text:style-name="T900"><text:line-break/><text:s text:c="8"/></text:span><text:span text:style-name="T901">mate =<text:s/></text:span><text:span text:style-name="T902">self</text:span><text:span text:style-name="T903">.checkCheckmateOrStalemate(newBoard, newBoard.blackOrWhite)</text:span><text:span text:style-name="T904"><text:line-break/><text:s text:c="8"/></text:span><text:span text:style-name="T905">if<text:s/></text:span><text:span text:style-name="T906">mate:</text:span><text:span text:style-name="T907"><text:line-break/><text:s text:c="12"/></text:span><text:span text:style-name="T908">return<text:s/></text:span><text:span text:style-name="T909">"lose"</text:span><text:span text:style-name="T910"><text:line-break/></text:span><text:span text:style-name="T911"><text:line-break/></text:span><text:soft-page-break/><text:span text:style-name="T912"><text:s text:c="8"/></text:span><text:span text:style-name="T913">return<text:s/></text:span><text:span text:style-name="T914">newBoard</text:span><text:span text:style-name="T915"><text:line-break/></text:span><text:span text:style-name="T916"><text:line-break/><text:s text:c="4"/></text:span><text:span text:style-name="T917">def<text:s/></text:span><text:span text:style-name="T918">checkMateBoard(</text:span><text:span text:style-name="T919">self</text:span><text:span text:style-name="T920">):</text:span><text:span text:style-name="T921"><text:line-break/></text:span><text:span text:style-name="T922"><text:line-break/><text:s text:c="8"/>newBoard = Board()</text:span><text:span text:style-name="T923"><text:line-break/><text:s text:c="8"/>square = {}</text:span><text:span text:style-name="T924"><text:line-break/></text:span><text:span text:style-name="T925"><text:line-break/><text:s text:c="8"/>enPassantP =<text:s/></text:span><text:span text:style-name="T926">None</text:span><text:span text:style-name="T927"><text:line-break/><text:s text:c="8"/>if<text:s/></text:span><text:span text:style-name="T928">self</text:span><text:span text:style-name="T929">.pieceMoved.toString() ==<text:s/></text:span><text:span text:style-name="T930">'P'</text:span><text:span text:style-name="T931">:</text:span><text:span text:style-name="T932"><text:line-break/><text:s text:c="12"/></text:span><text:span text:style-name="T933">if not<text:s/></text:span><text:span text:style-name="T934">self</text:span><text:span text:style-name="T935">.board.enPassantPawn ==<text:s/></text:span><text:span text:style-name="T936">None</text:span><text:span text:style-name="T937">:</text:span><text:span text:style-name="T938"><text:line-break/><text:s text:c="16"/></text:span><text:span text:style-name="T939">if<text:s/></text:span><text:span text:style-name="T940">self</text:span><text:span text:style-name="T941">.placeMoved ==<text:s/></text:span><text:span text:style-name="T942">self</text:span><text:span text:style-name="T943">.board.enPassantPawnBehind:</text:span><text:span text:style-name="T944"><text:line-break/><text:s text:c="20"/>enPassantP =<text:s/></text:span><text:span text:style-name="T945">self</text:span><text:span text:style-name="T946">.board.enPassantPawn.place</text:span><text:span text:style-name="T947"><text:line-break/><text:s text:c="8"/></text:span><text:span text:style-name="T948">elif<text:s/></text:span><text:span text:style-name="T949">self</text:span><text:span text:style-name="T950">.pieceMoved.toString() ==<text:s/></text:span><text:span text:style-name="T951">'p'</text:span><text:span text:style-name="T952">:</text:span><text:span text:style-name="T953"><text:line-break/><text:s text:c="12"/></text:span><text:span text:style-name="T954">if not<text:s/></text:span><text:span text:style-name="T955">self</text:span><text:span text:style-name="T956">.board.enPassantPawn ==<text:s/></text:span><text:span text:style-name="T957">None</text:span><text:span text:style-name="T958">:</text:span><text:span text:style-name="T959"><text:line-break/><text:s text:c="16"/></text:span><text:span text:style-name="T960">if<text:s/></text:span><text:span text:style-name="T961">self</text:span><text:span text:style-name="T962">.placeMoved ==<text:s/></text:span><text:span text:style-name="T963">self</text:span><text:span text:style-name="T964">.board.enPassantPawnBehind:</text:span><text:span text:style-name="T965"><text:line-break/><text:s text:c="20"/>enPassantP =<text:s/></text:span><text:span text:style-name="T966">self</text:span><text:span text:style-name="T967">.board.enPassantPawn.place</text:span><text:span text:style-name="T968"><text:line-break/></text:span><text:span text:style-name="T969"><text:line-break/><text:s text:c="8"/></text:span><text:span text:style-name="T970">for<text:s/></text:span><text:span text:style-name="T971">tile<text:s/></text:span><text:span text:style-name="T972">in<text:s/></text:span><text:span text:style-name="T973">range</text:span><text:span text:style-name="T974">(</text:span><text:span text:style-name="T975">64</text:span><text:span text:style-name="T976">):</text:span><text:span text:style-name="T977"><text:line-break/><text:s text:c="12"/></text:span><text:span text:style-name="T978">if not<text:s/></text:span><text:span text:style-name="T979">tile ==<text:s/></text:span><text:span text:style-name="T980">self</text:span><text:span text:style-name="T981">.pieceMoved.place<text:s/></text:span><text:span text:style-name="T982">and not<text:s/></text:span><text:span text:style-name="T983">tile ==<text:s/></text:span><text:span text:style-name="T984">self</text:span><text:span text:style-name="T985">.placeMoved<text:s/></text:span><text:span text:style-name="T986">and not<text:s/></text:span><text:span text:style-name="T987">tile == enPassantP:</text:span><text:span text:style-name="T988"><text:line-break/><text:s text:c="16"/>square[tile] =<text:s/></text:span><text:span text:style-name="T989">self</text:span><text:span text:style-name="T990">.board.square[tile]</text:span><text:span text:style-name="T991"><text:line-break/><text:s text:c="12"/></text:span><text:span text:style-name="T992">else</text:span><text:span text:style-name="T993">:</text:span><text:span text:style-name="T994"><text:line-break/><text:s text:c="16"/>square[tile] = Square(tile, NullPiece())</text:span><text:span text:style-name="T995"><text:line-break/></text:span><text:span text:style-name="T996"><text:line-break/><text:s text:c="8"/></text:span><text:span text:style-name="T997">if<text:s/></text:span><text:span text:style-name="T998">self</text:span><text:span text:style-name="T999">.pieceMoved.toString() ==<text:s/></text:span><text:span text:style-name="T1000">'K'<text:s/></text:span><text:span text:style-name="T1001">and<text:s/></text:span><text:span text:style-name="T1002">self</text:span><text:span text:style-name="T1003">.pieceMoved.startMove:</text:span><text:span text:style-name="T1004"><text:line-break/><text:s text:c="12"/></text:span><text:span text:style-name="T1005">if<text:s/></text:span><text:span text:style-name="T1006">self</text:span><text:span text:style-name="T1007">.placeMoved ==<text:s/></text:span><text:span text:style-name="T1008">2</text:span><text:span text:style-name="T1009">:</text:span><text:span text:style-name="T1010"><text:line-break/><text:s text:c="16"/></text:span><text:span text:style-name="T1011">if<text:s/></text:span><text:span text:style-name="T1012">self</text:span><text:span text:style-name="T1013">.board.square[</text:span><text:span text:style-name="T1014">0</text:span><text:span text:style-name="T1015">].pieceOnSquare.toString() ==<text:s/></text:span><text:span text:style-name="T1016">"R"<text:s/></text:span><text:span text:style-name="T1017">\</text:span><text:span text:style-name="T1018"><text:line-break/><text:s text:c="24"/></text:span><text:span text:style-name="T1019">and<text:s/></text:span><text:span text:style-name="T1020">self</text:span><text:span text:style-name="T1021">.board.square[</text:span><text:span text:style-name="T1022">0</text:span><text:span text:style-name="T1023">].pieceOnSquare.startMove:</text:span><text:span text:style-name="T1024"><text:line-break/><text:s text:c="20"/>square[</text:span><text:span text:style-name="T1025">0</text:span><text:span text:style-name="T1026">] = Square(</text:span><text:span text:style-name="T1027">0</text:span><text:span text:style-name="T1028">, NullPiece())</text:span><text:span text:style-name="T1029"><text:line-break/><text:s text:c="20"/>square[</text:span><text:span text:style-name="T1030">3</text:span><text:span text:style-name="T1031">] = Square(</text:span><text:span text:style-name="T1032">3</text:span><text:span text:style-name="T1033">, Rook(</text:span><text:span text:style-name="T1034">"Black"</text:span><text:span text:style-name="T1035">,<text:s/></text:span><text:span text:style-name="T1036">3</text:span><text:span text:style-name="T1037">))</text:span><text:span text:style-name="T1038"><text:line-break/><text:s text:c="12"/></text:span><text:span text:style-name="T1039">elif<text:s/></text:span><text:span text:style-name="T1040">self</text:span><text:span text:style-name="T1041">.placeMoved ==<text:s/></text:span><text:span text:style-name="T1042">6</text:span><text:span text:style-name="T1043">:</text:span><text:span text:style-name="T1044"><text:line-break/><text:s text:c="16"/></text:span><text:span text:style-name="T1045">if<text:s/></text:span><text:span text:style-name="T1046">self</text:span><text:span text:style-name="T1047">.board.square[</text:span><text:span text:style-name="T1048">7</text:span><text:span text:style-name="T1049">].pieceOnSquare.toString() ==<text:s/></text:span><text:span text:style-name="T1050">"R"<text:s/></text:span><text:span text:style-name="T1051">\</text:span><text:span text:style-name="T1052"><text:line-break/><text:s text:c="24"/></text:span><text:span text:style-name="T1053">and<text:s/></text:span><text:span text:style-name="T1054">self</text:span><text:span text:style-name="T1055">.board.square[</text:span><text:span text:style-name="T1056">7</text:span><text:span text:style-name="T1057">].pieceOnSquare.startMove:</text:span><text:span text:style-name="T1058"><text:line-break/><text:s text:c="20"/>square[</text:span><text:span text:style-name="T1059">7</text:span><text:span text:style-name="T1060">] = Square(</text:span><text:span text:style-name="T1061">7</text:span><text:span text:style-name="T1062">, NullPiece())</text:span><text:span text:style-name="T1063"><text:line-break/><text:s text:c="20"/>square[</text:span><text:span text:style-name="T1064">5</text:span><text:span text:style-name="T1065">] = Square(</text:span><text:span text:style-name="T1066">5</text:span><text:span text:style-name="T1067">, Rook(</text:span><text:span text:style-name="T1068">"Black"</text:span><text:span text:style-name="T1069">,<text:s/></text:span><text:span text:style-name="T1070">5</text:span><text:span text:style-name="T1071">))</text:span><text:span text:style-name="T1072"><text:line-break/></text:span><text:span text:style-name="T1073"><text:line-break/><text:s text:c="8"/></text:span><text:span text:style-name="T1074">elif<text:s/></text:span><text:span text:style-name="T1075">self</text:span><text:span text:style-name="T1076">.pieceMoved.toString() ==<text:s/></text:span><text:span text:style-name="T1077">'k'</text:span><text:span text:style-name="T1078">:</text:span><text:span text:style-name="T1079"><text:line-break/><text:s text:c="12"/></text:span><text:span text:style-name="T1080">if<text:s/></text:span><text:span text:style-name="T1081">self</text:span><text:span text:style-name="T1082">.placeMoved ==<text:s/></text:span><text:span text:style-name="T1083">58</text:span><text:span text:style-name="T1084">:</text:span><text:span text:style-name="T1085"><text:line-break/><text:s text:c="16"/></text:span><text:span text:style-name="T1086">if<text:s/></text:span><text:span text:style-name="T1087">self</text:span><text:span text:style-name="T1088">.board.square[</text:span><text:span text:style-name="T1089">56</text:span><text:span text:style-name="T1090">].pieceOnSquare.toString() ==<text:s/></text:span><text:span text:style-name="T1091">"r"<text:s/></text:span><text:span text:style-name="T1092">\</text:span><text:span text:style-name="T1093"><text:line-break/><text:s text:c="24"/></text:span><text:span text:style-name="T1094">and<text:s/></text:span><text:span text:style-name="T1095">self</text:span><text:span text:style-name="T1096">.board.square[</text:span><text:span text:style-name="T1097">56</text:span><text:span text:style-name="T1098">].pieceOnSquare.startMove:</text:span><text:span text:style-name="T1099"><text:line-break/><text:s text:c="20"/>square[</text:span><text:span text:style-name="T1100">56</text:span><text:span text:style-name="T1101">] = Square(</text:span><text:span text:style-name="T1102">56</text:span><text:span text:style-name="T1103">, NullPiece())</text:span><text:span text:style-name="T1104"><text:line-break/><text:s text:c="20"/>square[</text:span><text:span text:style-name="T1105">59</text:span><text:span text:style-name="T1106">] = Square(</text:span><text:span text:style-name="T1107">59</text:span><text:span text:style-name="T1108">, Rook(</text:span><text:span text:style-name="T1109">"White"</text:span><text:span text:style-name="T1110">,<text:s/></text:span><text:span text:style-name="T1111">59</text:span><text:span text:style-name="T1112">))</text:span><text:span text:style-name="T1113"><text:line-break/><text:s text:c="12"/></text:span><text:span text:style-name="T1114">elif<text:s/></text:span><text:span text:style-name="T1115">self</text:span><text:span text:style-name="T1116">.placeMoved ==<text:s/></text:span><text:span text:style-name="T1117">62</text:span><text:span text:style-name="T1118">:</text:span><text:span text:style-name="T1119"><text:line-break/><text:s text:c="16"/></text:span><text:span text:style-name="T1120">if<text:s/></text:span><text:span text:style-name="T1121">self</text:span><text:span text:style-name="T1122">.board.square[</text:span><text:span text:style-name="T1123">63</text:span><text:span text:style-name="T1124">].pieceOnSquare.toString() ==<text:s/></text:span><text:span text:style-name="T1125">"r"<text:s/></text:span><text:span text:style-name="T1126">\</text:span><text:span text:style-name="T1127"><text:line-break/><text:s text:c="24"/></text:span><text:span text:style-name="T1128">and<text:s/></text:span><text:span text:style-name="T1129">self</text:span><text:span text:style-name="T1130">.board.square[</text:span><text:span text:style-name="T1131">56</text:span><text:span text:style-name="T1132">].pieceOnSquare.startMove:</text:span><text:span text:style-name="T1133"><text:line-break/><text:s text:c="20"/>square[</text:span><text:span text:style-name="T1134">63</text:span><text:span text:style-name="T1135">] = Square(</text:span><text:span text:style-name="T1136">63</text:span><text:span text:style-name="T1137">, NullPiece())</text:span><text:span text:style-name="T1138"><text:line-break/><text:s text:c="20"/>square[</text:span><text:span text:style-name="T1139">61</text:span><text:span text:style-name="T1140">] = Square(</text:span><text:span text:style-name="T1141">61</text:span><text:span text:style-name="T1142">, Rook(</text:span><text:span text:style-name="T1143">"White"</text:span><text:span text:style-name="T1144">,<text:s/></text:span><text:span text:style-name="T1145">61</text:span><text:span text:style-name="T1146">))</text:span><text:span text:style-name="T1147"><text:line-break/></text:span><text:span text:style-name="T1148"><text:line-break/><text:s text:c="8"/>newPiecePlace = copy.copy(</text:span><text:span text:style-name="T1149">self</text:span><text:span text:style-name="T1150">.pieceMoved)</text:span><text:span text:style-name="T1151"><text:line-break/><text:s text:c="8"/>newPiecePlace.startMove =<text:s/></text:span><text:span text:style-name="T1152">False</text:span><text:span text:style-name="T1153"><text:line-break/><text:s text:c="8"/></text:span><text:span text:style-name="T1154">newPiecePlace.place =<text:s/></text:span><text:span text:style-name="T1155">self</text:span><text:span text:style-name="T1156">.placeMoved</text:span><text:span text:style-name="T1157"><text:line-break/><text:s text:c="8"/>square[</text:span><text:span text:style-name="T1158">self</text:span><text:span text:style-name="T1159">.placeMoved] = Square(</text:span><text:span text:style-name="T1160">self</text:span><text:span text:style-name="T1161">.placeMoved, newPiecePlace)</text:span><text:span text:style-name="T1162"><text:line-break/><text:s text:c="8"/>newBoard.square = square</text:span><text:span text:style-name="T1163"><text:line-break/></text:span><text:span text:style-name="T1164"><text:line-break/><text:s text:c="8"/></text:span><text:span text:style-name="T1165">if<text:s/></text:span><text:span text:style-name="T1166">self</text:span><text:span text:style-name="T1167">.pieceMoved.toString() ==<text:s/></text:span><text:span text:style-name="T1168">'P'</text:span><text:span text:style-name="T1169">:</text:span><text:span text:style-name="T1170"><text:line-break/><text:s text:c="12"/></text:span><text:span text:style-name="T1171">if<text:s/></text:span><text:span text:style-name="T1172">self</text:span><text:span text:style-name="T1173">.pieceMoved.place +<text:s/></text:span><text:span text:style-name="T1174">16<text:s/></text:span><text:span text:style-name="T1175">==<text:s/></text:span><text:span text:style-name="T1176">self</text:span><text:span text:style-name="T1177">.placeMoved:</text:span><text:span text:style-name="T1178"><text:line-break/><text:s text:c="16"/>newBoard.enPassantPawn = newPiecePlace</text:span><text:span text:style-name="T1179"><text:line-break/><text:s text:c="16"/>newBoard.enPassantPawnBehind =<text:s/></text:span><text:span text:style-name="T1180">self</text:span><text:span text:style-name="T1181">.pieceMoved.place +<text:s/></text:span><text:span text:style-name="T1182">8</text:span><text:span text:style-name="T1183"><text:line-break/><text:s text:c="8"/></text:span><text:span text:style-name="T1184">elif<text:s/></text:span><text:span text:style-name="T1185">self</text:span><text:span text:style-name="T1186">.pieceMoved.toString() ==<text:s/></text:span><text:span text:style-name="T1187">'p'</text:span><text:span text:style-name="T1188">:</text:span><text:span text:style-name="T1189"><text:line-break/></text:span><text:soft-page-break/><text:span text:style-name="T1190"><text:s text:c="12"/></text:span><text:span text:style-name="T1191">if<text:s/></text:span><text:span text:style-name="T1192">self</text:span><text:span text:style-name="T1193">.pieceMoved.place -<text:s/></text:span><text:span text:style-name="T1194">16<text:s/></text:span><text:span text:style-name="T1195">==<text:s/></text:span><text:span text:style-name="T1196">self</text:span><text:span text:style-name="T1197">.placeMoved:</text:span><text:span text:style-name="T1198"><text:line-break/><text:s text:c="16"/>newBoard.enPassantPawn = newPiecePlace</text:span><text:span text:style-name="T1199"><text:line-break/><text:s text:c="16"/>newBoard.enPassantPawnBehind =<text:s/></text:span><text:span text:style-name="T1200">self</text:span><text:span text:style-name="T1201">.pieceMoved.place -<text:s/></text:span><text:span text:style-name="T1202">8</text:span><text:span text:style-name="T1203"><text:line-break/></text:span><text:span text:style-name="T1204"><text:line-break/><text:s text:c="8"/></text:span><text:span text:style-name="T1205">if<text:s/></text:span><text:span text:style-name="T1206">self</text:span><text:span text:style-name="T1207">.pieceMoved.toString() ==<text:s/></text:span><text:span text:style-name="T1208">'P'</text:span><text:span text:style-name="T1209">:</text:span><text:span text:style-name="T1210"><text:line-break/><text:s text:c="12"/></text:span><text:span text:style-name="T1211">if<text:s/></text:span><text:span text:style-name="T1212">self</text:span><text:span text:style-name="T1213">.placeMoved<text:s/></text:span><text:span text:style-name="T1214">in<text:s/></text:span><text:span text:style-name="T1215">self</text:span><text:span text:style-name="T1216">.pieceMoved.eighthRow:</text:span><text:span text:style-name="T1217"><text:line-break/><text:s text:c="16"/>newBoard.square[</text:span><text:span text:style-name="T1218">self</text:span><text:span text:style-name="T1219">.placeMoved] = Square(</text:span><text:span text:style-name="T1220">self</text:span><text:span text:style-name="T1221">.placeMoved, Queen(</text:span><text:span text:style-name="T1222">"Black"</text:span><text:span text:style-name="T1223">,<text:s/></text:span><text:span text:style-name="T1224">self</text:span><text:span text:style-name="T1225">.placeMoved))</text:span><text:span text:style-name="T1226"><text:line-break/><text:s text:c="8"/></text:span><text:span text:style-name="T1227">elif<text:s/></text:span><text:span text:style-name="T1228">self</text:span><text:span text:style-name="T1229">.pieceMoved.toString() ==<text:s/></text:span><text:span text:style-name="T1230">'p'</text:span><text:span text:style-name="T1231">:</text:span><text:span text:style-name="T1232"><text:line-break/><text:s text:c="12"/></text:span><text:span text:style-name="T1233">if<text:s/></text:span><text:span text:style-name="T1234">self</text:span><text:span text:style-name="T1235">.placeMoved<text:s/></text:span><text:span text:style-name="T1236">in<text:s/></text:span><text:span text:style-name="T1237">self</text:span><text:span text:style-name="T1238">.pieceMoved.firstRow:</text:span><text:span text:style-name="T1239"><text:line-break/><text:s text:c="16"/>newBoard.square[</text:span><text:span text:style-name="T1240">self</text:span><text:span text:style-name="T1241">.placeMoved] = Square(</text:span><text:span text:style-name="T1242">self</text:span><text:span text:style-name="T1243">.placeMoved, Queen(</text:span><text:span text:style-name="T1244">"White"</text:span><text:span text:style-name="T1245">,<text:s/></text:span><text:span text:style-name="T1246">self</text:span><text:span text:style-name="T1247">.placeMoved))</text:span><text:span text:style-name="T1248"><text:line-break/><text:s text:c="8"/>newBoard.blackOrWhite =<text:s/></text:span><text:span text:style-name="T1249">self</text:span><text:span text:style-name="T1250">.board.blackOrWhite</text:span><text:span text:style-name="T1251"><text:line-break/></text:span><text:span text:style-name="T1252"><text:line-break/></text:span><text:span text:style-name="T1253"><text:line-break/></text:span><text:span text:style-name="T1254"><text:line-break/><text:s text:c="8"/></text:span><text:span text:style-name="T1255">if<text:s/></text:span><text:span text:style-name="T1256">newBoard.blackOrWhite ==<text:s/></text:span><text:span text:style-name="T1257">"White"</text:span><text:span text:style-name="T1258">:</text:span><text:span text:style-name="T1259"><text:line-break/><text:s text:c="12"/>newBoard.blackOrWhite =<text:s/></text:span><text:span text:style-name="T1260">"Black"</text:span><text:span text:style-name="T1261"><text:line-break/><text:s text:c="8"/></text:span><text:span text:style-name="T1262">elif<text:s/></text:span><text:span text:style-name="T1263">newBoard.blackOrWhite ==<text:s/></text:span><text:span text:style-name="T1264">"Black"</text:span><text:span text:style-name="T1265">:</text:span><text:span text:style-name="T1266"><text:line-break/><text:s text:c="12"/>newBoard.blackOrWhite =<text:s/></text:span><text:span text:style-name="T1267">"White"</text:span><text:span text:style-name="T1268"><text:line-break/></text:span><text:span text:style-name="T1269"><text:line-break/><text:s text:c="8"/></text:span><text:span text:style-name="T1270">correct =<text:s/></text:span><text:span text:style-name="T1271">self</text:span><text:span text:style-name="T1272">.checkChecks(newBoard)</text:span><text:span text:style-name="T1273"><text:line-break/><text:s text:c="8"/></text:span><text:span text:style-name="T1274">if not<text:s/></text:span><text:span text:style-name="T1275">correct:</text:span><text:span text:style-name="T1276"><text:line-break/><text:s text:c="12"/></text:span><text:span text:style-name="T1277">return False</text:span><text:span text:style-name="T1278"><text:line-break/></text:span><text:span text:style-name="T1279"><text:line-break/><text:s text:c="8"/>return<text:s/></text:span><text:span text:style-name="T1280">newBoard</text:span><text:span text:style-name="T1281"><text:line-break/></text:span><text:span text:style-name="T1282"><text:line-break/><text:s text:c="4"/></text:span><text:span text:style-name="T1283">def<text:s/></text:span><text:span text:style-name="T1284">checkChecks(</text:span><text:span text:style-name="T1285">self</text:span><text:span text:style-name="T1286">, newBoard):</text:span><text:span text:style-name="T1287"><text:line-break/></text:span><text:span text:style-name="T1288"><text:line-break/><text:s text:c="8"/></text:span><text:span text:style-name="T1289">if<text:s/></text:span><text:span text:style-name="T1290">newBoard.blackOrWhite ==<text:s/></text:span><text:span text:style-name="T1291">"White"</text:span><text:span text:style-name="T1292">:</text:span><text:span text:style-name="T1293"><text:line-break/><text:s text:c="12"/>oppositionK =<text:s/></text:span><text:span text:style-name="T1294">None</text:span><text:span text:style-name="T1295"><text:line-break/><text:s text:c="12"/>for<text:s/></text:span><text:span text:style-name="T1296">sq<text:s/></text:span><text:span text:style-name="T1297">in<text:s/></text:span><text:span text:style-name="T1298">range</text:span><text:span text:style-name="T1299">(</text:span><text:span text:style-name="T1300">len</text:span><text:span text:style-name="T1301">(newBoard.square)):</text:span><text:span text:style-name="T1302"><text:line-break/><text:s text:c="16"/></text:span><text:span text:style-name="T1303">if<text:s/></text:span><text:span text:style-name="T1304">newBoard.square[sq].pieceOnSquare.toString() ==<text:s/></text:span><text:span text:style-name="T1305">"K"</text:span><text:span text:style-name="T1306">:</text:span><text:span text:style-name="T1307"><text:line-break/><text:s text:c="20"/>oppositionK = newBoard.square[sq].pieceOnSquare.place</text:span><text:span text:style-name="T1308"><text:line-break/><text:s text:c="20"/></text:span><text:span text:style-name="T1309">break</text:span><text:span text:style-name="T1310"><text:line-break/></text:span><text:span text:style-name="T1311"><text:line-break/><text:s text:c="12"/></text:span><text:span text:style-name="T1312">presentPieces = newBoard.piecesInPlay(</text:span><text:span text:style-name="T1313">"White"</text:span><text:span text:style-name="T1314">)</text:span><text:span text:style-name="T1315"><text:line-break/></text:span><text:span text:style-name="T1316"><text:line-break/><text:s text:c="12"/></text:span><text:span text:style-name="T1317">for<text:s/></text:span><text:span text:style-name="T1318">piece<text:s/></text:span><text:span text:style-name="T1319">in<text:s/></text:span><text:span text:style-name="T1320">presentPieces:</text:span><text:span text:style-name="T1321"><text:line-break/><text:s text:c="16"/>legalPiece = piece.possibleMoves(newBoard)</text:span><text:span text:style-name="T1322"><text:line-break/><text:s text:c="16"/></text:span><text:span text:style-name="T1323">for<text:s/></text:span><text:span text:style-name="T1324">legals<text:s/></text:span><text:span text:style-name="T1325">in<text:s/></text:span><text:span text:style-name="T1326">legalPiece:</text:span><text:span text:style-name="T1327"><text:line-break/><text:s text:c="20"/></text:span><text:span text:style-name="T1328">if<text:s/></text:span><text:span text:style-name="T1329">legals == oppositionK:</text:span><text:span text:style-name="T1330"><text:line-break/><text:s text:c="24"/></text:span><text:span text:style-name="T1331">return False</text:span><text:span text:style-name="T1332"><text:line-break/></text:span><text:span text:style-name="T1333"><text:line-break/><text:s text:c="8"/>else</text:span><text:span text:style-name="T1334">:</text:span><text:span text:style-name="T1335"><text:line-break/></text:span><text:span text:style-name="T1336"><text:line-break/><text:s text:c="12"/>oppositionK =<text:s/></text:span><text:span text:style-name="T1337">None</text:span><text:span text:style-name="T1338"><text:line-break/><text:s text:c="12"/>for<text:s/></text:span><text:span text:style-name="T1339">sq<text:s/></text:span><text:span text:style-name="T1340">in<text:s/></text:span><text:span text:style-name="T1341">range</text:span><text:span text:style-name="T1342">(</text:span><text:span text:style-name="T1343">len</text:span><text:span text:style-name="T1344">(newBoard.square)):</text:span><text:span text:style-name="T1345"><text:line-break/><text:s text:c="16"/></text:span><text:span text:style-name="T1346">if<text:s/></text:span><text:span text:style-name="T1347">newBoard.square[sq].pieceOnSquare.toString() ==<text:s/></text:span><text:span text:style-name="T1348">"k"</text:span><text:span text:style-name="T1349">:</text:span><text:span text:style-name="T1350"><text:line-break/><text:s text:c="20"/>oppositionK = newBoard.square[sq].pieceOnSquare.place</text:span><text:span text:style-name="T1351"><text:line-break/></text:span><text:span text:style-name="T1352"><text:line-break/><text:s text:c="12"/>presentPieces = newBoard.piecesInPlay(</text:span><text:span text:style-name="T1353">"Black"</text:span><text:span text:style-name="T1354">)</text:span><text:span text:style-name="T1355"><text:line-break/></text:span><text:span text:style-name="T1356"><text:line-break/><text:s text:c="12"/></text:span><text:span text:style-name="T1357">for<text:s/></text:span><text:span text:style-name="T1358">piece<text:s/></text:span><text:span text:style-name="T1359">in<text:s/></text:span><text:span text:style-name="T1360">presentPieces:</text:span><text:span text:style-name="T1361"><text:line-break/><text:s text:c="16"/>legalPiece = piece.possibleMoves(newBoard)</text:span><text:span text:style-name="T1362"><text:line-break/><text:s text:c="16"/></text:span><text:span text:style-name="T1363">for<text:s/></text:span><text:span text:style-name="T1364">legals<text:s/></text:span><text:span text:style-name="T1365">in<text:s/></text:span><text:span text:style-name="T1366">legalPiece:</text:span><text:span text:style-name="T1367"><text:line-break/><text:s text:c="20"/></text:span><text:span text:style-name="T1368">if<text:s/></text:span><text:span text:style-name="T1369">legals == oppositionK:</text:span><text:span text:style-name="T1370"><text:line-break/><text:s text:c="24"/></text:span><text:span text:style-name="T1371">return False</text:span><text:span text:style-name="T1372"><text:line-break/></text:span><text:span text:style-name="T1373"><text:line-break/></text:span><text:soft-page-break/><text:span text:style-name="T1374"><text:s text:c="8"/>return True</text:span><text:span text:style-name="T1375"><text:line-break/></text:span><text:span text:style-name="T1376"><text:line-break/><text:s text:c="4"/></text:span><text:span text:style-name="T1377">@staticmethod</text:span><text:span text:style-name="T1378"><text:line-break/><text:s text:c="4"/></text:span><text:span text:style-name="T1379">def<text:s/></text:span><text:span text:style-name="T1380">checkCheckmateOrStalemate(board, alliance):</text:span><text:span text:style-name="T1381"><text:line-break/><text:s text:c="8"/>pieces = board.piecesInPlay(alliance)</text:span><text:span text:style-name="T1382"><text:line-break/><text:s text:c="8"/>moves = board.possibleMoves(pieces, board)</text:span><text:span text:style-name="T1383"><text:line-break/></text:span><text:span text:style-name="T1384"><text:line-break/><text:s text:c="8"/></text:span><text:span text:style-name="T1385">for<text:s/></text:span><text:span text:style-name="T1386">myMoves<text:s/></text:span><text:span text:style-name="T1387">in<text:s/></text:span><text:span text:style-name="T1388">moves:</text:span><text:span text:style-name="T1389"><text:line-break/><text:s text:c="12"/>makeMove = Move(board, myMoves[</text:span><text:span text:style-name="T1390">1</text:span><text:span text:style-name="T1391">], myMoves[</text:span><text:span text:style-name="T1392">0</text:span><text:span text:style-name="T1393">])</text:span><text:span text:style-name="T1394"><text:line-break/><text:s text:c="12"/>newboard = makeMove.checkMateBoard()</text:span><text:span text:style-name="T1395"><text:line-break/><text:s text:c="12"/></text:span><text:span text:style-name="T1396">if<text:s/></text:span><text:span text:style-name="T1397">newboard<text:s/></text:span><text:span text:style-name="T1398">is not False</text:span><text:span text:style-name="T1399">:</text:span><text:span text:style-name="T1400"><text:line-break/><text:s text:c="16"/></text:span><text:span text:style-name="T1401">return False</text:span><text:span text:style-name="T1402"><text:line-break/></text:span><text:span text:style-name="T1403"><text:line-break/><text:s text:c="8"/>return True</text:span><text:span text:style-name="T1404"><text:line-break/></text:span><text:span text:style-name="T1405"><text:line-break/>class<text:s/></text:span><text:span text:style-name="T1406">Square:</text:span><text:span text:style-name="T1407"><text:line-break/><text:s text:c="4"/></text:span><text:span text:style-name="T1408">#defines what pieces is on each square and where each piece is</text:span><text:span text:style-name="T1409"><text:line-break/></text:span><text:span text:style-name="T1410"><text:line-break/><text:s text:c="4"/></text:span><text:span text:style-name="T1411">pieceOnSquare =<text:s/></text:span><text:span text:style-name="T1412">None</text:span><text:span text:style-name="T1413"><text:line-break/><text:s text:c="4"/></text:span><text:span text:style-name="T1414">squareLocation =<text:s/></text:span><text:span text:style-name="T1415">None</text:span><text:span text:style-name="T1416"><text:line-break/></text:span><text:span text:style-name="T1417"><text:line-break/><text:s text:c="4"/>def<text:s/></text:span><text:span text:style-name="T1418">__init__</text:span><text:span text:style-name="T1419">(</text:span><text:span text:style-name="T1420">self</text:span><text:span text:style-name="T1421">, coordinate, piece):</text:span><text:span text:style-name="T1422"><text:line-break/><text:s text:c="8"/></text:span><text:span text:style-name="T1423">self</text:span><text:span text:style-name="T1424">.squareLocation = coordinate</text:span><text:span text:style-name="T1425"><text:line-break/><text:s text:c="8"/></text:span><text:span text:style-name="T1426">self</text:span><text:span text:style-name="T1427">.pieceOnSquare = piece</text:span><text:span text:style-name="T1428"><text:line-break/></text:span><text:span text:style-name="T1429"><text:line-break/></text:span><text:span text:style-name="T1430">class<text:s/></text:span><text:span text:style-name="T1431">Piece:</text:span><text:span text:style-name="T1432"><text:line-break/><text:s text:c="4"/></text:span><text:span text:style-name="T1433">#super class for each piec passing each class if its the first move and also where the piece is in an edge column/row</text:span><text:span text:style-name="T1434"><text:line-break/><text:s text:c="4"/></text:span><text:span text:style-name="T1435">startMove =<text:s/></text:span><text:span text:style-name="T1436">True</text:span><text:span text:style-name="T1437"><text:line-break/></text:span><text:span text:style-name="T1438"><text:line-break/><text:s text:c="4"/>def<text:s/></text:span><text:span text:style-name="T1439">__init__</text:span><text:span text:style-name="T1440">(</text:span><text:span text:style-name="T1441">self</text:span><text:span text:style-name="T1442">):</text:span><text:span text:style-name="T1443"><text:line-break/><text:s text:c="8"/></text:span><text:span text:style-name="T1444">pass</text:span><text:span text:style-name="T1445"><text:line-break/></text:span><text:span text:style-name="T1446"><text:line-break/><text:s text:c="4"/></text:span><text:span text:style-name="T1447">firstColumn = [</text:span><text:span text:style-name="T1448">0</text:span><text:span text:style-name="T1449">,</text:span><text:span text:style-name="T1450">8</text:span><text:span text:style-name="T1451">,</text:span><text:span text:style-name="T1452">16</text:span><text:span text:style-name="T1453">,</text:span><text:span text:style-name="T1454">24</text:span><text:span text:style-name="T1455">,</text:span><text:span text:style-name="T1456">32</text:span><text:span text:style-name="T1457">,</text:span><text:span text:style-name="T1458">40</text:span><text:span text:style-name="T1459">,</text:span><text:span text:style-name="T1460">48</text:span><text:span text:style-name="T1461">,</text:span><text:span text:style-name="T1462">56</text:span><text:span text:style-name="T1463">]</text:span><text:span text:style-name="T1464"><text:line-break/><text:s text:c="4"/>secondColumn = [</text:span><text:span text:style-name="T1465">1</text:span><text:span text:style-name="T1466">,</text:span><text:span text:style-name="T1467">9</text:span><text:span text:style-name="T1468">,</text:span><text:span text:style-name="T1469">17</text:span><text:span text:style-name="T1470">,</text:span><text:span text:style-name="T1471">25</text:span><text:span text:style-name="T1472">,</text:span><text:span text:style-name="T1473">33</text:span><text:span text:style-name="T1474">,</text:span><text:span text:style-name="T1475">41</text:span><text:span text:style-name="T1476">,</text:span><text:span text:style-name="T1477">49</text:span><text:span text:style-name="T1478">,</text:span><text:span text:style-name="T1479">57</text:span><text:span text:style-name="T1480">]</text:span><text:span text:style-name="T1481"><text:line-break/><text:s text:c="4"/>seventhColumn = [</text:span><text:span text:style-name="T1482">6</text:span><text:span text:style-name="T1483">,</text:span><text:span text:style-name="T1484">14</text:span><text:span text:style-name="T1485">,</text:span><text:span text:style-name="T1486">22</text:span><text:span text:style-name="T1487">,</text:span><text:span text:style-name="T1488">30</text:span><text:span text:style-name="T1489">,</text:span><text:span text:style-name="T1490">38</text:span><text:span text:style-name="T1491">,</text:span><text:span text:style-name="T1492">46</text:span><text:span text:style-name="T1493">,</text:span><text:span text:style-name="T1494">54</text:span><text:span text:style-name="T1495">,</text:span><text:span text:style-name="T1496">62</text:span><text:span text:style-name="T1497">]</text:span><text:span text:style-name="T1498"><text:line-break/><text:s text:c="4"/>eighthColumn = [</text:span><text:span text:style-name="T1499">7</text:span><text:span text:style-name="T1500">,</text:span><text:span text:style-name="T1501">15</text:span><text:span text:style-name="T1502">,</text:span><text:span text:style-name="T1503">23</text:span><text:span text:style-name="T1504">,</text:span><text:span text:style-name="T1505">31</text:span><text:span text:style-name="T1506">,</text:span><text:span text:style-name="T1507">39</text:span><text:span text:style-name="T1508">,</text:span><text:span text:style-name="T1509">47</text:span><text:span text:style-name="T1510">,</text:span><text:span text:style-name="T1511">55</text:span><text:span text:style-name="T1512">,</text:span><text:span text:style-name="T1513">63</text:span><text:span text:style-name="T1514">]</text:span><text:span text:style-name="T1515"><text:line-break/></text:span><text:span text:style-name="T1516"><text:line-break/><text:s text:c="4"/>firstRow = [</text:span><text:span text:style-name="T1517">0</text:span><text:span text:style-name="T1518">,</text:span><text:span text:style-name="T1519">1</text:span><text:span text:style-name="T1520">,</text:span><text:span text:style-name="T1521">2</text:span><text:span text:style-name="T1522">,</text:span><text:span text:style-name="T1523">3</text:span><text:span text:style-name="T1524">,</text:span><text:span text:style-name="T1525">4</text:span><text:span text:style-name="T1526">,</text:span><text:span text:style-name="T1527">5</text:span><text:span text:style-name="T1528">,</text:span><text:span text:style-name="T1529">6</text:span><text:span text:style-name="T1530">,</text:span><text:span text:style-name="T1531">7</text:span><text:span text:style-name="T1532">]</text:span><text:span text:style-name="T1533"><text:line-break/><text:s text:c="4"/>eighthRow = [</text:span><text:span text:style-name="T1534">63</text:span><text:span text:style-name="T1535">,</text:span><text:span text:style-name="T1536">62</text:span><text:span text:style-name="T1537">,</text:span><text:span text:style-name="T1538">61</text:span><text:span text:style-name="T1539">,</text:span><text:span text:style-name="T1540">60</text:span><text:span text:style-name="T1541">,</text:span><text:span text:style-name="T1542">59</text:span><text:span text:style-name="T1543">,</text:span><text:span text:style-name="T1544">58</text:span><text:span text:style-name="T1545">,</text:span><text:span text:style-name="T1546">57</text:span><text:span text:style-name="T1547">,</text:span><text:span text:style-name="T1548">56</text:span><text:span text:style-name="T1549">]</text:span><text:span text:style-name="T1550"><text:line-break/></text:span><text:span text:style-name="T1551"><text:line-break/></text:span><text:span text:style-name="T1552">class<text:s/></text:span><text:span text:style-name="T1553">Bishop(Piece):</text:span><text:span text:style-name="T1554"><text:line-break/><text:s text:c="4"/></text:span><text:span text:style-name="T1555">#defines how the bishop moves and what should happen if it is an edge case also the value to the AI and what player it belonges to</text:span><text:span text:style-name="T1556"><text:line-break/><text:s text:c="4"/>#its place on the board too</text:span><text:span text:style-name="T1557"><text:line-break/><text:s text:c="4"/></text:span><text:span text:style-name="T1558">alliance =<text:s/></text:span><text:span text:style-name="T1559">None</text:span><text:span text:style-name="T1560"><text:line-break/><text:s text:c="4"/></text:span><text:span text:style-name="T1561">place =<text:s/></text:span><text:span text:style-name="T1562">None</text:span><text:span text:style-name="T1563"><text:line-break/><text:s text:c="4"/></text:span><text:span text:style-name="T1564">moveVector = [-</text:span><text:span text:style-name="T1565">9</text:span><text:span text:style-name="T1566">, -</text:span><text:span text:style-name="T1567">7</text:span><text:span text:style-name="T1568">,<text:s/></text:span><text:span text:style-name="T1569">7</text:span><text:span text:style-name="T1570">,<text:s/></text:span><text:span text:style-name="T1571">9</text:span><text:span text:style-name="T1572">]</text:span><text:span text:style-name="T1573"><text:line-break/><text:s text:c="4"/>minMaxValue =<text:s/></text:span><text:span text:style-name="T1574">300</text:span><text:span text:style-name="T1575"><text:line-break/></text:span><text:span text:style-name="T1576"><text:line-break/><text:s text:c="4"/></text:span><text:span text:style-name="T1577">def<text:s/></text:span><text:span text:style-name="T1578">__init__</text:span><text:span text:style-name="T1579">(</text:span><text:span text:style-name="T1580">self</text:span><text:span text:style-name="T1581">, alliance, place):</text:span><text:span text:style-name="T1582"><text:line-break/><text:s text:c="8"/></text:span><text:span text:style-name="T1583">super</text:span><text:span text:style-name="T1584">().</text:span><text:span text:style-name="T1585">__init__</text:span><text:span text:style-name="T1586">()</text:span><text:span text:style-name="T1587"><text:line-break/><text:s text:c="8"/></text:span><text:span text:style-name="T1588">self</text:span><text:span text:style-name="T1589">.alliance = alliance</text:span><text:span text:style-name="T1590"><text:line-break/><text:s text:c="8"/></text:span><text:span text:style-name="T1591">self</text:span><text:span text:style-name="T1592">.place = place</text:span><text:span text:style-name="T1593"><text:line-break/><text:s text:c="4"/></text:span><text:span text:style-name="T1594">def<text:s/></text:span><text:span text:style-name="T1595">toString(</text:span><text:span text:style-name="T1596">self</text:span><text:span text:style-name="T1597">):</text:span><text:span text:style-name="T1598"><text:line-break/><text:s text:c="8"/></text:span><text:span text:style-name="T1599">return<text:s/></text:span><text:span text:style-name="T1600">"B"<text:s/></text:span><text:span text:style-name="T1601">if<text:s/></text:span><text:span text:style-name="T1602">self</text:span><text:span text:style-name="T1603">.alliance ==<text:s/></text:span><text:span text:style-name="T1604">"Black"<text:s/></text:span><text:span text:style-name="T1605">else<text:s/></text:span><text:span text:style-name="T1606">"b"</text:span><text:span text:style-name="T1607"><text:line-break/></text:span><text:span text:style-name="T1608"><text:line-break/><text:s text:c="4"/></text:span><text:span text:style-name="T1609">def<text:s/></text:span><text:span text:style-name="T1610">possibleMoves(</text:span><text:span text:style-name="T1611">self</text:span><text:span text:style-name="T1612">, board):</text:span><text:span text:style-name="T1613"><text:line-break/></text:span><text:span text:style-name="T1614"><text:line-break/></text:span><text:soft-page-break/><text:span text:style-name="T1615"><text:s text:c="8"/>possibleMove = []</text:span><text:span text:style-name="T1616"><text:line-break/><text:s text:c="8"/></text:span><text:span text:style-name="T1617">for<text:s/></text:span><text:span text:style-name="T1618">vector<text:s/></text:span><text:span text:style-name="T1619">in<text:s/></text:span><text:span text:style-name="T1620">self</text:span><text:span text:style-name="T1621">.moveVector:</text:span><text:span text:style-name="T1622"><text:line-break/><text:s text:c="12"/>destCoord =<text:s/></text:span><text:span text:style-name="T1623">self</text:span><text:span text:style-name="T1624">.place</text:span><text:span text:style-name="T1625"><text:line-break/><text:s text:c="12"/></text:span><text:span text:style-name="T1626">while<text:s/></text:span><text:span text:style-name="T1627">0<text:s/></text:span><text:span text:style-name="T1628">&lt;= destCoord &lt;<text:s/></text:span><text:span text:style-name="T1629">64</text:span><text:span text:style-name="T1630">:</text:span><text:span text:style-name="T1631"><text:line-break/><text:s text:c="16"/>badMove =<text:s/></text:span><text:span text:style-name="T1632">self</text:span><text:span text:style-name="T1633">.edgeCases(destCoord, vector)</text:span><text:span text:style-name="T1634"><text:line-break/><text:s text:c="16"/></text:span><text:span text:style-name="T1635">if<text:s/></text:span><text:span text:style-name="T1636">badMove:</text:span><text:span text:style-name="T1637"><text:line-break/><text:s text:c="20"/></text:span><text:span text:style-name="T1638">break<text:s/></text:span><text:span text:style-name="T1639">#to refactor</text:span><text:span text:style-name="T1640"><text:line-break/><text:s text:c="16"/></text:span><text:span text:style-name="T1641">else</text:span><text:span text:style-name="T1642">:</text:span><text:span text:style-name="T1643"><text:line-break/><text:s text:c="20"/>destCoord += vector</text:span><text:span text:style-name="T1644"><text:line-break/><text:s text:c="20"/></text:span><text:span text:style-name="T1645">if<text:s/></text:span><text:span text:style-name="T1646">0<text:s/></text:span><text:span text:style-name="T1647">&lt;= destCoord &lt;<text:s/></text:span><text:span text:style-name="T1648">64</text:span><text:span text:style-name="T1649">:</text:span><text:span text:style-name="T1650"><text:line-break/><text:s text:c="24"/>destTile = board.square[destCoord]</text:span><text:span text:style-name="T1651"><text:line-break/><text:s text:c="24"/></text:span><text:span text:style-name="T1652">if<text:s/></text:span><text:span text:style-name="T1653">destTile.pieceOnSquare.toString() ==<text:s/></text:span><text:span text:style-name="T1654">"-"</text:span><text:span text:style-name="T1655">:</text:span><text:span text:style-name="T1656"><text:line-break/><text:s text:c="28"/>possibleMove.append(destCoord)</text:span><text:span text:style-name="T1657"><text:line-break/><text:s text:c="24"/></text:span><text:span text:style-name="T1658">else</text:span><text:span text:style-name="T1659">:</text:span><text:span text:style-name="T1660"><text:line-break/><text:s text:c="28"/></text:span><text:span text:style-name="T1661">if not<text:s/></text:span><text:span text:style-name="T1662">destTile.pieceOnSquare.alliance ==<text:s/></text:span><text:span text:style-name="T1663">self</text:span><text:span text:style-name="T1664">.alliance:</text:span><text:span text:style-name="T1665"><text:line-break/><text:s text:c="32"/>possibleMove.append(destCoord)</text:span><text:span text:style-name="T1666"><text:line-break/><text:s text:c="28"/></text:span><text:span text:style-name="T1667">break</text:span><text:span text:style-name="T1668"><text:line-break/></text:span><text:span text:style-name="T1669"><text:line-break/><text:s text:c="8"/>return<text:s/></text:span><text:span text:style-name="T1670">possibleMove</text:span><text:span text:style-name="T1671"><text:line-break/></text:span><text:span text:style-name="T1672"><text:line-break/><text:s text:c="4"/></text:span><text:span text:style-name="T1673">def<text:s/></text:span><text:span text:style-name="T1674">edgeCases(</text:span><text:span text:style-name="T1675">self</text:span><text:span text:style-name="T1676">, place, vector):</text:span><text:span text:style-name="T1677"><text:line-break/><text:s text:c="8"/></text:span><text:span text:style-name="T1678">if<text:s/></text:span><text:span text:style-name="T1679">place<text:s/></text:span><text:span text:style-name="T1680">in<text:s/></text:span><text:span text:style-name="T1681">Piece.firstColumn:</text:span><text:span text:style-name="T1682"><text:line-break/><text:s text:c="12"/></text:span><text:span text:style-name="T1683">if<text:s/></text:span><text:span text:style-name="T1684">vector == -</text:span><text:span text:style-name="T1685">9<text:s/></text:span><text:span text:style-name="T1686">or<text:s/></text:span><text:span text:style-name="T1687">vector ==<text:s/></text:span><text:span text:style-name="T1688">7</text:span><text:span text:style-name="T1689">:</text:span><text:span text:style-name="T1690"><text:line-break/><text:s text:c="16"/></text:span><text:span text:style-name="T1691">return True</text:span><text:span text:style-name="T1692"><text:line-break/></text:span><text:span text:style-name="T1693"><text:line-break/><text:s text:c="8"/>if<text:s/></text:span><text:span text:style-name="T1694">place<text:s/></text:span><text:span text:style-name="T1695">in<text:s/></text:span><text:span text:style-name="T1696">Piece.eighthColumn:</text:span><text:span text:style-name="T1697"><text:line-break/><text:s text:c="12"/></text:span><text:span text:style-name="T1698">if<text:s/></text:span><text:span text:style-name="T1699">vector == -</text:span><text:span text:style-name="T1700">7<text:s/></text:span><text:span text:style-name="T1701">or<text:s/></text:span><text:span text:style-name="T1702">vector ==<text:s/></text:span><text:span text:style-name="T1703">9</text:span><text:span text:style-name="T1704">:</text:span><text:span text:style-name="T1705"><text:line-break/><text:s text:c="16"/></text:span><text:span text:style-name="T1706">return True</text:span><text:span text:style-name="T1707"><text:line-break/></text:span><text:span text:style-name="T1708"><text:line-break/><text:s text:c="8"/>return False</text:span><text:span text:style-name="T1709"><text:line-break/></text:span><text:span text:style-name="T1710"><text:line-break/></text:span><text:span text:style-name="T1711"><text:line-break/>class<text:s/></text:span><text:span text:style-name="T1712">King(Piece):</text:span><text:span text:style-name="T1713"><text:line-break/><text:s text:c="4"/></text:span><text:span text:style-name="T1714"># defines how the king moves and what should happen if it is an edge case also the value to the AI and what player it belonges to</text:span><text:span text:style-name="T1715"><text:line-break/><text:s text:c="4"/># its place on the board too and check if its in check and if its being attacked</text:span><text:span text:style-name="T1716"><text:line-break/><text:s text:c="4"/></text:span><text:span text:style-name="T1717">alliance =<text:s/></text:span><text:span text:style-name="T1718">None</text:span><text:span text:style-name="T1719"><text:line-break/><text:s text:c="4"/></text:span><text:span text:style-name="T1720">place =<text:s/></text:span><text:span text:style-name="T1721">None</text:span><text:span text:style-name="T1722"><text:line-break/><text:s text:c="4"/></text:span><text:span text:style-name="T1723">moveVector = [-</text:span><text:span text:style-name="T1724">9</text:span><text:span text:style-name="T1725">, -</text:span><text:span text:style-name="T1726">7</text:span><text:span text:style-name="T1727">,<text:s/></text:span><text:span text:style-name="T1728">7</text:span><text:span text:style-name="T1729">,<text:s/></text:span><text:span text:style-name="T1730">9</text:span><text:span text:style-name="T1731">, -</text:span><text:span text:style-name="T1732">8</text:span><text:span text:style-name="T1733">, -</text:span><text:span text:style-name="T1734">1</text:span><text:span text:style-name="T1735">,<text:s/></text:span><text:span text:style-name="T1736">1</text:span><text:span text:style-name="T1737">,<text:s/></text:span><text:span text:style-name="T1738">8</text:span><text:span text:style-name="T1739">]</text:span><text:span text:style-name="T1740"><text:line-break/><text:s text:c="4"/>minMaxValue =<text:s/></text:span><text:span text:style-name="T1741">100000</text:span><text:span text:style-name="T1742"><text:line-break/></text:span><text:span text:style-name="T1743"><text:line-break/><text:s text:c="4"/></text:span><text:span text:style-name="T1744">def<text:s/></text:span><text:span text:style-name="T1745">__init__</text:span><text:span text:style-name="T1746">(</text:span><text:span text:style-name="T1747">self</text:span><text:span text:style-name="T1748">, alliance, place):</text:span><text:span text:style-name="T1749"><text:line-break/><text:s text:c="8"/></text:span><text:span text:style-name="T1750">super</text:span><text:span text:style-name="T1751">().</text:span><text:span text:style-name="T1752">__init__</text:span><text:span text:style-name="T1753">()</text:span><text:span text:style-name="T1754"><text:line-break/><text:s text:c="8"/></text:span><text:span text:style-name="T1755">self</text:span><text:span text:style-name="T1756">.alliance = alliance</text:span><text:span text:style-name="T1757"><text:line-break/><text:s text:c="8"/></text:span><text:span text:style-name="T1758">self</text:span><text:span text:style-name="T1759">.place = place</text:span><text:span text:style-name="T1760"><text:line-break/></text:span><text:span text:style-name="T1761"><text:line-break/><text:s text:c="4"/></text:span><text:span text:style-name="T1762">def<text:s/></text:span><text:span text:style-name="T1763">toString(</text:span><text:span text:style-name="T1764">self</text:span><text:span text:style-name="T1765">):</text:span><text:span text:style-name="T1766"><text:line-break/><text:s text:c="8"/></text:span><text:span text:style-name="T1767">return<text:s/></text:span><text:span text:style-name="T1768">"K"<text:s/></text:span><text:span text:style-name="T1769">if<text:s/></text:span><text:span text:style-name="T1770">self</text:span><text:span text:style-name="T1771">.alliance ==<text:s/></text:span><text:span text:style-name="T1772">"Black"<text:s/></text:span><text:span text:style-name="T1773">else<text:s/></text:span><text:span text:style-name="T1774">"k"</text:span><text:span text:style-name="T1775"><text:line-break/></text:span><text:span text:style-name="T1776"><text:line-break/><text:s text:c="4"/></text:span><text:span text:style-name="T1777">def<text:s/></text:span><text:span text:style-name="T1778">possibleMoves(</text:span><text:span text:style-name="T1779">self</text:span><text:span text:style-name="T1780">, board):</text:span><text:span text:style-name="T1781"><text:line-break/></text:span><text:span text:style-name="T1782"><text:line-break/><text:s text:c="8"/>possibleMove = []</text:span><text:span text:style-name="T1783"><text:line-break/><text:s text:c="8"/></text:span><text:span text:style-name="T1784">for<text:s/></text:span><text:span text:style-name="T1785">vector<text:s/></text:span><text:span text:style-name="T1786">in<text:s/></text:span><text:span text:style-name="T1787">self</text:span><text:span text:style-name="T1788">.moveVector:</text:span><text:span text:style-name="T1789"><text:line-break/><text:s text:c="12"/>destCoord =<text:s/></text:span><text:span text:style-name="T1790">self</text:span><text:span text:style-name="T1791">.place + vector</text:span><text:span text:style-name="T1792"><text:line-break/></text:span><text:span text:style-name="T1793"><text:line-break/><text:s text:c="12"/>badMove =<text:s/></text:span><text:span text:style-name="T1794">self</text:span><text:span text:style-name="T1795">.edgeCases(</text:span><text:span text:style-name="T1796">self</text:span><text:span text:style-name="T1797">.place, vector)</text:span><text:span text:style-name="T1798"><text:line-break/><text:s text:c="12"/></text:span><text:span text:style-name="T1799">if not<text:s/></text:span><text:span text:style-name="T1800">badMove:</text:span><text:span text:style-name="T1801"><text:line-break/></text:span><text:soft-page-break/><text:span text:style-name="T1802"><text:line-break/><text:s text:c="16"/></text:span><text:span text:style-name="T1803">if<text:s/></text:span><text:span text:style-name="T1804">0<text:s/></text:span><text:span text:style-name="T1805">&lt;= destCoord &lt;<text:s/></text:span><text:span text:style-name="T1806">64</text:span><text:span text:style-name="T1807">:</text:span><text:span text:style-name="T1808"><text:line-break/><text:s text:c="20"/>destTile = board.square[destCoord]</text:span><text:span text:style-name="T1809"><text:line-break/><text:s text:c="20"/></text:span><text:span text:style-name="T1810">if<text:s/></text:span><text:span text:style-name="T1811">destTile.pieceOnSquare.toString() ==<text:s/></text:span><text:span text:style-name="T1812">"-"</text:span><text:span text:style-name="T1813">:</text:span><text:span text:style-name="T1814"><text:line-break/><text:s text:c="24"/>possibleMove.append(destCoord)</text:span><text:span text:style-name="T1815"><text:line-break/><text:s text:c="20"/></text:span><text:span text:style-name="T1816">else</text:span><text:span text:style-name="T1817">:</text:span><text:span text:style-name="T1818"><text:line-break/><text:s text:c="24"/></text:span><text:span text:style-name="T1819">if not<text:s/></text:span><text:span text:style-name="T1820">destTile.pieceOnSquare.alliance ==<text:s/></text:span><text:span text:style-name="T1821">self</text:span><text:span text:style-name="T1822">.alliance:</text:span><text:span text:style-name="T1823"><text:line-break/><text:s text:c="28"/>possibleMove.append(destCoord)</text:span><text:span text:style-name="T1824"><text:line-break/></text:span><text:span text:style-name="T1825"><text:line-break/><text:s text:c="8"/>allEnemyAttacks = []</text:span><text:span text:style-name="T1826"><text:line-break/><text:s text:c="8"/></text:span><text:span text:style-name="T1827">enemyPieces<text:s/></text:span><text:span text:style-name="T1828">=<text:s/></text:span><text:span text:style-name="T1829">None</text:span><text:span text:style-name="T1830"><text:line-break/></text:span><text:span text:style-name="T1831"><text:line-break/><text:s text:c="8"/>if<text:s/></text:span><text:span text:style-name="T1832">self</text:span><text:span text:style-name="T1833">.alliance ==<text:s/></text:span><text:span text:style-name="T1834">"Black"</text:span><text:span text:style-name="T1835">:</text:span><text:span text:style-name="T1836"><text:line-break/><text:s text:c="12"/>enemyPieces = board.piecesInPlay(</text:span><text:span text:style-name="T1837">"White"</text:span><text:span text:style-name="T1838">)</text:span><text:span text:style-name="T1839"><text:line-break/></text:span><text:span text:style-name="T1840"><text:line-break/><text:s text:c="12"/></text:span><text:span text:style-name="T1841">for<text:s/></text:span><text:span text:style-name="T1842">enemy<text:s/></text:span><text:span text:style-name="T1843">in<text:s/></text:span><text:span text:style-name="T1844">range</text:span><text:span text:style-name="T1845">(</text:span><text:span text:style-name="T1846">len</text:span><text:span text:style-name="T1847">(enemyPieces)):</text:span><text:span text:style-name="T1848"><text:line-break/><text:s text:c="16"/></text:span><text:span text:style-name="T1849">if not<text:s/></text:span><text:span text:style-name="T1850">enemyPieces[enemy].toString() ==<text:s/></text:span><text:span text:style-name="T1851">"k"</text:span><text:span text:style-name="T1852">:</text:span><text:span text:style-name="T1853"><text:line-break/><text:s text:c="20"/>moves = enemyPieces[enemy].possibleMoves(board)</text:span><text:span text:style-name="T1854"><text:line-break/><text:s text:c="16"/></text:span><text:span text:style-name="T1855">else</text:span><text:span text:style-name="T1856">:</text:span><text:span text:style-name="T1857"><text:line-break/><text:s text:c="20"/>moves = enemyPieces[enemy].possibleMovesHelp(board)</text:span><text:span text:style-name="T1858"><text:line-break/><text:s text:c="16"/></text:span><text:span text:style-name="T1859">for<text:s/></text:span><text:span text:style-name="T1860">move<text:s/></text:span><text:span text:style-name="T1861">in<text:s/></text:span><text:span text:style-name="T1862">range</text:span><text:span text:style-name="T1863">(</text:span><text:span text:style-name="T1864">len</text:span><text:span text:style-name="T1865">(moves)):</text:span><text:span text:style-name="T1866"><text:line-break/><text:s text:c="20"/>allEnemyAttacks.append(moves[move])</text:span><text:span text:style-name="T1867"><text:line-break/></text:span><text:span text:style-name="T1868"><text:line-break/><text:s text:c="8"/></text:span><text:span text:style-name="T1869">elif<text:s/></text:span><text:span text:style-name="T1870">self</text:span><text:span text:style-name="T1871">.alliance ==<text:s/></text:span><text:span text:style-name="T1872">"White"</text:span><text:span text:style-name="T1873">:</text:span><text:span text:style-name="T1874"><text:line-break/><text:s text:c="12"/>enemyPieces = board.piecesInPlay(</text:span><text:span text:style-name="T1875">"Black"</text:span><text:span text:style-name="T1876">)</text:span><text:span text:style-name="T1877"><text:line-break/><text:s text:c="12"/></text:span><text:span text:style-name="T1878">for<text:s/></text:span><text:span text:style-name="T1879">enemy<text:s/></text:span><text:span text:style-name="T1880">in<text:s/></text:span><text:span text:style-name="T1881">range</text:span><text:span text:style-name="T1882">(</text:span><text:span text:style-name="T1883">len</text:span><text:span text:style-name="T1884">(enemyPieces)):</text:span><text:span text:style-name="T1885"><text:line-break/><text:s text:c="16"/></text:span><text:span text:style-name="T1886">if not<text:s/></text:span><text:span text:style-name="T1887">enemyPieces[enemy].toString() ==<text:s/></text:span><text:span text:style-name="T1888">"K"</text:span><text:span text:style-name="T1889">:</text:span><text:span text:style-name="T1890"><text:line-break/><text:s text:c="20"/>moves = enemyPieces[enemy].possibleMoves(board)</text:span><text:span text:style-name="T1891"><text:line-break/><text:s text:c="16"/></text:span><text:span text:style-name="T1892">else</text:span><text:span text:style-name="T1893">:</text:span><text:span text:style-name="T1894"><text:line-break/><text:s text:c="20"/>moves = enemyPieces[enemy].possibleMovesHelp(board)</text:span><text:span text:style-name="T1895"><text:line-break/><text:s text:c="16"/></text:span><text:span text:style-name="T1896">for<text:s/></text:span><text:span text:style-name="T1897">move<text:s/></text:span><text:span text:style-name="T1898">in<text:s/></text:span><text:span text:style-name="T1899">range</text:span><text:span text:style-name="T1900">(</text:span><text:span text:style-name="T1901">len</text:span><text:span text:style-name="T1902">(moves)):</text:span><text:span text:style-name="T1903"><text:line-break/><text:s text:c="20"/>allEnemyAttacks.append(moves[move])</text:span><text:span text:style-name="T1904"><text:line-break/></text:span><text:span text:style-name="T1905"><text:line-break/><text:s text:c="8"/></text:span><text:span text:style-name="T1906">if<text:s/></text:span><text:span text:style-name="T1907">self</text:span><text:span text:style-name="T1908">.startMove<text:s/></text:span><text:span text:style-name="T1909">and<text:s/></text:span><text:span text:style-name="T1910">self</text:span><text:span text:style-name="T1911">.alliance ==<text:s/></text:span><text:span text:style-name="T1912">"Black"</text:span><text:span text:style-name="T1913">:</text:span><text:span text:style-name="T1914"><text:line-break/></text:span><text:span text:style-name="T1915"><text:line-break/><text:s text:c="12"/></text:span><text:span text:style-name="T1916">if<text:s/></text:span><text:span text:style-name="T1917">board.square[</text:span><text:span text:style-name="T1918">0</text:span><text:span text:style-name="T1919">].pieceOnSquare.toString() ==<text:s/></text:span><text:span text:style-name="T1920">"R"<text:s/></text:span><text:span text:style-name="T1921">and<text:s/></text:span><text:span text:style-name="T1922">board.square[</text:span><text:span text:style-name="T1923">2</text:span><text:span text:style-name="T1924">].pieceOnSquare.startMove:</text:span><text:span text:style-name="T1925"><text:line-break/><text:s text:c="16"/></text:span><text:span text:style-name="T1926">if<text:s/></text:span><text:span text:style-name="T1927">board.square[</text:span><text:span text:style-name="T1928">1</text:span><text:span text:style-name="T1929">].pieceOnSquare.toString() ==<text:s/></text:span><text:span text:style-name="T1930">"-"</text:span><text:span text:style-name="T1931">:</text:span><text:span text:style-name="T1932"><text:line-break/><text:s text:c="20"/></text:span><text:span text:style-name="T1933">if<text:s/></text:span><text:span text:style-name="T1934">board.square[</text:span><text:span text:style-name="T1935">2</text:span><text:span text:style-name="T1936">].pieceOnSquare.toString() ==<text:s/></text:span><text:span text:style-name="T1937">"-"</text:span><text:span text:style-name="T1938">:</text:span><text:span text:style-name="T1939"><text:line-break/><text:s text:c="24"/></text:span><text:span text:style-name="T1940">if<text:s/></text:span><text:span text:style-name="T1941">board.square[</text:span><text:span text:style-name="T1942">3</text:span><text:span text:style-name="T1943">].pieceOnSquare.toString() ==<text:s/></text:span><text:span text:style-name="T1944">"-"</text:span><text:span text:style-name="T1945">:</text:span><text:span text:style-name="T1946"><text:line-break/><text:s text:c="28"/></text:span><text:span text:style-name="T1947">if not<text:s/></text:span><text:span text:style-name="T1948">3<text:s/></text:span><text:span text:style-name="T1949">in<text:s/></text:span><text:span text:style-name="T1950">allEnemyAttacks<text:s/></text:span><text:span text:style-name="T1951">and not<text:s/></text:span><text:span text:style-name="T1952">2<text:s/></text:span><text:span text:style-name="T1953">in<text:s/></text:span><text:span text:style-name="T1954">allEnemyAttacks<text:s/></text:span><text:span text:style-name="T1955">and not<text:s/></text:span><text:span text:style-name="T1956">4<text:s/></text:span><text:span text:style-name="T1957">in<text:s/></text:span><text:span text:style-name="T1958">allEnemyAttacks:</text:span><text:span text:style-name="T1959"><text:line-break/><text:s text:c="32"/>possibleMove.append(</text:span><text:span text:style-name="T1960">2</text:span><text:span text:style-name="T1961">)</text:span><text:span text:style-name="T1962"><text:line-break/></text:span><text:span text:style-name="T1963"><text:line-break/><text:s text:c="12"/></text:span><text:span text:style-name="T1964">if<text:s/></text:span><text:span text:style-name="T1965">board.square[</text:span><text:span text:style-name="T1966">7</text:span><text:span text:style-name="T1967">].pieceOnSquare.toString() ==<text:s/></text:span><text:span text:style-name="T1968">"R"<text:s/></text:span><text:span text:style-name="T1969">and<text:s/></text:span><text:span text:style-name="T1970">board.square[</text:span><text:span text:style-name="T1971">2</text:span><text:span text:style-name="T1972">].pieceOnSquare.startMove:</text:span><text:span text:style-name="T1973"><text:line-break/><text:s text:c="16"/></text:span><text:span text:style-name="T1974">if<text:s/></text:span><text:span text:style-name="T1975">board.square[</text:span><text:span text:style-name="T1976">6</text:span><text:span text:style-name="T1977">].pieceOnSquare.toString() ==<text:s/></text:span><text:span text:style-name="T1978">"-"</text:span><text:span text:style-name="T1979">:</text:span><text:span text:style-name="T1980"><text:line-break/><text:s text:c="20"/></text:span><text:span text:style-name="T1981">if<text:s/></text:span><text:span text:style-name="T1982">board.square[</text:span><text:span text:style-name="T1983">5</text:span><text:span text:style-name="T1984">].pieceOnSquare.toString() ==<text:s/></text:span><text:span text:style-name="T1985">"-"</text:span><text:span text:style-name="T1986">:</text:span><text:span text:style-name="T1987"><text:line-break/><text:s text:c="24"/></text:span><text:span text:style-name="T1988">if not<text:s/></text:span><text:span text:style-name="T1989">5<text:s/></text:span><text:span text:style-name="T1990">in<text:s/></text:span><text:span text:style-name="T1991">allEnemyAttacks<text:s/></text:span><text:span text:style-name="T1992">and not<text:s/></text:span><text:span text:style-name="T1993">6<text:s/></text:span><text:span text:style-name="T1994">in<text:s/></text:span><text:span text:style-name="T1995">allEnemyAttacks<text:s/></text:span><text:span text:style-name="T1996">and not<text:s/></text:span><text:span text:style-name="T1997">4<text:s/></text:span><text:span text:style-name="T1998">in<text:s/></text:span><text:span text:style-name="T1999">allEnemyAttacks:</text:span><text:span text:style-name="T2000"><text:line-break/><text:s text:c="28"/>possibleMove.append(</text:span><text:span text:style-name="T2001">6</text:span><text:span text:style-name="T2002">)</text:span><text:span text:style-name="T2003"><text:line-break/></text:span><text:span text:style-name="T2004"><text:line-break/><text:s text:c="8"/></text:span><text:span text:style-name="T2005">elif<text:s/></text:span><text:span text:style-name="T2006">self</text:span><text:span text:style-name="T2007">.startMove<text:s/></text:span><text:span text:style-name="T2008">and<text:s/></text:span><text:span text:style-name="T2009">self</text:span><text:span text:style-name="T2010">.alliance ==<text:s/></text:span><text:span text:style-name="T2011">"White"</text:span><text:span text:style-name="T2012">:</text:span><text:span text:style-name="T2013"><text:line-break/></text:span><text:span text:style-name="T2014"><text:line-break/><text:s text:c="12"/></text:span><text:span text:style-name="T2015">if<text:s/></text:span><text:span text:style-name="T2016">board.square[</text:span><text:span text:style-name="T2017">56</text:span><text:span text:style-name="T2018">].pieceOnSquare.toString() ==<text:s/></text:span><text:span text:style-name="T2019">"r"<text:s/></text:span><text:span text:style-name="T2020">and<text:s/></text:span><text:span text:style-name="T2021">board.square[</text:span><text:span text:style-name="T2022">2</text:span><text:span text:style-name="T2023">].pieceOnSquare.startMove:</text:span><text:span text:style-name="T2024"><text:line-break/><text:s text:c="16"/></text:span><text:span text:style-name="T2025">if<text:s/></text:span><text:span text:style-name="T2026">board.square[</text:span><text:span text:style-name="T2027">57</text:span><text:span text:style-name="T2028">].pieceOnSquare.toString() ==<text:s/></text:span><text:span text:style-name="T2029">"-"</text:span><text:span text:style-name="T2030">:</text:span><text:span text:style-name="T2031"><text:line-break/><text:s text:c="20"/></text:span><text:span text:style-name="T2032">if<text:s/></text:span><text:span text:style-name="T2033">board.square[</text:span><text:span text:style-name="T2034">58</text:span><text:span text:style-name="T2035">].pieceOnSquare.toString() ==<text:s/></text:span><text:span text:style-name="T2036">"-"</text:span><text:span text:style-name="T2037">:</text:span><text:span text:style-name="T2038"><text:line-break/><text:s text:c="24"/></text:span><text:span text:style-name="T2039">if<text:s/></text:span><text:span text:style-name="T2040">board.square[</text:span><text:span text:style-name="T2041">59</text:span><text:span text:style-name="T2042">].pieceOnSquare.toString() ==<text:s/></text:span><text:span text:style-name="T2043">"-"</text:span><text:span text:style-name="T2044">:</text:span><text:span text:style-name="T2045">#</text:span><text:span text:style-name="T2046"><text:line-break/></text:span><text:soft-page-break/><text:span text:style-name="T2047"><text:s text:c="28"/></text:span><text:span text:style-name="T2048">if not<text:s/></text:span><text:span text:style-name="T2049">58<text:s/></text:span><text:span text:style-name="T2050">in<text:s/></text:span><text:span text:style-name="T2051">allEnemyAttacks<text:s/></text:span><text:span text:style-name="T2052">and not<text:s/></text:span><text:span text:style-name="T2053">59<text:s/></text:span><text:span text:style-name="T2054">in<text:s/></text:span><text:span text:style-name="T2055">allEnemyAttacks<text:s/></text:span><text:span text:style-name="T2056">and not<text:s/></text:span><text:span text:style-name="T2057">60<text:s/></text:span><text:span text:style-name="T2058">in<text:s/></text:span><text:span text:style-name="T2059">allEnemyAttacks:</text:span><text:span text:style-name="T2060"><text:line-break/><text:s text:c="32"/>possibleMove.append(</text:span><text:span text:style-name="T2061">58</text:span><text:span text:style-name="T2062">)</text:span><text:span text:style-name="T2063"><text:line-break/></text:span><text:span text:style-name="T2064"><text:line-break/><text:s text:c="12"/></text:span><text:span text:style-name="T2065">if<text:s/></text:span><text:span text:style-name="T2066">board.square[</text:span><text:span text:style-name="T2067">63</text:span><text:span text:style-name="T2068">].pieceOnSquare.toString() ==<text:s/></text:span><text:span text:style-name="T2069">"r"<text:s/></text:span><text:span text:style-name="T2070">and<text:s/></text:span><text:span text:style-name="T2071">board.square[</text:span><text:span text:style-name="T2072">2</text:span><text:span text:style-name="T2073">].pieceOnSquare.startMove:</text:span><text:span text:style-name="T2074"><text:line-break/><text:s text:c="16"/></text:span><text:span text:style-name="T2075">if<text:s/></text:span><text:span text:style-name="T2076">board.square[</text:span><text:span text:style-name="T2077">62</text:span><text:span text:style-name="T2078">].pieceOnSquare.toString() ==<text:s/></text:span><text:span text:style-name="T2079">"-"</text:span><text:span text:style-name="T2080">:</text:span><text:span text:style-name="T2081"><text:line-break/><text:s text:c="20"/></text:span><text:span text:style-name="T2082">if<text:s/></text:span><text:span text:style-name="T2083">board.square[</text:span><text:span text:style-name="T2084">61</text:span><text:span text:style-name="T2085">].pieceOnSquare.toString() ==<text:s/></text:span><text:span text:style-name="T2086">"-"</text:span><text:span text:style-name="T2087">:</text:span><text:span text:style-name="T2088"><text:line-break/><text:s text:c="24"/></text:span><text:span text:style-name="T2089">if not<text:s/></text:span><text:span text:style-name="T2090">62<text:s/></text:span><text:span text:style-name="T2091">in<text:s/></text:span><text:span text:style-name="T2092">allEnemyAttacks<text:s/></text:span><text:span text:style-name="T2093">and not<text:s/></text:span><text:span text:style-name="T2094">61<text:s/></text:span><text:span text:style-name="T2095">in<text:s/></text:span><text:span text:style-name="T2096">allEnemyAttacks<text:s/></text:span><text:span text:style-name="T2097">and not<text:s/></text:span><text:span text:style-name="T2098">60<text:s/></text:span><text:span text:style-name="T2099">in<text:s/></text:span><text:span text:style-name="T2100">allEnemyAttacks:</text:span><text:span text:style-name="T2101"><text:line-break/><text:s text:c="28"/>possibleMove.append(</text:span><text:span text:style-name="T2102">62</text:span><text:span text:style-name="T2103">)</text:span><text:span text:style-name="T2104"><text:line-break/><text:s text:c="8"/>finalLegal = []</text:span><text:span text:style-name="T2105"><text:line-break/><text:s text:c="8"/></text:span><text:span text:style-name="T2106">for<text:s/></text:span><text:span text:style-name="T2107">move<text:s/></text:span><text:span text:style-name="T2108">in<text:s/></text:span><text:span text:style-name="T2109">possibleMove:</text:span><text:span text:style-name="T2110"><text:line-break/><text:s text:c="12"/></text:span><text:span text:style-name="T2111">if not<text:s/></text:span><text:span text:style-name="T2112">move<text:s/></text:span><text:span text:style-name="T2113">in<text:s/></text:span><text:span text:style-name="T2114">allEnemyAttacks:</text:span><text:span text:style-name="T2115"><text:line-break/><text:s text:c="16"/>finalLegal.append(move)</text:span><text:span text:style-name="T2116"><text:line-break/></text:span><text:span text:style-name="T2117"><text:line-break/><text:s text:c="8"/></text:span><text:span text:style-name="T2118">return<text:s/></text:span><text:span text:style-name="T2119">possibleMove</text:span><text:span text:style-name="T2120"><text:line-break/></text:span><text:span text:style-name="T2121"><text:line-break/><text:s text:c="4"/></text:span><text:span text:style-name="T2122">def<text:s/></text:span><text:span text:style-name="T2123">edgeCases(</text:span><text:span text:style-name="T2124">self</text:span><text:span text:style-name="T2125">, place, vector):</text:span><text:span text:style-name="T2126"><text:line-break/><text:s text:c="8"/></text:span><text:span text:style-name="T2127">if<text:s/></text:span><text:span text:style-name="T2128">place<text:s/></text:span><text:span text:style-name="T2129">in<text:s/></text:span><text:span text:style-name="T2130">Piece.firstColumn:</text:span><text:span text:style-name="T2131"><text:line-break/><text:s text:c="12"/></text:span><text:span text:style-name="T2132">if<text:s/></text:span><text:span text:style-name="T2133">vector == -</text:span><text:span text:style-name="T2134">9<text:s/></text:span><text:span text:style-name="T2135">or<text:s/></text:span><text:span text:style-name="T2136">vector ==<text:s/></text:span><text:span text:style-name="T2137">7<text:s/></text:span><text:span text:style-name="T2138">or<text:s/></text:span><text:span text:style-name="T2139">vector == -</text:span><text:span text:style-name="T2140">1</text:span><text:span text:style-name="T2141">:</text:span><text:span text:style-name="T2142"><text:line-break/><text:s text:c="16"/></text:span><text:span text:style-name="T2143">return True</text:span><text:span text:style-name="T2144"><text:line-break/><text:s text:c="8"/>if<text:s/></text:span><text:span text:style-name="T2145">place<text:s/></text:span><text:span text:style-name="T2146">in<text:s/></text:span><text:span text:style-name="T2147">Piece.eighthColumn:</text:span><text:span text:style-name="T2148"><text:line-break/><text:s text:c="12"/></text:span><text:span text:style-name="T2149">if<text:s/></text:span><text:span text:style-name="T2150">vector == -</text:span><text:span text:style-name="T2151">7<text:s/></text:span><text:span text:style-name="T2152">or<text:s/></text:span><text:span text:style-name="T2153">vector ==<text:s/></text:span><text:span text:style-name="T2154">9<text:s/></text:span><text:span text:style-name="T2155">or<text:s/></text:span><text:span text:style-name="T2156">vector ==<text:s/></text:span><text:span text:style-name="T2157">1</text:span><text:span text:style-name="T2158">:</text:span><text:span text:style-name="T2159"><text:line-break/><text:s text:c="16"/></text:span><text:span text:style-name="T2160">return True</text:span><text:span text:style-name="T2161"><text:line-break/><text:s text:c="8"/>return False</text:span><text:span text:style-name="T2162"><text:line-break/></text:span><text:span text:style-name="T2163"><text:line-break/><text:s text:c="4"/>def<text:s/></text:span><text:span text:style-name="T2164">possibleMovesHelp(</text:span><text:span text:style-name="T2165">self</text:span><text:span text:style-name="T2166">, board):</text:span><text:span text:style-name="T2167"><text:line-break/></text:span><text:span text:style-name="T2168"><text:line-break/><text:s text:c="8"/>possibleMove = []</text:span><text:span text:style-name="T2169"><text:line-break/><text:s text:c="8"/></text:span><text:span text:style-name="T2170">for<text:s/></text:span><text:span text:style-name="T2171">vector<text:s/></text:span><text:span text:style-name="T2172">in<text:s/></text:span><text:span text:style-name="T2173">self</text:span><text:span text:style-name="T2174">.moveVector:</text:span><text:span text:style-name="T2175"><text:line-break/><text:s text:c="12"/>destCoord =<text:s/></text:span><text:span text:style-name="T2176">self</text:span><text:span text:style-name="T2177">.place + vector</text:span><text:span text:style-name="T2178"><text:line-break/><text:s text:c="12"/>badMove =<text:s/></text:span><text:span text:style-name="T2179">self</text:span><text:span text:style-name="T2180">.edgeCases(</text:span><text:span text:style-name="T2181">self</text:span><text:span text:style-name="T2182">.place, vector)</text:span><text:span text:style-name="T2183"><text:line-break/><text:s text:c="12"/></text:span><text:span text:style-name="T2184">if not<text:s/></text:span><text:span text:style-name="T2185">badMove:</text:span><text:span text:style-name="T2186"><text:line-break/><text:s text:c="16"/></text:span><text:span text:style-name="T2187">if<text:s/></text:span><text:span text:style-name="T2188">0<text:s/></text:span><text:span text:style-name="T2189">&lt;= destCoord &lt;<text:s/></text:span><text:span text:style-name="T2190">64</text:span><text:span text:style-name="T2191">:</text:span><text:span text:style-name="T2192"><text:line-break/><text:s text:c="20"/>destTile = board.square[destCoord]</text:span><text:span text:style-name="T2193"><text:line-break/><text:s text:c="20"/></text:span><text:span text:style-name="T2194">if<text:s/></text:span><text:span text:style-name="T2195">destTile.pieceOnSquare.toString() ==<text:s/></text:span><text:span text:style-name="T2196">"-"</text:span><text:span text:style-name="T2197">:</text:span><text:span text:style-name="T2198"><text:line-break/><text:s text:c="24"/>possibleMove.append(destCoord)</text:span><text:span text:style-name="T2199"><text:line-break/><text:s text:c="20"/></text:span><text:span text:style-name="T2200">else</text:span><text:span text:style-name="T2201">:</text:span><text:span text:style-name="T2202"><text:line-break/><text:s text:c="24"/></text:span><text:span text:style-name="T2203">if not<text:s/></text:span><text:span text:style-name="T2204">destTile.pieceOnSquare.alliance ==<text:s/></text:span><text:span text:style-name="T2205">self</text:span><text:span text:style-name="T2206">.alliance:</text:span><text:span text:style-name="T2207"><text:line-break/><text:s text:c="28"/>possibleMove.append(destCoord)</text:span><text:span text:style-name="T2208"><text:line-break/></text:span><text:span text:style-name="T2209"><text:line-break/><text:s text:c="8"/></text:span><text:span text:style-name="T2210">return<text:s/></text:span><text:span text:style-name="T2211">possibleMove</text:span><text:span text:style-name="T2212"><text:line-break/></text:span><text:span text:style-name="T2213"><text:line-break/></text:span><text:span text:style-name="T2214">class<text:s/></text:span><text:span text:style-name="T2215">Knight(Piece):</text:span><text:span text:style-name="T2216"><text:line-break/><text:s text:c="4"/></text:span><text:span text:style-name="T2217"># defines how the knight moves and what should happen if it is an edge case also the value to the AI and what player it belonges to</text:span><text:span text:style-name="T2218"><text:line-break/><text:s text:c="4"/># its place on the board too</text:span><text:span text:style-name="T2219"><text:line-break/><text:s text:c="4"/></text:span><text:span text:style-name="T2220">alliance =<text:s/></text:span><text:span text:style-name="T2221">None</text:span><text:span text:style-name="T2222"><text:line-break/><text:s text:c="4"/></text:span><text:span text:style-name="T2223">place =<text:s/></text:span><text:span text:style-name="T2224">None</text:span><text:span text:style-name="T2225"><text:line-break/><text:s text:c="4"/></text:span><text:span text:style-name="T2226">moveVector = [-</text:span><text:span text:style-name="T2227">17</text:span><text:span text:style-name="T2228">,-</text:span><text:span text:style-name="T2229">15</text:span><text:span text:style-name="T2230">,-</text:span><text:span text:style-name="T2231">10</text:span><text:span text:style-name="T2232">,-</text:span><text:span text:style-name="T2233">6</text:span><text:span text:style-name="T2234">,</text:span><text:span text:style-name="T2235">6</text:span><text:span text:style-name="T2236">,</text:span><text:span text:style-name="T2237">10</text:span><text:span text:style-name="T2238">,</text:span><text:span text:style-name="T2239">15</text:span><text:span text:style-name="T2240">,</text:span><text:span text:style-name="T2241">17</text:span><text:span text:style-name="T2242">]</text:span><text:span text:style-name="T2243"><text:line-break/><text:s text:c="4"/>minMaxValue =</text:span><text:span text:style-name="T2244">300</text:span><text:span text:style-name="T2245"><text:line-break/></text:span><text:span text:style-name="T2246"><text:line-break/><text:s text:c="4"/></text:span><text:span text:style-name="T2247">def<text:s/></text:span><text:span text:style-name="T2248">__init__</text:span><text:span text:style-name="T2249">(</text:span><text:span text:style-name="T2250">self</text:span><text:span text:style-name="T2251">, alliance, place):</text:span><text:span text:style-name="T2252"><text:line-break/><text:s text:c="8"/></text:span><text:span text:style-name="T2253">super</text:span><text:span text:style-name="T2254">().</text:span><text:span text:style-name="T2255">__init__</text:span><text:span text:style-name="T2256">()</text:span><text:span text:style-name="T2257"><text:line-break/><text:s text:c="8"/></text:span><text:span text:style-name="T2258">self</text:span><text:span text:style-name="T2259">.alliance = alliance</text:span><text:span text:style-name="T2260"><text:line-break/><text:s text:c="8"/></text:span><text:span text:style-name="T2261">self</text:span><text:span text:style-name="T2262">.place = place</text:span><text:span text:style-name="T2263"><text:line-break/><text:s text:c="4"/></text:span><text:span text:style-name="T2264">def<text:s/></text:span><text:span text:style-name="T2265">toString(</text:span><text:span text:style-name="T2266">self</text:span><text:span text:style-name="T2267">):</text:span><text:span text:style-name="T2268"><text:line-break/><text:s text:c="8"/></text:span><text:span text:style-name="T2269">return<text:s/></text:span><text:span text:style-name="T2270">"N"<text:s/></text:span><text:span text:style-name="T2271">if<text:s/></text:span><text:span text:style-name="T2272">self</text:span><text:span text:style-name="T2273">.alliance ==<text:s/></text:span><text:span text:style-name="T2274">"Black"<text:s/></text:span><text:span text:style-name="T2275">else<text:s/></text:span><text:span text:style-name="T2276">"n"</text:span><text:span text:style-name="T2277"><text:line-break/></text:span><text:soft-page-break/><text:span text:style-name="T2278"><text:line-break/><text:s text:c="4"/></text:span><text:span text:style-name="T2279">def<text:s/></text:span><text:span text:style-name="T2280">possibleMoves(</text:span><text:span text:style-name="T2281">self</text:span><text:span text:style-name="T2282">, board):</text:span><text:span text:style-name="T2283"><text:line-break/></text:span><text:span text:style-name="T2284"><text:line-break/><text:s text:c="8"/>possibleMove = []</text:span><text:span text:style-name="T2285"><text:line-break/><text:s text:c="8"/></text:span><text:span text:style-name="T2286">for<text:s/></text:span><text:span text:style-name="T2287">vector<text:s/></text:span><text:span text:style-name="T2288">in<text:s/></text:span><text:span text:style-name="T2289">self</text:span><text:span text:style-name="T2290">.moveVector:</text:span><text:span text:style-name="T2291"><text:line-break/><text:s text:c="12"/>destCoord =<text:s/></text:span><text:span text:style-name="T2292">self</text:span><text:span text:style-name="T2293">.place + vector</text:span><text:span text:style-name="T2294"><text:line-break/><text:s text:c="12"/></text:span><text:span text:style-name="T2295">if<text:s/></text:span><text:span text:style-name="T2296">0<text:s/></text:span><text:span text:style-name="T2297">&lt;= destCoord &lt;<text:s/></text:span><text:span text:style-name="T2298">64</text:span><text:span text:style-name="T2299">:</text:span><text:span text:style-name="T2300"><text:line-break/><text:s text:c="16"/>badMove =<text:s/></text:span><text:span text:style-name="T2301">self</text:span><text:span text:style-name="T2302">.edgeCases(</text:span><text:span text:style-name="T2303">self</text:span><text:span text:style-name="T2304">.place, vector)</text:span><text:span text:style-name="T2305"><text:line-break/><text:s text:c="16"/></text:span><text:span text:style-name="T2306">if not<text:s/></text:span><text:span text:style-name="T2307">badMove:</text:span><text:span text:style-name="T2308"><text:line-break/><text:s text:c="20"/>destTile = board.square[destCoord]</text:span><text:span text:style-name="T2309"><text:line-break/><text:s text:c="20"/></text:span><text:span text:style-name="T2310">if<text:s/></text:span><text:span text:style-name="T2311">destTile.pieceOnSquare.toString() ==<text:s/></text:span><text:span text:style-name="T2312">"-"</text:span><text:span text:style-name="T2313">:</text:span><text:span text:style-name="T2314"><text:line-break/><text:s text:c="24"/>possibleMove.append(destCoord)</text:span><text:span text:style-name="T2315"><text:line-break/><text:s text:c="20"/></text:span><text:span text:style-name="T2316">else</text:span><text:span text:style-name="T2317">:</text:span><text:span text:style-name="T2318"><text:line-break/><text:s text:c="24"/></text:span><text:span text:style-name="T2319">if not<text:s/></text:span><text:span text:style-name="T2320">destTile.pieceOnSquare.alliance ==<text:s/></text:span><text:span text:style-name="T2321">self</text:span><text:span text:style-name="T2322">.alliance:</text:span><text:span text:style-name="T2323"><text:line-break/><text:s text:c="28"/>possibleMove.append(destCoord)</text:span><text:span text:style-name="T2324"><text:line-break/></text:span><text:span text:style-name="T2325"><text:line-break/><text:s text:c="8"/></text:span><text:span text:style-name="T2326">return<text:s/></text:span><text:span text:style-name="T2327">possibleMove</text:span><text:span text:style-name="T2328"><text:line-break/></text:span><text:span text:style-name="T2329"><text:line-break/><text:s text:c="4"/></text:span><text:span text:style-name="T2330">def<text:s/></text:span><text:span text:style-name="T2331">edgeCases(</text:span><text:span text:style-name="T2332">self</text:span><text:span text:style-name="T2333">, place, vector):</text:span><text:span text:style-name="T2334"><text:line-break/><text:s text:c="8"/></text:span><text:span text:style-name="T2335">if<text:s/></text:span><text:span text:style-name="T2336">place<text:s/></text:span><text:span text:style-name="T2337">in<text:s/></text:span><text:span text:style-name="T2338">Piece.firstColumn:</text:span><text:span text:style-name="T2339"><text:line-break/><text:s text:c="12"/></text:span><text:span text:style-name="T2340">if<text:s/></text:span><text:span text:style-name="T2341">vector == -</text:span><text:span text:style-name="T2342">17<text:s/></text:span><text:span text:style-name="T2343">or<text:s/></text:span><text:span text:style-name="T2344">vector == -</text:span><text:span text:style-name="T2345">10<text:s/></text:span><text:span text:style-name="T2346">or<text:s/></text:span><text:span text:style-name="T2347">vector ==<text:s/></text:span><text:span text:style-name="T2348">6<text:s/></text:span><text:span text:style-name="T2349">or<text:s/></text:span><text:span text:style-name="T2350">vector ==<text:s/></text:span><text:span text:style-name="T2351">15</text:span><text:span text:style-name="T2352">:</text:span><text:span text:style-name="T2353"><text:line-break/><text:s text:c="16"/></text:span><text:span text:style-name="T2354">return True</text:span><text:span text:style-name="T2355"><text:line-break/></text:span><text:span text:style-name="T2356"><text:line-break/><text:s text:c="8"/>if<text:s/></text:span><text:span text:style-name="T2357">place<text:s/></text:span><text:span text:style-name="T2358">in<text:s/></text:span><text:span text:style-name="T2359">Piece.secondColumn:</text:span><text:span text:style-name="T2360"><text:line-break/><text:s text:c="12"/></text:span><text:span text:style-name="T2361">if<text:s/></text:span><text:span text:style-name="T2362">vector == -</text:span><text:span text:style-name="T2363">10<text:s/></text:span><text:span text:style-name="T2364">or<text:s/></text:span><text:span text:style-name="T2365">vector ==<text:s/></text:span><text:span text:style-name="T2366">6</text:span><text:span text:style-name="T2367">:</text:span><text:span text:style-name="T2368"><text:line-break/><text:s text:c="16"/></text:span><text:span text:style-name="T2369">return True</text:span><text:span text:style-name="T2370"><text:line-break/></text:span><text:span text:style-name="T2371"><text:line-break/><text:s text:c="8"/>if<text:s/></text:span><text:span text:style-name="T2372">place<text:s/></text:span><text:span text:style-name="T2373">in<text:s/></text:span><text:span text:style-name="T2374">Piece.seventhColumn:</text:span><text:span text:style-name="T2375"><text:line-break/><text:s text:c="12"/></text:span><text:span text:style-name="T2376">if<text:s/></text:span><text:span text:style-name="T2377">vector == -</text:span><text:span text:style-name="T2378">6<text:s/></text:span><text:span text:style-name="T2379">or<text:s/></text:span><text:span text:style-name="T2380">vector ==<text:s/></text:span><text:span text:style-name="T2381">10</text:span><text:span text:style-name="T2382">:</text:span><text:span text:style-name="T2383"><text:line-break/><text:s text:c="16"/></text:span><text:span text:style-name="T2384">return True</text:span><text:span text:style-name="T2385"><text:line-break/></text:span><text:span text:style-name="T2386"><text:line-break/><text:s text:c="8"/>if<text:s/></text:span><text:span text:style-name="T2387">place<text:s/></text:span><text:span text:style-name="T2388">in<text:s/></text:span><text:span text:style-name="T2389">Piece.eighthColumn:</text:span><text:span text:style-name="T2390"><text:line-break/><text:s text:c="12"/></text:span><text:span text:style-name="T2391">if<text:s/></text:span><text:span text:style-name="T2392">vector == -</text:span><text:span text:style-name="T2393">15<text:s/></text:span><text:span text:style-name="T2394">or<text:s/></text:span><text:span text:style-name="T2395">vector == -</text:span><text:span text:style-name="T2396">6<text:s/></text:span><text:span text:style-name="T2397">or<text:s/></text:span><text:span text:style-name="T2398">vector ==<text:s/></text:span><text:span text:style-name="T2399">10<text:s/></text:span><text:span text:style-name="T2400">or<text:s/></text:span><text:span text:style-name="T2401">vector ==<text:s/></text:span><text:span text:style-name="T2402">17</text:span><text:span text:style-name="T2403">:</text:span><text:span text:style-name="T2404"><text:line-break/><text:s text:c="16"/></text:span><text:span text:style-name="T2405">return True</text:span><text:span text:style-name="T2406"><text:line-break/></text:span><text:span text:style-name="T2407"><text:line-break/>class<text:s/></text:span><text:span text:style-name="T2408">NullPiece(Piece):</text:span><text:span text:style-name="T2409"><text:line-break/></text:span><text:span text:style-name="T2410">#assigned to each place on the board where there isnt a piece present</text:span><text:span text:style-name="T2411"><text:line-break/><text:s text:c="4"/></text:span><text:span text:style-name="T2412">def<text:s/></text:span><text:span text:style-name="T2413">__init__</text:span><text:span text:style-name="T2414">(</text:span><text:span text:style-name="T2415">self</text:span><text:span text:style-name="T2416">):</text:span><text:span text:style-name="T2417"><text:line-break/><text:s text:c="8"/></text:span><text:span text:style-name="T2418">super</text:span><text:span text:style-name="T2419">().</text:span><text:span text:style-name="T2420">__init__</text:span><text:span text:style-name="T2421">()</text:span><text:span text:style-name="T2422"><text:line-break/><text:s text:c="4"/></text:span><text:span text:style-name="T2423">def<text:s/></text:span><text:span text:style-name="T2424">toString(</text:span><text:span text:style-name="T2425">self</text:span><text:span text:style-name="T2426">):</text:span><text:span text:style-name="T2427"><text:line-break/><text:s text:c="8"/></text:span><text:span text:style-name="T2428">return<text:s/></text:span><text:span text:style-name="T2429">"-"</text:span><text:span text:style-name="T2430"><text:line-break/></text:span><text:span text:style-name="T2431"><text:line-break/></text:span><text:span text:style-name="T2432"><text:line-break/></text:span><text:span text:style-name="T2433">class<text:s/></text:span><text:span text:style-name="T2434">Pawn(Piece):</text:span><text:span text:style-name="T2435"><text:line-break/><text:s text:c="4"/></text:span><text:span text:style-name="T2436"># defines how the pawn moves and what should happen if it is an edge case also the value to the AI and what player it belonges to</text:span><text:span text:style-name="T2437"><text:line-break/><text:s text:c="4"/># its place on the board too also check if enpassant is true</text:span><text:span text:style-name="T2438"><text:line-break/><text:s text:c="4"/></text:span><text:span text:style-name="T2439">alliance =<text:s/></text:span><text:span text:style-name="T2440">None</text:span><text:span text:style-name="T2441"><text:line-break/><text:s text:c="4"/></text:span><text:span text:style-name="T2442">place =<text:s/></text:span><text:span text:style-name="T2443">None</text:span><text:span text:style-name="T2444"><text:line-break/><text:s text:c="4"/></text:span><text:span text:style-name="T2445">allianceMultiple =<text:s/></text:span><text:span text:style-name="T2446">None</text:span><text:span text:style-name="T2447"><text:line-break/><text:s text:c="4"/></text:span><text:span text:style-name="T2448">moveVector = [</text:span><text:span text:style-name="T2449">7</text:span><text:span text:style-name="T2450">,<text:s/></text:span><text:span text:style-name="T2451">9</text:span><text:span text:style-name="T2452">,<text:s/></text:span><text:span text:style-name="T2453">8</text:span><text:span text:style-name="T2454">,<text:s/></text:span><text:span text:style-name="T2455">16</text:span><text:span text:style-name="T2456">]</text:span><text:span text:style-name="T2457"><text:line-break/><text:s text:c="4"/>minMaxValue =<text:s/></text:span><text:span text:style-name="T2458">100</text:span><text:span text:style-name="T2459"><text:line-break/></text:span><text:span text:style-name="T2460"><text:line-break/><text:s text:c="4"/></text:span><text:span text:style-name="T2461">def<text:s/></text:span><text:span text:style-name="T2462">__init__</text:span><text:span text:style-name="T2463">(</text:span><text:span text:style-name="T2464">self</text:span><text:span text:style-name="T2465">, alliance, place):</text:span><text:span text:style-name="T2466"><text:line-break/><text:s text:c="8"/></text:span><text:span text:style-name="T2467">super</text:span><text:span text:style-name="T2468">().</text:span><text:span text:style-name="T2469">__init__</text:span><text:span text:style-name="T2470">()</text:span><text:span text:style-name="T2471"><text:line-break/><text:s text:c="8"/></text:span><text:span text:style-name="T2472">self</text:span><text:span text:style-name="T2473">.alliance = alliance</text:span><text:span text:style-name="T2474"><text:line-break/><text:s text:c="8"/></text:span><text:span text:style-name="T2475">self</text:span><text:span text:style-name="T2476">.place = place</text:span><text:span text:style-name="T2477"><text:line-break/><text:s text:c="8"/></text:span><text:span text:style-name="T2478">if<text:s/></text:span><text:span text:style-name="T2479">self</text:span><text:span text:style-name="T2480">.alliance ==<text:s/></text:span><text:span text:style-name="T2481">"Black"</text:span><text:span text:style-name="T2482">:</text:span><text:span text:style-name="T2483"><text:line-break/><text:s text:c="12"/></text:span><text:span text:style-name="T2484">self</text:span><text:span text:style-name="T2485">.allianceMultiple =<text:s/></text:span><text:span text:style-name="T2486">1</text:span><text:span text:style-name="T2487"><text:line-break/></text:span><text:soft-page-break/><text:span text:style-name="T2488"><text:s text:c="8"/></text:span><text:span text:style-name="T2489">else</text:span><text:span text:style-name="T2490">:</text:span><text:span text:style-name="T2491"><text:line-break/><text:s text:c="12"/></text:span><text:span text:style-name="T2492">self</text:span><text:span text:style-name="T2493">.allianceMultiple = -</text:span><text:span text:style-name="T2494">1</text:span><text:span text:style-name="T2495"><text:line-break/></text:span><text:span text:style-name="T2496"><text:line-break/><text:s text:c="4"/></text:span><text:span text:style-name="T2497">def<text:s/></text:span><text:span text:style-name="T2498">toString(</text:span><text:span text:style-name="T2499">self</text:span><text:span text:style-name="T2500">):</text:span><text:span text:style-name="T2501"><text:line-break/><text:s text:c="8"/></text:span><text:span text:style-name="T2502">return<text:s/></text:span><text:span text:style-name="T2503">"P"<text:s/></text:span><text:span text:style-name="T2504">if<text:s/></text:span><text:span text:style-name="T2505">self</text:span><text:span text:style-name="T2506">.alliance ==<text:s/></text:span><text:span text:style-name="T2507">"Black"<text:s/></text:span><text:span text:style-name="T2508">else<text:s/></text:span><text:span text:style-name="T2509">"p"</text:span><text:span text:style-name="T2510"><text:line-break/></text:span><text:span text:style-name="T2511"><text:line-break/><text:s text:c="4"/></text:span><text:span text:style-name="T2512">def<text:s/></text:span><text:span text:style-name="T2513">possibleMoves(</text:span><text:span text:style-name="T2514">self</text:span><text:span text:style-name="T2515">, board):</text:span><text:span text:style-name="T2516"><text:line-break/></text:span><text:span text:style-name="T2517"><text:line-break/><text:s text:c="8"/>possibleMove = []</text:span><text:span text:style-name="T2518"><text:line-break/></text:span><text:span text:style-name="T2519"><text:line-break/><text:s text:c="8"/></text:span><text:span text:style-name="T2520">for<text:s/></text:span><text:span text:style-name="T2521">vector<text:s/></text:span><text:span text:style-name="T2522">in<text:s/></text:span><text:span text:style-name="T2523">self</text:span><text:span text:style-name="T2524">.moveVector:</text:span><text:span text:style-name="T2525"><text:line-break/></text:span><text:span text:style-name="T2526"><text:line-break/><text:s text:c="12"/>destCoord =<text:s/></text:span><text:span text:style-name="T2527">self</text:span><text:span text:style-name="T2528">.place + (vector *<text:s/></text:span><text:span text:style-name="T2529">self</text:span><text:span text:style-name="T2530">.allianceMultiple)</text:span><text:span text:style-name="T2531"><text:line-break/></text:span><text:span text:style-name="T2532"><text:line-break/><text:s text:c="12"/></text:span><text:span text:style-name="T2533">if<text:s/></text:span><text:span text:style-name="T2534">0<text:s/></text:span><text:span text:style-name="T2535">&lt;= destCoord &lt;<text:s/></text:span><text:span text:style-name="T2536">64</text:span><text:span text:style-name="T2537">:</text:span><text:span text:style-name="T2538"><text:line-break/></text:span><text:span text:style-name="T2539"><text:line-break/><text:s text:c="16"/></text:span><text:span text:style-name="T2540">if<text:s/></text:span><text:span text:style-name="T2541">vector ==<text:s/></text:span><text:span text:style-name="T2542">8<text:s/></text:span><text:span text:style-name="T2543">and<text:s/></text:span><text:span text:style-name="T2544">board.square[destCoord].pieceOnSquare.toString() ==<text:s/></text:span><text:span text:style-name="T2545">"-"</text:span><text:span text:style-name="T2546">:</text:span><text:span text:style-name="T2547"><text:line-break/></text:span><text:span text:style-name="T2548"><text:line-break/><text:s text:c="20"/></text:span><text:span text:style-name="T2549">if<text:s/></text:span><text:span text:style-name="T2550">self</text:span><text:span text:style-name="T2551">.alliance ==<text:s/></text:span><text:span text:style-name="T2552">"Black"<text:s/></text:span><text:span text:style-name="T2553">and<text:s/></text:span><text:span text:style-name="T2554">destCoord<text:s/></text:span><text:span text:style-name="T2555">in<text:s/></text:span><text:span text:style-name="T2556">Piece.eighthRow:</text:span><text:span text:style-name="T2557"><text:line-break/><text:s text:c="24"/>possibleMove.append(destCoord)</text:span><text:span text:style-name="T2558"><text:line-break/><text:s text:c="20"/></text:span><text:span text:style-name="T2559">elif<text:s/></text:span><text:span text:style-name="T2560">self</text:span><text:span text:style-name="T2561">.alliance ==<text:s/></text:span><text:span text:style-name="T2562">"White"<text:s/></text:span><text:span text:style-name="T2563">and<text:s/></text:span><text:span text:style-name="T2564">destCoord<text:s/></text:span><text:span text:style-name="T2565">in<text:s/></text:span><text:span text:style-name="T2566">Piece.firstRow:</text:span><text:span text:style-name="T2567"><text:line-break/><text:s text:c="24"/>possibleMove.append(destCoord)</text:span><text:span text:style-name="T2568"><text:line-break/><text:s text:c="20"/></text:span><text:span text:style-name="T2569">else</text:span><text:span text:style-name="T2570">:</text:span><text:span text:style-name="T2571"><text:line-break/><text:s text:c="24"/>possibleMove.append(destCoord)</text:span><text:span text:style-name="T2572"><text:line-break/></text:span><text:span text:style-name="T2573"><text:line-break/><text:s text:c="16"/></text:span><text:span text:style-name="T2574">elif<text:s/></text:span><text:span text:style-name="T2575">vector ==<text:s/></text:span><text:span text:style-name="T2576">16<text:s/></text:span><text:span text:style-name="T2577">and<text:s/></text:span><text:span text:style-name="T2578">self</text:span><text:span text:style-name="T2579">.startMove<text:s/></text:span><text:span text:style-name="T2580">and<text:s/></text:span><text:span text:style-name="T2581">board.square[destCoord].pieceOnSquare.toString() ==<text:s/></text:span><text:span text:style-name="T2582">"-"</text:span><text:span text:style-name="T2583">:</text:span><text:span text:style-name="T2584"><text:line-break/></text:span><text:span text:style-name="T2585"><text:line-break/><text:s text:c="20"/>behindJump =<text:s/></text:span><text:span text:style-name="T2586">self</text:span><text:span text:style-name="T2587">.place + (</text:span><text:span text:style-name="T2588">8<text:s/></text:span><text:span text:style-name="T2589">*<text:s/></text:span><text:span text:style-name="T2590">self</text:span><text:span text:style-name="T2591">.allianceMultiple)</text:span><text:span text:style-name="T2592"><text:line-break/><text:s text:c="20"/></text:span><text:span text:style-name="T2593">if<text:s/></text:span><text:span text:style-name="T2594">board.square[behindJump].pieceOnSquare.toString() ==<text:s/></text:span><text:span text:style-name="T2595">"-"</text:span><text:span text:style-name="T2596">:</text:span><text:span text:style-name="T2597"><text:line-break/><text:s text:c="24"/>possibleMove.append(destCoord)</text:span><text:span text:style-name="T2598"><text:line-break/></text:span><text:span text:style-name="T2599"><text:line-break/><text:s text:c="16"/></text:span><text:span text:style-name="T2600">elif<text:s/></text:span><text:span text:style-name="T2601">vector ==<text:s/></text:span><text:span text:style-name="T2602">7</text:span><text:span text:style-name="T2603">:</text:span><text:span text:style-name="T2604"><text:line-break/></text:span><text:span text:style-name="T2605"><text:line-break/><text:s text:c="20"/></text:span><text:span text:style-name="T2606">if<text:s/></text:span><text:span text:style-name="T2607">self</text:span><text:span text:style-name="T2608">.place<text:s/></text:span><text:span text:style-name="T2609">in<text:s/></text:span><text:span text:style-name="T2610">Piece.firstColumn<text:s/></text:span><text:span text:style-name="T2611">and<text:s/></text:span><text:span text:style-name="T2612">self</text:span><text:span text:style-name="T2613">.alliance ==<text:s/></text:span><text:span text:style-name="T2614">"Black"</text:span><text:span text:style-name="T2615">:</text:span><text:span text:style-name="T2616"><text:line-break/><text:s text:c="24"/></text:span><text:span text:style-name="T2617">pass</text:span><text:span text:style-name="T2618"><text:line-break/><text:s text:c="20"/>elif<text:s/></text:span><text:span text:style-name="T2619">self</text:span><text:span text:style-name="T2620">.place<text:s/></text:span><text:span text:style-name="T2621">in<text:s/></text:span><text:span text:style-name="T2622">Piece.eighthColumn<text:s/></text:span><text:span text:style-name="T2623">and<text:s/></text:span><text:span text:style-name="T2624">self</text:span><text:span text:style-name="T2625">.alliance ==<text:s/></text:span><text:span text:style-name="T2626">"White"</text:span><text:span text:style-name="T2627">:</text:span><text:span text:style-name="T2628"><text:line-break/><text:s text:c="24"/></text:span><text:span text:style-name="T2629">pass</text:span><text:span text:style-name="T2630"><text:line-break/><text:s text:c="20"/>else</text:span><text:span text:style-name="T2631">:</text:span><text:span text:style-name="T2632"><text:line-break/></text:span><text:span text:style-name="T2633"><text:line-break/><text:s text:c="24"/></text:span><text:span text:style-name="T2634">if not<text:s/></text:span><text:span text:style-name="T2635">board.square[destCoord].pieceOnSquare.toString() ==<text:s/></text:span><text:span text:style-name="T2636">"-"</text:span><text:span text:style-name="T2637">:</text:span><text:span text:style-name="T2638"><text:line-break/></text:span><text:span text:style-name="T2639"><text:line-break/><text:s text:c="28"/>piece = board.square[destCoord].pieceOnSquare</text:span><text:span text:style-name="T2640"><text:line-break/><text:s text:c="28"/></text:span><text:span text:style-name="T2641">if not<text:s/></text:span><text:span text:style-name="T2642">self</text:span><text:span text:style-name="T2643">.alliance == piece.alliance:</text:span><text:span text:style-name="T2644"><text:line-break/></text:span><text:span text:style-name="T2645"><text:line-break/><text:s text:c="32"/></text:span><text:span text:style-name="T2646">if<text:s/></text:span><text:span text:style-name="T2647">self</text:span><text:span text:style-name="T2648">.alliance ==<text:s/></text:span><text:span text:style-name="T2649">"Black"<text:s/></text:span><text:span text:style-name="T2650">and<text:s/></text:span><text:span text:style-name="T2651">destCoord<text:s/></text:span><text:span text:style-name="T2652">in<text:s/></text:span><text:span text:style-name="T2653">Piece.eighthRow:</text:span><text:span text:style-name="T2654"><text:line-break/><text:s text:c="36"/>possibleMove.append(destCoord)</text:span><text:span text:style-name="T2655"><text:line-break/><text:s text:c="32"/></text:span><text:span text:style-name="T2656">elif<text:s/></text:span><text:span text:style-name="T2657">self</text:span><text:span text:style-name="T2658">.alliance ==<text:s/></text:span><text:span text:style-name="T2659">"White"<text:s/></text:span><text:span text:style-name="T2660">and<text:s/></text:span><text:span text:style-name="T2661">destCoord<text:s/></text:span><text:span text:style-name="T2662">in<text:s/></text:span><text:span text:style-name="T2663">Piece.firstRow:</text:span><text:span text:style-name="T2664"><text:line-break/><text:s text:c="36"/>possibleMove.append(destCoord)</text:span><text:span text:style-name="T2665"><text:line-break/><text:s text:c="32"/></text:span><text:span text:style-name="T2666">else</text:span><text:span text:style-name="T2667">:</text:span><text:span text:style-name="T2668"><text:line-break/><text:s text:c="36"/>possibleMove.append(destCoord)</text:span><text:span text:style-name="T2669"><text:line-break/></text:span><text:span text:style-name="T2670"><text:line-break/><text:s text:c="24"/></text:span><text:span text:style-name="T2671">elif not<text:s/></text:span><text:span text:style-name="T2672">board.enPassantPawn ==<text:s/></text:span><text:span text:style-name="T2673">None</text:span><text:span text:style-name="T2674">:</text:span><text:span text:style-name="T2675"><text:line-break/></text:span><text:soft-page-break/><text:span text:style-name="T2676"><text:line-break/><text:s text:c="28"/></text:span><text:span text:style-name="T2677">if<text:s/></text:span><text:span text:style-name="T2678">board.enPassantPawnBehind == destCoord:</text:span><text:span text:style-name="T2679"><text:line-break/><text:s text:c="32"/>enPP = board.enPassantPawn</text:span><text:span text:style-name="T2680"><text:line-break/><text:s text:c="32"/></text:span><text:span text:style-name="T2681">if not<text:s/></text:span><text:span text:style-name="T2682">self</text:span><text:span text:style-name="T2683">.alliance == enPP.alliance:</text:span><text:span text:style-name="T2684"><text:line-break/><text:s text:c="36"/>possibleMove.append(destCoord)</text:span><text:span text:style-name="T2685"><text:line-break/></text:span><text:span text:style-name="T2686"><text:line-break/><text:s text:c="16"/></text:span><text:span text:style-name="T2687">elif<text:s/></text:span><text:span text:style-name="T2688">vector ==<text:s/></text:span><text:span text:style-name="T2689">9</text:span><text:span text:style-name="T2690">:</text:span><text:span text:style-name="T2691"><text:line-break/></text:span><text:span text:style-name="T2692"><text:line-break/><text:s text:c="20"/></text:span><text:span text:style-name="T2693">if<text:s/></text:span><text:span text:style-name="T2694">self</text:span><text:span text:style-name="T2695">.place<text:s/></text:span><text:span text:style-name="T2696">in<text:s/></text:span><text:span text:style-name="T2697">Piece.eighthColumn<text:s/></text:span><text:span text:style-name="T2698">and<text:s/></text:span><text:span text:style-name="T2699">self</text:span><text:span text:style-name="T2700">.alliance ==<text:s/></text:span><text:span text:style-name="T2701">"Black"</text:span><text:span text:style-name="T2702">:</text:span><text:span text:style-name="T2703"><text:line-break/><text:s text:c="24"/></text:span><text:span text:style-name="T2704">pass</text:span><text:span text:style-name="T2705"><text:line-break/><text:s text:c="20"/>elif<text:s/></text:span><text:span text:style-name="T2706">self</text:span><text:span text:style-name="T2707">.place<text:s/></text:span><text:span text:style-name="T2708">in<text:s/></text:span><text:span text:style-name="T2709">Piece.firstColumn<text:s/></text:span><text:span text:style-name="T2710">and<text:s/></text:span><text:span text:style-name="T2711">self</text:span><text:span text:style-name="T2712">.alliance ==<text:s/></text:span><text:span text:style-name="T2713">"White"</text:span><text:span text:style-name="T2714">:</text:span><text:span text:style-name="T2715"><text:line-break/><text:s text:c="24"/></text:span><text:span text:style-name="T2716">pass</text:span><text:span text:style-name="T2717"><text:line-break/><text:s text:c="20"/>else</text:span><text:span text:style-name="T2718">:</text:span><text:span text:style-name="T2719"><text:line-break/></text:span><text:span text:style-name="T2720"><text:line-break/><text:s text:c="24"/></text:span><text:span text:style-name="T2721">if not<text:s/></text:span><text:span text:style-name="T2722">board.square[destCoord].pieceOnSquare.toString() ==<text:s/></text:span><text:span text:style-name="T2723">"-"</text:span><text:span text:style-name="T2724">:</text:span><text:span text:style-name="T2725"><text:line-break/><text:s text:c="28"/>piece = board.square[destCoord].pieceOnSquare</text:span><text:span text:style-name="T2726"><text:line-break/><text:s text:c="28"/></text:span><text:span text:style-name="T2727">if not<text:s/></text:span><text:span text:style-name="T2728">self</text:span><text:span text:style-name="T2729">.alliance == piece.alliance:</text:span><text:span text:style-name="T2730"><text:line-break/></text:span><text:span text:style-name="T2731"><text:line-break/><text:s text:c="32"/></text:span><text:span text:style-name="T2732">if<text:s/></text:span><text:span text:style-name="T2733">self</text:span><text:span text:style-name="T2734">.alliance ==<text:s/></text:span><text:span text:style-name="T2735">"Black"<text:s/></text:span><text:span text:style-name="T2736">and<text:s/></text:span><text:span text:style-name="T2737">destCoord<text:s/></text:span><text:span text:style-name="T2738">in<text:s/></text:span><text:span text:style-name="T2739">Piece.eighthRow:</text:span><text:span text:style-name="T2740"><text:line-break/><text:s text:c="36"/>possibleMove.append(destCoord)</text:span><text:span text:style-name="T2741"><text:line-break/><text:s text:c="32"/></text:span><text:span text:style-name="T2742">elif<text:s/></text:span><text:span text:style-name="T2743">self</text:span><text:span text:style-name="T2744">.alliance ==<text:s/></text:span><text:span text:style-name="T2745">"White"<text:s/></text:span><text:span text:style-name="T2746">and<text:s/></text:span><text:span text:style-name="T2747">destCoord<text:s/></text:span><text:span text:style-name="T2748">in<text:s/></text:span><text:span text:style-name="T2749">Piece.firstRow:</text:span><text:span text:style-name="T2750"><text:line-break/><text:s text:c="36"/>possibleMove.append(destCoord)</text:span><text:span text:style-name="T2751"><text:line-break/><text:s text:c="32"/></text:span><text:span text:style-name="T2752">else</text:span><text:span text:style-name="T2753">:</text:span><text:span text:style-name="T2754"><text:line-break/><text:s text:c="36"/>possibleMove.append(destCoord)</text:span><text:span text:style-name="T2755"><text:line-break/></text:span><text:span text:style-name="T2756"><text:line-break/><text:s text:c="28"/></text:span><text:span text:style-name="T2757">elif not<text:s/></text:span><text:span text:style-name="T2758">board.enPassantPawn ==<text:s/></text:span><text:span text:style-name="T2759">None</text:span><text:span text:style-name="T2760">:</text:span><text:span text:style-name="T2761"><text:line-break/></text:span><text:span text:style-name="T2762"><text:line-break/><text:s text:c="32"/></text:span><text:span text:style-name="T2763">if<text:s/></text:span><text:span text:style-name="T2764">board.enPassantPawnBehind == destCoord:</text:span><text:span text:style-name="T2765"><text:line-break/><text:s text:c="36"/>enPP = board.enPassantPawn</text:span><text:span text:style-name="T2766"><text:line-break/><text:s text:c="36"/></text:span><text:span text:style-name="T2767">if not<text:s/></text:span><text:span text:style-name="T2768">self</text:span><text:span text:style-name="T2769">.alliance == enPP.alliance:</text:span><text:span text:style-name="T2770"><text:line-break/><text:s text:c="40"/>possibleMove.append(destCoord)</text:span><text:span text:style-name="T2771"><text:line-break/><text:s text:c="8"/></text:span><text:span text:style-name="T2772">return<text:s/></text:span><text:span text:style-name="T2773">possibleMove</text:span><text:span text:style-name="T2774"><text:line-break/></text:span><text:span text:style-name="T2775"><text:line-break/></text:span><text:span text:style-name="T2776"><text:line-break/></text:span><text:span text:style-name="T2777"><text:line-break/></text:span><text:span text:style-name="T2778">class<text:s/></text:span><text:span text:style-name="T2779">Queen(Piece):</text:span><text:span text:style-name="T2780"><text:line-break/><text:s text:c="4"/></text:span><text:span text:style-name="T2781"># defines how the queen moves and what should happen if it is an edge case also the value to the AI and what player it belonges to</text:span><text:span text:style-name="T2782"><text:line-break/><text:s text:c="4"/># its place on the board too</text:span><text:span text:style-name="T2783"><text:line-break/><text:s text:c="4"/></text:span><text:span text:style-name="T2784">alliance =<text:s/></text:span><text:span text:style-name="T2785">None</text:span><text:span text:style-name="T2786"><text:line-break/><text:s text:c="4"/></text:span><text:span text:style-name="T2787">place =<text:s/></text:span><text:span text:style-name="T2788">None</text:span><text:span text:style-name="T2789"><text:line-break/><text:s text:c="4"/></text:span><text:span text:style-name="T2790">moveVector = [-</text:span><text:span text:style-name="T2791">9</text:span><text:span text:style-name="T2792">, -</text:span><text:span text:style-name="T2793">7</text:span><text:span text:style-name="T2794">,<text:s/></text:span><text:span text:style-name="T2795">7</text:span><text:span text:style-name="T2796">,<text:s/></text:span><text:span text:style-name="T2797">9</text:span><text:span text:style-name="T2798">, -</text:span><text:span text:style-name="T2799">8</text:span><text:span text:style-name="T2800">, -</text:span><text:span text:style-name="T2801">1</text:span><text:span text:style-name="T2802">,<text:s/></text:span><text:span text:style-name="T2803">1</text:span><text:span text:style-name="T2804">,<text:s/></text:span><text:span text:style-name="T2805">8</text:span><text:span text:style-name="T2806">]</text:span><text:span text:style-name="T2807"><text:line-break/><text:s text:c="4"/>minMaxValue =<text:s/></text:span><text:span text:style-name="T2808">900</text:span><text:span text:style-name="T2809"><text:line-break/></text:span><text:span text:style-name="T2810"><text:line-break/><text:s text:c="4"/></text:span><text:span text:style-name="T2811">def<text:s/></text:span><text:span text:style-name="T2812">__init__</text:span><text:span text:style-name="T2813">(</text:span><text:span text:style-name="T2814">self</text:span><text:span text:style-name="T2815">, alliance, place):</text:span><text:span text:style-name="T2816"><text:line-break/><text:s text:c="8"/></text:span><text:span text:style-name="T2817">super</text:span><text:span text:style-name="T2818">().</text:span><text:span text:style-name="T2819">__init__</text:span><text:span text:style-name="T2820">()</text:span><text:span text:style-name="T2821"><text:line-break/><text:s text:c="8"/></text:span><text:span text:style-name="T2822">self</text:span><text:span text:style-name="T2823">.alliance = alliance</text:span><text:span text:style-name="T2824"><text:line-break/><text:s text:c="8"/></text:span><text:span text:style-name="T2825">self</text:span><text:span text:style-name="T2826">.place = place</text:span><text:span text:style-name="T2827"><text:line-break/><text:s text:c="4"/></text:span><text:span text:style-name="T2828">def<text:s/></text:span><text:span text:style-name="T2829">toString(</text:span><text:span text:style-name="T2830">self</text:span><text:span text:style-name="T2831">):</text:span><text:span text:style-name="T2832"><text:line-break/><text:s text:c="8"/></text:span><text:span text:style-name="T2833">return<text:s/></text:span><text:span text:style-name="T2834">"Q"<text:s/></text:span><text:span text:style-name="T2835">if<text:s/></text:span><text:span text:style-name="T2836">self</text:span><text:span text:style-name="T2837">.alliance ==<text:s/></text:span><text:span text:style-name="T2838">"Black"<text:s/></text:span><text:span text:style-name="T2839">else<text:s/></text:span><text:span text:style-name="T2840">"q"</text:span><text:span text:style-name="T2841"><text:line-break/></text:span><text:span text:style-name="T2842"><text:line-break/><text:s text:c="4"/></text:span><text:span text:style-name="T2843">def<text:s/></text:span><text:span text:style-name="T2844">possibleMoves(</text:span><text:span text:style-name="T2845">self</text:span><text:span text:style-name="T2846">, board):</text:span><text:span text:style-name="T2847"><text:line-break/><text:s text:c="8"/>possibleMove = []</text:span><text:span text:style-name="T2848"><text:line-break/><text:s text:c="8"/></text:span><text:span text:style-name="T2849">for<text:s/></text:span><text:span text:style-name="T2850">vector<text:s/></text:span><text:span text:style-name="T2851">in<text:s/></text:span><text:span text:style-name="T2852">self</text:span><text:span text:style-name="T2853">.moveVector:</text:span><text:span text:style-name="T2854"><text:line-break/></text:span><text:soft-page-break/><text:span text:style-name="T2855"><text:s text:c="12"/>destCoord =<text:s/></text:span><text:span text:style-name="T2856">self</text:span><text:span text:style-name="T2857">.place</text:span><text:span text:style-name="T2858"><text:line-break/><text:s text:c="12"/></text:span><text:span text:style-name="T2859">while<text:s/></text:span><text:span text:style-name="T2860">0<text:s/></text:span><text:span text:style-name="T2861">&lt;= destCoord &lt;<text:s/></text:span><text:span text:style-name="T2862">64</text:span><text:span text:style-name="T2863">:</text:span><text:span text:style-name="T2864"><text:line-break/><text:s text:c="16"/>badMove =<text:s/></text:span><text:span text:style-name="T2865">self</text:span><text:span text:style-name="T2866">.edgeCases(destCoord, vector)</text:span><text:span text:style-name="T2867"><text:line-break/><text:s text:c="16"/></text:span><text:span text:style-name="T2868">if<text:s/></text:span><text:span text:style-name="T2869">badMove:</text:span><text:span text:style-name="T2870"><text:line-break/><text:s text:c="20"/></text:span><text:span text:style-name="T2871">#print('bad') #to refactor</text:span><text:span text:style-name="T2872"><text:line-break/><text:s text:c="20"/></text:span><text:span text:style-name="T2873">break</text:span><text:span text:style-name="T2874"><text:line-break/><text:s text:c="16"/>else</text:span><text:span text:style-name="T2875">:</text:span><text:span text:style-name="T2876"><text:line-break/><text:s text:c="20"/>destCoord += vector</text:span><text:span text:style-name="T2877"><text:line-break/><text:s text:c="20"/></text:span><text:span text:style-name="T2878">if<text:s/></text:span><text:span text:style-name="T2879">0<text:s/></text:span><text:span text:style-name="T2880">&lt;= destCoord &lt;<text:s/></text:span><text:span text:style-name="T2881">64</text:span><text:span text:style-name="T2882">:</text:span><text:span text:style-name="T2883"><text:line-break/><text:s text:c="24"/>destTile = board.square[destCoord]</text:span><text:span text:style-name="T2884"><text:line-break/><text:s text:c="24"/></text:span><text:span text:style-name="T2885">if<text:s/></text:span><text:span text:style-name="T2886">destTile.pieceOnSquare.toString() ==<text:s/></text:span><text:span text:style-name="T2887">"-"</text:span><text:span text:style-name="T2888">:</text:span><text:span text:style-name="T2889"><text:line-break/><text:s text:c="28"/>possibleMove.append(destCoord)</text:span><text:span text:style-name="T2890"><text:line-break/><text:s text:c="24"/></text:span><text:span text:style-name="T2891">else</text:span><text:span text:style-name="T2892">:</text:span><text:span text:style-name="T2893"><text:line-break/><text:s text:c="28"/></text:span><text:span text:style-name="T2894">if not<text:s/></text:span><text:span text:style-name="T2895">destTile.pieceOnSquare.alliance ==<text:s/></text:span><text:span text:style-name="T2896">self</text:span><text:span text:style-name="T2897">.alliance:</text:span><text:span text:style-name="T2898"><text:line-break/><text:s text:c="32"/>possibleMove.append(destCoord)</text:span><text:span text:style-name="T2899"><text:line-break/><text:s text:c="28"/></text:span><text:span text:style-name="T2900">break</text:span><text:span text:style-name="T2901"><text:line-break/></text:span><text:span text:style-name="T2902"><text:line-break/><text:s text:c="8"/>return<text:s/></text:span><text:span text:style-name="T2903">possibleMove</text:span><text:span text:style-name="T2904"><text:line-break/></text:span><text:span text:style-name="T2905"><text:line-break/><text:s text:c="4"/></text:span><text:span text:style-name="T2906">def<text:s/></text:span><text:span text:style-name="T2907">edgeCases(</text:span><text:span text:style-name="T2908">self</text:span><text:span text:style-name="T2909">, place, vector):</text:span><text:span text:style-name="T2910"><text:line-break/><text:s text:c="8"/></text:span><text:span text:style-name="T2911">if<text:s/></text:span><text:span text:style-name="T2912">place<text:s/></text:span><text:span text:style-name="T2913">in<text:s/></text:span><text:span text:style-name="T2914">Piece.firstColumn:</text:span><text:span text:style-name="T2915"><text:line-break/><text:s text:c="12"/></text:span><text:span text:style-name="T2916">if<text:s/></text:span><text:span text:style-name="T2917">vector == -</text:span><text:span text:style-name="T2918">9<text:s/></text:span><text:span text:style-name="T2919">or<text:s/></text:span><text:span text:style-name="T2920">vector ==<text:s/></text:span><text:span text:style-name="T2921">7<text:s/></text:span><text:span text:style-name="T2922">or<text:s/></text:span><text:span text:style-name="T2923">vector == -</text:span><text:span text:style-name="T2924">1</text:span><text:span text:style-name="T2925">:</text:span><text:span text:style-name="T2926"><text:line-break/><text:s text:c="16"/></text:span><text:span text:style-name="T2927">return True</text:span><text:span text:style-name="T2928"><text:line-break/></text:span><text:span text:style-name="T2929"><text:line-break/><text:s text:c="8"/>if<text:s/></text:span><text:span text:style-name="T2930">place<text:s/></text:span><text:span text:style-name="T2931">in<text:s/></text:span><text:span text:style-name="T2932">Piece.eighthColumn:</text:span><text:span text:style-name="T2933"><text:line-break/><text:s text:c="12"/></text:span><text:span text:style-name="T2934">if<text:s/></text:span><text:span text:style-name="T2935">vector == -</text:span><text:span text:style-name="T2936">7<text:s/></text:span><text:span text:style-name="T2937">or<text:s/></text:span><text:span text:style-name="T2938">vector ==<text:s/></text:span><text:span text:style-name="T2939">9<text:s/></text:span><text:span text:style-name="T2940">or<text:s/></text:span><text:span text:style-name="T2941">vector ==<text:s/></text:span><text:span text:style-name="T2942">1</text:span><text:span text:style-name="T2943">:</text:span><text:span text:style-name="T2944"><text:line-break/><text:s text:c="16"/></text:span><text:span text:style-name="T2945">return True</text:span><text:span text:style-name="T2946"><text:line-break/></text:span><text:span text:style-name="T2947"><text:line-break/><text:s text:c="8"/>return False</text:span><text:span text:style-name="T2948"><text:line-break/></text:span><text:span text:style-name="T2949"><text:line-break/>class<text:s/></text:span><text:span text:style-name="T2950">Rook(Piece):</text:span><text:span text:style-name="T2951"><text:line-break/><text:s text:c="4"/></text:span><text:span text:style-name="T2952"># defines how the rook moves and what should happen if it is an edge case also the value to the AI and what player it belonges to</text:span><text:span text:style-name="T2953"><text:line-break/><text:s text:c="4"/># its place on the board too</text:span><text:span text:style-name="T2954"><text:line-break/><text:s text:c="4"/></text:span><text:span text:style-name="T2955">alliance =<text:s/></text:span><text:span text:style-name="T2956">None</text:span><text:span text:style-name="T2957"><text:line-break/><text:s text:c="4"/></text:span><text:span text:style-name="T2958">place =<text:s/></text:span><text:span text:style-name="T2959">None</text:span><text:span text:style-name="T2960"><text:line-break/><text:s text:c="4"/></text:span><text:span text:style-name="T2961">moveVector = [-</text:span><text:span text:style-name="T2962">8</text:span><text:span text:style-name="T2963">,-</text:span><text:span text:style-name="T2964">1</text:span><text:span text:style-name="T2965">,</text:span><text:span text:style-name="T2966">1</text:span><text:span text:style-name="T2967">,</text:span><text:span text:style-name="T2968">8</text:span><text:span text:style-name="T2969">]</text:span><text:span text:style-name="T2970"><text:line-break/><text:s text:c="4"/>minMaxValue =<text:s/></text:span><text:span text:style-name="T2971">450</text:span><text:span text:style-name="T2972"><text:line-break/></text:span><text:span text:style-name="T2973"><text:line-break/><text:s text:c="4"/></text:span><text:span text:style-name="T2974">def<text:s/></text:span><text:span text:style-name="T2975">__init__</text:span><text:span text:style-name="T2976">(</text:span><text:span text:style-name="T2977">self</text:span><text:span text:style-name="T2978">, alliance, place):</text:span><text:span text:style-name="T2979"><text:line-break/><text:s text:c="8"/></text:span><text:span text:style-name="T2980">super</text:span><text:span text:style-name="T2981">().</text:span><text:span text:style-name="T2982">__init__</text:span><text:span text:style-name="T2983">()</text:span><text:span text:style-name="T2984"><text:line-break/><text:s text:c="8"/></text:span><text:span text:style-name="T2985">self</text:span><text:span text:style-name="T2986">.alliance = alliance</text:span><text:span text:style-name="T2987"><text:line-break/><text:s text:c="8"/></text:span><text:span text:style-name="T2988">self</text:span><text:span text:style-name="T2989">.place = place</text:span><text:span text:style-name="T2990"><text:line-break/><text:s text:c="4"/></text:span><text:span text:style-name="T2991">def<text:s/></text:span><text:span text:style-name="T2992">toString(</text:span><text:span text:style-name="T2993">self</text:span><text:span text:style-name="T2994">):</text:span><text:span text:style-name="T2995"><text:line-break/><text:s text:c="8"/></text:span><text:span text:style-name="T2996">return<text:s/></text:span><text:span text:style-name="T2997">"R"<text:s/></text:span><text:span text:style-name="T2998">if<text:s/></text:span><text:span text:style-name="T2999">self</text:span><text:span text:style-name="T3000">.alliance ==<text:s/></text:span><text:span text:style-name="T3001">"Black"<text:s/></text:span><text:span text:style-name="T3002">else<text:s/></text:span><text:span text:style-name="T3003">"r"</text:span><text:span text:style-name="T3004"><text:line-break/></text:span><text:span text:style-name="T3005"><text:line-break/><text:s text:c="4"/></text:span><text:span text:style-name="T3006">def<text:s/></text:span><text:span text:style-name="T3007">possibleMoves(</text:span><text:span text:style-name="T3008">self</text:span><text:span text:style-name="T3009">, board):</text:span><text:span text:style-name="T3010"><text:line-break/><text:s text:c="8"/>possibleMove = []</text:span><text:span text:style-name="T3011"><text:line-break/><text:s text:c="8"/></text:span><text:span text:style-name="T3012">for<text:s/></text:span><text:span text:style-name="T3013">vector<text:s/></text:span><text:span text:style-name="T3014">in<text:s/></text:span><text:span text:style-name="T3015">self</text:span><text:span text:style-name="T3016">.moveVector:</text:span><text:span text:style-name="T3017"><text:line-break/><text:s text:c="12"/>destCoord =<text:s/></text:span><text:span text:style-name="T3018">self</text:span><text:span text:style-name="T3019">.place</text:span><text:span text:style-name="T3020"><text:line-break/><text:s text:c="12"/></text:span><text:span text:style-name="T3021">while<text:s/></text:span><text:span text:style-name="T3022">0<text:s/></text:span><text:span text:style-name="T3023">&lt;= destCoord &lt;<text:s/></text:span><text:span text:style-name="T3024">64</text:span><text:span text:style-name="T3025">:</text:span><text:span text:style-name="T3026"><text:line-break/><text:s text:c="16"/>badMove =<text:s/></text:span><text:span text:style-name="T3027">self</text:span><text:span text:style-name="T3028">.edgeCases(destCoord, vector)</text:span><text:span text:style-name="T3029"><text:line-break/><text:s text:c="16"/></text:span><text:span text:style-name="T3030">if<text:s/></text:span><text:span text:style-name="T3031">badMove:</text:span><text:span text:style-name="T3032"><text:line-break/><text:s text:c="20"/></text:span><text:span text:style-name="T3033">break</text:span><text:span text:style-name="T3034"><text:line-break/><text:s text:c="16"/>else</text:span><text:span text:style-name="T3035">:</text:span><text:span text:style-name="T3036"><text:line-break/><text:s text:c="20"/>destCoord += vector</text:span><text:span text:style-name="T3037"><text:line-break/><text:s text:c="20"/></text:span><text:span text:style-name="T3038">if<text:s/></text:span><text:span text:style-name="T3039">0<text:s/></text:span><text:span text:style-name="T3040">&lt;= destCoord &lt;<text:s/></text:span><text:span text:style-name="T3041">64</text:span><text:span text:style-name="T3042">:</text:span><text:span text:style-name="T3043"><text:line-break/><text:s text:c="24"/>destTile = board.square[destCoord]</text:span><text:span text:style-name="T3044"><text:line-break/></text:span><text:soft-page-break/><text:span text:style-name="T3045"><text:s text:c="24"/></text:span><text:span text:style-name="T3046">if<text:s/></text:span><text:span text:style-name="T3047">destTile.pieceOnSquare.toString() ==<text:s/></text:span><text:span text:style-name="T3048">"-"</text:span><text:span text:style-name="T3049">:</text:span><text:span text:style-name="T3050"><text:line-break/><text:s text:c="28"/>possibleMove.append(destCoord)</text:span><text:span text:style-name="T3051"><text:line-break/><text:s text:c="24"/></text:span><text:span text:style-name="T3052">else</text:span><text:span text:style-name="T3053">:</text:span><text:span text:style-name="T3054"><text:line-break/><text:s text:c="28"/></text:span><text:span text:style-name="T3055">if not<text:s/></text:span><text:span text:style-name="T3056">destTile.pieceOnSquare.alliance ==<text:s/></text:span><text:span text:style-name="T3057">self</text:span><text:span text:style-name="T3058">.alliance:</text:span><text:span text:style-name="T3059"><text:line-break/><text:s text:c="32"/>possibleMove.append(destCoord)</text:span><text:span text:style-name="T3060"><text:line-break/><text:s text:c="28"/></text:span><text:span text:style-name="T3061"># break regardless of alliance because blocked</text:span><text:span text:style-name="T3062"><text:line-break/><text:s text:c="28"/></text:span><text:span text:style-name="T3063">break</text:span><text:span text:style-name="T3064"><text:line-break/></text:span><text:span text:style-name="T3065"><text:line-break/><text:s text:c="8"/>return<text:s/></text:span><text:span text:style-name="T3066">possibleMove</text:span><text:span text:style-name="T3067"><text:line-break/></text:span><text:span text:style-name="T3068"><text:line-break/><text:s text:c="4"/></text:span><text:span text:style-name="T3069">def<text:s/></text:span><text:span text:style-name="T3070">edgeCases(</text:span><text:span text:style-name="T3071">self</text:span><text:span text:style-name="T3072">, place, vector):</text:span><text:span text:style-name="T3073"><text:line-break/><text:s text:c="8"/></text:span><text:span text:style-name="T3074">if<text:s/></text:span><text:span text:style-name="T3075">place<text:s/></text:span><text:span text:style-name="T3076">in<text:s/></text:span><text:span text:style-name="T3077">Piece.firstColumn:</text:span><text:span text:style-name="T3078"><text:line-break/><text:s text:c="12"/></text:span><text:span text:style-name="T3079">if<text:s/></text:span><text:span text:style-name="T3080">vector == -</text:span><text:span text:style-name="T3081">1</text:span><text:span text:style-name="T3082">:</text:span><text:span text:style-name="T3083"><text:line-break/><text:s text:c="16"/></text:span><text:span text:style-name="T3084">return True</text:span><text:span text:style-name="T3085"><text:line-break/></text:span><text:span text:style-name="T3086"><text:line-break/><text:s text:c="8"/>if<text:s/></text:span><text:span text:style-name="T3087">place<text:s/></text:span><text:span text:style-name="T3088">in<text:s/></text:span><text:span text:style-name="T3089">Piece.eighthColumn:</text:span><text:span text:style-name="T3090"><text:line-break/><text:s text:c="12"/></text:span><text:span text:style-name="T3091">if<text:s/></text:span><text:span text:style-name="T3092">vector ==<text:s/></text:span><text:span text:style-name="T3093">1</text:span><text:span text:style-name="T3094">:</text:span><text:span text:style-name="T3095"><text:line-break/><text:s text:c="16"/></text:span><text:span text:style-name="T3096">return True</text:span><text:span text:style-name="T3097"><text:line-break/></text:span><text:span text:style-name="T3098"><text:line-break/><text:s text:c="8"/>return False</text:span><text:span text:style-name="T3099"><text:line-break/></text:span><text:span text:style-name="T3100"><text:line-break/></text:span><text:span text:style-name="T3101">pygame.init()</text:span><text:span text:style-name="T3102"><text:line-break/>gameDisplay = pygame.display.set_mode((</text:span><text:span text:style-name="T3103">800</text:span><text:span text:style-name="T3104">,<text:s/></text:span><text:span text:style-name="T3105">800</text:span><text:span text:style-name="T3106">))</text:span><text:span text:style-name="T3107"><text:line-break/>pygame.display.set_caption(</text:span><text:span text:style-name="T3108">"Python Chess AI"</text:span><text:span text:style-name="T3109">)</text:span><text:span text:style-name="T3110"><text:line-break/>clock = pygame.time.Clock()</text:span><text:span text:style-name="T3111"><text:line-break/></text:span><text:span text:style-name="T3112"><text:line-break/>chessBoard = Board()</text:span><text:span text:style-name="T3113"><text:line-break/>chessBoard.createBoard()</text:span><text:span text:style-name="T3114"><text:line-break/></text:span><text:span text:style-name="T3115">#chessBoard.printBoard()</text:span><text:span text:style-name="T3116"><text:line-break/></text:span><text:span text:style-name="T3117"><text:line-break/></text:span><text:span text:style-name="T3118"><text:line-break/></text:span><text:span text:style-name="T3119">everyTile = []</text:span><text:span text:style-name="T3120"><text:line-break/>everyPiece = []</text:span><text:span text:style-name="T3121"><text:line-break/>blackOrWhite = chessBoard.blackOrWhite</text:span><text:span text:style-name="T3122"><text:line-break/></text:span><text:span text:style-name="T3123">#fuction to display the text when the game is over</text:span><text:span text:style-name="T3124"><text:line-break/></text:span><text:span text:style-name="T3125">def<text:s/></text:span><text:span text:style-name="T3126">display_text(message, style, size, colour, x, y):</text:span><text:span text:style-name="T3127"><text:line-break/><text:s text:c="4"/>text = pygame.font.Font(style,size).render(message,<text:s/></text:span><text:span text:style-name="T3128">True</text:span><text:span text:style-name="T3129">, colour, (</text:span><text:span text:style-name="T3130">0</text:span><text:span text:style-name="T3131">))</text:span><text:span text:style-name="T3132"><text:line-break/><text:s text:c="4"/>textRect = text.get_rect()</text:span><text:span text:style-name="T3133"><text:line-break/><text:s text:c="4"/>textRect.center = (x, y)</text:span><text:span text:style-name="T3134"><text:line-break/><text:s text:c="4"/>gameDisplay.blit(text, textRect)</text:span><text:span text:style-name="T3135"><text:line-break/></text:span><text:span text:style-name="T3136">def<text:s/></text:span><text:span text:style-name="T3137">createSqParams():</text:span><text:span text:style-name="T3138"><text:line-break/><text:s text:c="4"/>allPossibleSquares = []</text:span><text:span text:style-name="T3139"><text:line-break/><text:s text:c="4"/>xMin =<text:s/></text:span><text:span text:style-name="T3140">0</text:span><text:span text:style-name="T3141"><text:line-break/><text:s text:c="4"/></text:span><text:span text:style-name="T3142">xMax =<text:s/></text:span><text:span text:style-name="T3143">100</text:span><text:span text:style-name="T3144"><text:line-break/><text:s text:c="4"/></text:span><text:span text:style-name="T3145">yMin =<text:s/></text:span><text:span text:style-name="T3146">0</text:span><text:span text:style-name="T3147"><text:line-break/><text:s text:c="4"/></text:span><text:span text:style-name="T3148">yMax =<text:s/></text:span><text:span text:style-name="T3149">100</text:span><text:span text:style-name="T3150"><text:line-break/><text:s text:c="4"/></text:span><text:span text:style-name="T3151">for<text:s/></text:span><text:span text:style-name="T3152">_<text:s/></text:span><text:span text:style-name="T3153">in<text:s/></text:span><text:span text:style-name="T3154">range</text:span><text:span text:style-name="T3155">(</text:span><text:span text:style-name="T3156">8</text:span><text:span text:style-name="T3157">):</text:span><text:span text:style-name="T3158"><text:line-break/><text:s text:c="8"/></text:span><text:span text:style-name="T3159">for<text:s/></text:span><text:span text:style-name="T3160">_<text:s/></text:span><text:span text:style-name="T3161">in<text:s/></text:span><text:span text:style-name="T3162">range</text:span><text:span text:style-name="T3163">(</text:span><text:span text:style-name="T3164">8</text:span><text:span text:style-name="T3165">):</text:span><text:span text:style-name="T3166"><text:line-break/><text:s text:c="12"/>allPossibleSquares.append([xMin, xMax, yMin, yMax])</text:span><text:span text:style-name="T3167"><text:line-break/><text:s text:c="12"/>xMin +=<text:s/></text:span><text:span text:style-name="T3168">100</text:span><text:span text:style-name="T3169"><text:line-break/><text:s text:c="12"/></text:span><text:span text:style-name="T3170">xMax +=<text:s/></text:span><text:span text:style-name="T3171">100</text:span><text:span text:style-name="T3172"><text:line-break/><text:s text:c="8"/></text:span><text:span text:style-name="T3173">xMin =<text:s/></text:span><text:span text:style-name="T3174">0</text:span><text:span text:style-name="T3175"><text:line-break/><text:s text:c="8"/></text:span><text:span text:style-name="T3176">xMax =<text:s/></text:span><text:span text:style-name="T3177">100</text:span><text:span text:style-name="T3178"><text:line-break/><text:s text:c="8"/></text:span><text:span text:style-name="T3179">yMin +=<text:s/></text:span><text:span text:style-name="T3180">100</text:span><text:span text:style-name="T3181"><text:line-break/><text:s text:c="8"/></text:span><text:span text:style-name="T3182">yMax +=<text:s/></text:span><text:span text:style-name="T3183">100</text:span><text:span text:style-name="T3184"><text:line-break/><text:s text:c="4"/></text:span><text:span text:style-name="T3185">return<text:s/></text:span><text:span text:style-name="T3186">allPossibleSquares</text:span><text:span text:style-name="T3187"><text:line-break/></text:span><text:span text:style-name="T3188">#creates a GUI of each square</text:span><text:span text:style-name="T3189"><text:line-break/></text:span><text:span text:style-name="T3190">def<text:s/></text:span><text:span text:style-name="T3191">squares(x, y, w, h, count):</text:span><text:span text:style-name="T3192"><text:line-break/></text:span><text:soft-page-break/><text:span text:style-name="T3193"><text:s text:c="4"/>pygame.draw.rect(gameDisplay, count, [x, y, w, h])</text:span><text:span text:style-name="T3194"><text:line-break/><text:s text:c="4"/>everyTile.append([count, [x, y, w, h]])</text:span><text:span text:style-name="T3195"><text:line-break/></text:span><text:span text:style-name="T3196"><text:line-break/></text:span><text:span text:style-name="T3197">#appends an image for each piece on the board</text:span><text:span text:style-name="T3198"><text:line-break/></text:span><text:span text:style-name="T3199">def<text:s/></text:span><text:span text:style-name="T3200">drawChessPieces():</text:span><text:span text:style-name="T3201"><text:line-break/><text:s text:c="4"/>xpos =<text:s/></text:span><text:span text:style-name="T3202">0</text:span><text:span text:style-name="T3203"><text:line-break/><text:s text:c="4"/></text:span><text:span text:style-name="T3204">ypos =<text:s/></text:span><text:span text:style-name="T3205">0</text:span><text:span text:style-name="T3206"><text:line-break/><text:s text:c="4"/></text:span><text:span text:style-name="T3207">count =<text:s/></text:span><text:span text:style-name="T3208">0</text:span><text:span text:style-name="T3209"><text:line-break/><text:s text:c="4"/></text:span><text:span text:style-name="T3210">width =<text:s/></text:span><text:span text:style-name="T3211">100</text:span><text:span text:style-name="T3212"><text:line-break/><text:s text:c="4"/></text:span><text:span text:style-name="T3213">hieght =<text:s/></text:span><text:span text:style-name="T3214">100</text:span><text:span text:style-name="T3215"><text:line-break/><text:s text:c="4"/></text:span><text:span text:style-name="T3216">black = (</text:span><text:span text:style-name="T3217">66</text:span><text:span text:style-name="T3218">,<text:s/></text:span><text:span text:style-name="T3219">134</text:span><text:span text:style-name="T3220">,<text:s/></text:span><text:span text:style-name="T3221">244</text:span><text:span text:style-name="T3222">)</text:span><text:span text:style-name="T3223"><text:line-break/><text:s text:c="4"/>white = (</text:span><text:span text:style-name="T3224">143</text:span><text:span text:style-name="T3225">,<text:s/></text:span><text:span text:style-name="T3226">155</text:span><text:span text:style-name="T3227">,<text:s/></text:span><text:span text:style-name="T3228">175</text:span><text:span text:style-name="T3229">)</text:span><text:span text:style-name="T3230"><text:line-break/><text:s text:c="4"/>counter =<text:s/></text:span><text:span text:style-name="T3231">0</text:span><text:span text:style-name="T3232"><text:line-break/></text:span><text:span text:style-name="T3233"><text:line-break/><text:s text:c="4"/></text:span><text:span text:style-name="T3234">for<text:s/></text:span><text:span text:style-name="T3235">column<text:s/></text:span><text:span text:style-name="T3236">in<text:s/></text:span><text:span text:style-name="T3237">range</text:span><text:span text:style-name="T3238">(</text:span><text:span text:style-name="T3239">8</text:span><text:span text:style-name="T3240">):</text:span><text:span text:style-name="T3241"><text:line-break/><text:s text:c="8"/></text:span><text:span text:style-name="T3242">for<text:s/></text:span><text:span text:style-name="T3243">row<text:s/></text:span><text:span text:style-name="T3244">in<text:s/></text:span><text:span text:style-name="T3245">range</text:span><text:span text:style-name="T3246">(</text:span><text:span text:style-name="T3247">8</text:span><text:span text:style-name="T3248">):</text:span><text:span text:style-name="T3249"><text:line-break/><text:s text:c="12"/></text:span><text:span text:style-name="T3250">if<text:s/></text:span><text:span text:style-name="T3251">count %<text:s/></text:span><text:span text:style-name="T3252">2<text:s/></text:span><text:span text:style-name="T3253">==<text:s/></text:span><text:span text:style-name="T3254">0</text:span><text:span text:style-name="T3255">:</text:span><text:span text:style-name="T3256"><text:line-break/><text:s text:c="16"/>squares(xpos, ypos, width, hieght, white)</text:span><text:span text:style-name="T3257"><text:line-break/><text:s text:c="16"/></text:span><text:span text:style-name="T3258">if not<text:s/></text:span><text:span text:style-name="T3259">chessBoard.square[counter].pieceOnSquare.toString() ==<text:s/></text:span><text:span text:style-name="T3260">"-"</text:span><text:span text:style-name="T3261">:</text:span><text:span text:style-name="T3262"><text:line-break/><text:s text:c="20"/>image = pygame.image.load(</text:span><text:span text:style-name="T3263">"./ChessArt/"</text:span><text:span text:style-name="T3264"><text:line-break/><text:s text:c="44"/></text:span><text:span text:style-name="T3265">+ chessBoard.square[counter].pieceOnSquare.alliance[</text:span><text:span text:style-name="T3266">0</text:span><text:span text:style-name="T3267">].upper()</text:span><text:span text:style-name="T3268"><text:line-break/><text:s text:c="44"/>+ chessBoard.square[counter].pieceOnSquare.toString().upper()</text:span><text:span text:style-name="T3269"><text:line-break/><text:s text:c="44"/>+<text:s/></text:span><text:span text:style-name="T3270">".png"</text:span><text:span text:style-name="T3271">)</text:span><text:span text:style-name="T3272"><text:line-break/><text:s text:c="20"/>image = pygame.transform.scale(image, (</text:span><text:span text:style-name="T3273">100</text:span><text:span text:style-name="T3274">,<text:s/></text:span><text:span text:style-name="T3275">100</text:span><text:span text:style-name="T3276">))</text:span><text:span text:style-name="T3277"><text:line-break/><text:s text:c="20"/>everyPiece.append([image, [xpos, ypos], chessBoard.square[counter].pieceOnSquare])</text:span><text:span text:style-name="T3278"><text:line-break/><text:s text:c="16"/>xpos +=<text:s/></text:span><text:span text:style-name="T3279">100</text:span><text:span text:style-name="T3280"><text:line-break/></text:span><text:span text:style-name="T3281"><text:line-break/><text:s text:c="12"/></text:span><text:span text:style-name="T3282">else</text:span><text:span text:style-name="T3283">:</text:span><text:span text:style-name="T3284"><text:line-break/><text:s text:c="16"/>squares(xpos, ypos, width, hieght, black)</text:span><text:span text:style-name="T3285"><text:line-break/><text:s text:c="16"/></text:span><text:span text:style-name="T3286">if not<text:s/></text:span><text:span text:style-name="T3287">chessBoard.square[counter].pieceOnSquare.toString() ==<text:s/></text:span><text:span text:style-name="T3288">"-"</text:span><text:span text:style-name="T3289">:</text:span><text:span text:style-name="T3290"><text:line-break/><text:s text:c="20"/>image = pygame.image.load(</text:span><text:span text:style-name="T3291">"./ChessArt/"</text:span><text:span text:style-name="T3292"><text:line-break/><text:s text:c="44"/></text:span><text:span text:style-name="T3293">+ chessBoard.square[counter].pieceOnSquare.alliance[</text:span><text:span text:style-name="T3294">0</text:span><text:span text:style-name="T3295">].upper()</text:span><text:span text:style-name="T3296"><text:line-break/><text:s text:c="44"/>+ chessBoard.square[counter].pieceOnSquare.toString().upper()</text:span><text:span text:style-name="T3297"><text:line-break/><text:s text:c="44"/>+<text:s/></text:span><text:span text:style-name="T3298">".png"</text:span><text:span text:style-name="T3299">)</text:span><text:span text:style-name="T3300"><text:line-break/><text:s text:c="20"/>image = pygame.transform.scale(image, (</text:span><text:span text:style-name="T3301">100</text:span><text:span text:style-name="T3302">,<text:s/></text:span><text:span text:style-name="T3303">100</text:span><text:span text:style-name="T3304">))</text:span><text:span text:style-name="T3305"><text:line-break/><text:s text:c="20"/>everyPiece.append([image, [xpos, ypos], chessBoard.square[counter].pieceOnSquare])</text:span><text:span text:style-name="T3306"><text:line-break/><text:s text:c="16"/>xpos +=<text:s/></text:span><text:span text:style-name="T3307">100</text:span><text:span text:style-name="T3308"><text:line-break/><text:s text:c="12"/></text:span><text:span text:style-name="T3309">count +=<text:s/></text:span><text:span text:style-name="T3310">1</text:span><text:span text:style-name="T3311"><text:line-break/><text:s text:c="12"/></text:span><text:span text:style-name="T3312">counter +=<text:s/></text:span><text:span text:style-name="T3313">1</text:span><text:span text:style-name="T3314"><text:line-break/><text:s text:c="8"/></text:span><text:span text:style-name="T3315">count +=<text:s/></text:span><text:span text:style-name="T3316">1</text:span><text:span text:style-name="T3317"><text:line-break/><text:s text:c="8"/></text:span><text:span text:style-name="T3318">xpos =<text:s/></text:span><text:span text:style-name="T3319">0</text:span><text:span text:style-name="T3320"><text:line-break/><text:s text:c="8"/></text:span><text:span text:style-name="T3321">ypos +=<text:s/></text:span><text:span text:style-name="T3322">100</text:span><text:span text:style-name="T3323"><text:line-break/></text:span><text:span text:style-name="T3324">#updates the image according to the board</text:span><text:span text:style-name="T3325"><text:line-break/></text:span><text:span text:style-name="T3326">def<text:s/></text:span><text:span text:style-name="T3327">updateChessPieces():</text:span><text:span text:style-name="T3328"><text:line-break/></text:span><text:span text:style-name="T3329"><text:line-break/><text:s text:c="4"/>xpos =<text:s/></text:span><text:span text:style-name="T3330">0</text:span><text:span text:style-name="T3331"><text:line-break/><text:s text:c="4"/></text:span><text:span text:style-name="T3332">ypos =<text:s/></text:span><text:span text:style-name="T3333">0</text:span><text:span text:style-name="T3334"><text:line-break/><text:s text:c="4"/></text:span><text:span text:style-name="T3335">counter =<text:s/></text:span><text:span text:style-name="T3336">0</text:span><text:span text:style-name="T3337"><text:line-break/><text:s text:c="4"/></text:span><text:span text:style-name="T3338">newPieces = []</text:span><text:span text:style-name="T3339"><text:line-break/></text:span><text:span text:style-name="T3340"><text:line-break/><text:s text:c="4"/></text:span><text:span text:style-name="T3341">for<text:s/></text:span><text:span text:style-name="T3342">_<text:s/></text:span><text:span text:style-name="T3343">in<text:s/></text:span><text:span text:style-name="T3344">range</text:span><text:span text:style-name="T3345">(</text:span><text:span text:style-name="T3346">8</text:span><text:span text:style-name="T3347">):</text:span><text:span text:style-name="T3348"><text:line-break/><text:s text:c="8"/></text:span><text:span text:style-name="T3349">for<text:s/></text:span><text:span text:style-name="T3350">_<text:s/></text:span><text:span text:style-name="T3351">in<text:s/></text:span><text:span text:style-name="T3352">range</text:span><text:span text:style-name="T3353">(</text:span><text:span text:style-name="T3354">8</text:span><text:span text:style-name="T3355">):</text:span><text:span text:style-name="T3356"><text:line-break/><text:s text:c="12"/></text:span><text:span text:style-name="T3357">if not<text:s/></text:span><text:span text:style-name="T3358">chessBoard.square[counter].pieceOnSquare.toString() ==<text:s/></text:span><text:span text:style-name="T3359">"-"</text:span><text:span text:style-name="T3360">:</text:span><text:span text:style-name="T3361"><text:line-break/></text:span><text:soft-page-break/><text:span text:style-name="T3362"><text:line-break/><text:s text:c="16"/>image = pygame.image.load(</text:span><text:span text:style-name="T3363">"./ChessArt/"</text:span><text:span text:style-name="T3364"><text:line-break/><text:s text:c="40"/></text:span><text:span text:style-name="T3365">+ chessBoard.square[counter].pieceOnSquare.alliance[</text:span><text:span text:style-name="T3366">0</text:span><text:span text:style-name="T3367">].upper()</text:span><text:span text:style-name="T3368"><text:line-break/><text:s text:c="40"/>+ chessBoard.square[counter].pieceOnSquare.toString().upper()</text:span><text:span text:style-name="T3369"><text:line-break/><text:s text:c="40"/>+<text:s/></text:span><text:span text:style-name="T3370">".png"</text:span><text:span text:style-name="T3371">)</text:span><text:span text:style-name="T3372"><text:line-break/><text:s text:c="16"/>image = pygame.transform.scale(image, (</text:span><text:span text:style-name="T3373">100</text:span><text:span text:style-name="T3374">,<text:s/></text:span><text:span text:style-name="T3375">100</text:span><text:span text:style-name="T3376">))</text:span><text:span text:style-name="T3377"><text:line-break/></text:span><text:span text:style-name="T3378"><text:line-break/><text:s text:c="16"/>newPieces.append([image, [xpos, ypos], chessBoard.square[counter].pieceOnSquare])</text:span><text:span text:style-name="T3379"><text:line-break/><text:s text:c="12"/>xpos +=<text:s/></text:span><text:span text:style-name="T3380">100</text:span><text:span text:style-name="T3381"><text:line-break/><text:s text:c="12"/></text:span><text:span text:style-name="T3382">counter +=<text:s/></text:span><text:span text:style-name="T3383">1</text:span><text:span text:style-name="T3384"><text:line-break/><text:s text:c="8"/></text:span><text:span text:style-name="T3385">xpos =<text:s/></text:span><text:span text:style-name="T3386">0</text:span><text:span text:style-name="T3387"><text:line-break/><text:s text:c="8"/></text:span><text:span text:style-name="T3388">ypos +=<text:s/></text:span><text:span text:style-name="T3389">100</text:span><text:span text:style-name="T3390"><text:line-break/></text:span><text:span text:style-name="T3391"><text:line-break/><text:s text:c="4"/></text:span><text:span text:style-name="T3392">return<text:s/></text:span><text:span text:style-name="T3393">newPieces</text:span><text:span text:style-name="T3394"><text:line-break/></text:span><text:span text:style-name="T3395"><text:line-break/></text:span><text:span text:style-name="T3396">###########################################</text:span><text:span text:style-name="T3397"><text:line-break/>#MINMAXAI</text:span><text:span text:style-name="T3398"><text:line-break/>#function that checks the value of the board comparing the pieces on the board</text:span><text:span text:style-name="T3399"><text:line-break/></text:span><text:span text:style-name="T3400">def<text:s/></text:span><text:span text:style-name="T3401">checkBoard(board):</text:span><text:span text:style-name="T3402"><text:line-break/><text:s text:c="4"/>value =<text:s/></text:span><text:span text:style-name="T3403">0</text:span><text:span text:style-name="T3404"><text:line-break/><text:s text:c="4"/></text:span><text:span text:style-name="T3405">player =<text:s/></text:span><text:span text:style-name="T3406">"Black"</text:span><text:span text:style-name="T3407"><text:line-break/><text:s text:c="4"/></text:span><text:span text:style-name="T3408">for<text:s/></text:span><text:span text:style-name="T3409">count<text:s/></text:span><text:span text:style-name="T3410">in<text:s/></text:span><text:span text:style-name="T3411">range</text:span><text:span text:style-name="T3412">(</text:span><text:span text:style-name="T3413">2</text:span><text:span text:style-name="T3414">):</text:span><text:span text:style-name="T3415"><text:line-break/><text:s text:c="8"/>pieces = board.piecesInPlay(player)</text:span><text:span text:style-name="T3416"><text:line-break/><text:s text:c="8"/></text:span><text:span text:style-name="T3417">for<text:s/></text:span><text:span text:style-name="T3418">piece<text:s/></text:span><text:span text:style-name="T3419">in<text:s/></text:span><text:span text:style-name="T3420">pieces:</text:span><text:span text:style-name="T3421"><text:line-break/><text:s text:c="12"/></text:span><text:span text:style-name="T3422">if<text:s/></text:span><text:span text:style-name="T3423">player ==<text:s/></text:span><text:span text:style-name="T3424">"Black"</text:span><text:span text:style-name="T3425">:</text:span><text:span text:style-name="T3426"><text:line-break/><text:s text:c="16"/>value -= piece.minMaxValue</text:span><text:span text:style-name="T3427"><text:line-break/><text:s text:c="12"/></text:span><text:span text:style-name="T3428">else</text:span><text:span text:style-name="T3429">:</text:span><text:span text:style-name="T3430"><text:line-break/><text:s text:c="16"/>value += piece.minMaxValue</text:span><text:span text:style-name="T3431"><text:line-break/><text:s text:c="8"/>player =<text:s/></text:span><text:span text:style-name="T3432">"White"</text:span><text:span text:style-name="T3433"><text:line-break/><text:s text:c="4"/></text:span><text:span text:style-name="T3434">return<text:s/></text:span><text:span text:style-name="T3435">value</text:span><text:span text:style-name="T3436"><text:line-break/></text:span><text:span text:style-name="T3437"><text:line-break/></text:span><text:span text:style-name="T3438">#board = checkBoard(chessBoard)</text:span><text:span text:style-name="T3439"><text:line-break/>#print(board)</text:span><text:span text:style-name="T3440"><text:line-break/></text:span><text:span text:style-name="T3441"><text:line-break/></text:span><text:span text:style-name="T3442">def<text:s/></text:span><text:span text:style-name="T3443">aiMove():</text:span><text:span text:style-name="T3444"><text:line-break/><text:s text:c="4"/>minValue = checkBoard(chessBoard)</text:span><text:span text:style-name="T3445"><text:line-break/><text:s text:c="4"/>bestMove =<text:s/></text:span><text:span text:style-name="T3446">None</text:span><text:span text:style-name="T3447"><text:line-break/><text:s text:c="4"/></text:span><text:span text:style-name="T3448">aiPieces = chessBoard.piecesInPlay(blackOrWhite)</text:span><text:span text:style-name="T3449"><text:line-break/><text:s text:c="4"/>allPossibleMoves = chessBoard.possibleMoves(aiPieces, chessBoard)</text:span><text:span text:style-name="T3450"><text:line-break/><text:s text:c="4"/></text:span><text:span text:style-name="T3451">for<text:s/></text:span><text:span text:style-name="T3452">count<text:s/></text:span><text:span text:style-name="T3453">in<text:s/></text:span><text:span text:style-name="T3454">range</text:span><text:span text:style-name="T3455">(</text:span><text:span text:style-name="T3456">2</text:span><text:span text:style-name="T3457">):</text:span><text:span text:style-name="T3458"><text:line-break/><text:s text:c="8"/></text:span><text:span text:style-name="T3459">for<text:s/></text:span><text:span text:style-name="T3460">moves<text:s/></text:span><text:span text:style-name="T3461">in<text:s/></text:span><text:span text:style-name="T3462">allPossibleMoves:</text:span><text:span text:style-name="T3463"><text:line-break/><text:s text:c="12"/>theMove = Move(chessBoard, moves[</text:span><text:span text:style-name="T3464">1</text:span><text:span text:style-name="T3465">], moves[</text:span><text:span text:style-name="T3466">0</text:span><text:span text:style-name="T3467">])</text:span><text:span text:style-name="T3468"><text:line-break/><text:s text:c="12"/>reboard = theMove.newBoard()</text:span><text:span text:style-name="T3469"><text:line-break/><text:s text:c="12"/></text:span><text:span text:style-name="T3470">if<text:s/></text:span><text:span text:style-name="T3471">checkBoard(reboard) &lt;= minValue:</text:span><text:span text:style-name="T3472"><text:line-break/><text:s text:c="16"/>minValue = checkBoard(reboard)</text:span><text:span text:style-name="T3473"><text:line-break/><text:s text:c="12"/></text:span><text:span text:style-name="T3474">if<text:s/></text:span><text:span text:style-name="T3475">count ==<text:s/></text:span><text:span text:style-name="T3476">1<text:s/></text:span><text:span text:style-name="T3477">and<text:s/></text:span><text:span text:style-name="T3478">checkBoard(reboard) == minValue:</text:span><text:span text:style-name="T3479"><text:line-break/><text:s text:c="16"/>bestMove = reboard</text:span><text:span text:style-name="T3480"><text:line-break/><text:s text:c="4"/></text:span><text:span text:style-name="T3481">return<text:s/></text:span><text:span text:style-name="T3482">bestMove</text:span><text:span text:style-name="T3483"><text:line-break/></text:span><text:span text:style-name="T3484"><text:line-break/></text:span><text:span text:style-name="T3485">###########################################</text:span><text:span text:style-name="T3486"><text:line-break/></text:span><text:span text:style-name="T3487"><text:line-break/></text:span><text:span text:style-name="T3488">allSqParams = createSqParams()</text:span><text:span text:style-name="T3489"><text:line-break/>drawChessPieces()</text:span><text:span text:style-name="T3490"><text:line-break/>selectedPiece =<text:s/></text:span><text:span text:style-name="T3491">None</text:span><text:span text:style-name="T3492"><text:line-break/></text:span><text:span text:style-name="T3493">selectedLegals =<text:s/></text:span><text:span text:style-name="T3494">None</text:span><text:span text:style-name="T3495"><text:line-break/></text:span><text:span text:style-name="T3496">resetC = []</text:span><text:span text:style-name="T3497"><text:line-break/></text:span><text:soft-page-break/><text:span text:style-name="T3498">mx, my = pygame.mouse.get_pos()</text:span><text:span text:style-name="T3499"><text:line-break/>prex, prey = [</text:span><text:span text:style-name="T3500">0</text:span><text:span text:style-name="T3501">,<text:s/></text:span><text:span text:style-name="T3502">0</text:span><text:span text:style-name="T3503">]</text:span><text:span text:style-name="T3504"><text:line-break/>quitGame =<text:s/></text:span><text:span text:style-name="T3505">False</text:span><text:span text:style-name="T3506"><text:line-break/></text:span><text:span text:style-name="T3507">loseGame =<text:s/></text:span><text:span text:style-name="T3508">False</text:span><text:span text:style-name="T3509"><text:line-break/></text:span><text:span text:style-name="T3510">winImage =<text:s/></text:span><text:span text:style-name="T3511">False</text:span><text:span text:style-name="T3512"><text:line-break/></text:span><text:span text:style-name="T3513">winColour =<text:s/></text:span><text:span text:style-name="T3514">None</text:span><text:span text:style-name="T3515"><text:line-break/></text:span><text:span text:style-name="T3516">word =<text:s/></text:span><text:span text:style-name="T3517">None</text:span><text:span text:style-name="T3518"><text:line-break/></text:span><text:span text:style-name="T3519">count =<text:s/></text:span><text:span text:style-name="T3520">0</text:span><text:span text:style-name="T3521"><text:line-break/></text:span><text:span text:style-name="T3522"><text:line-break/></text:span><text:span text:style-name="T3523">while not<text:s/></text:span><text:span text:style-name="T3524">quitGame:</text:span><text:span text:style-name="T3525"><text:line-break/></text:span><text:span text:style-name="T3526"><text:line-break/><text:s text:c="4"/></text:span><text:span text:style-name="T3527">for<text:s/></text:span><text:span text:style-name="T3528">event<text:s/></text:span><text:span text:style-name="T3529">in<text:s/></text:span><text:span text:style-name="T3530">pygame.event.get():</text:span><text:span text:style-name="T3531"><text:line-break/></text:span><text:span text:style-name="T3532"><text:line-break/><text:s text:c="8"/></text:span><text:span text:style-name="T3533">if<text:s/></text:span><text:span text:style-name="T3534">event.type == pygame.QUIT:</text:span><text:span text:style-name="T3535"><text:line-break/><text:s text:c="12"/>quitGame =<text:s/></text:span><text:span text:style-name="T3536">True</text:span><text:span text:style-name="T3537"><text:line-break/><text:s text:c="12"/></text:span><text:span text:style-name="T3538">pygame.quit()</text:span><text:span text:style-name="T3539"><text:line-break/><text:s text:c="12"/></text:span><text:span text:style-name="T3540">quit</text:span><text:span text:style-name="T3541">()</text:span><text:span text:style-name="T3542"><text:line-break/></text:span><text:span text:style-name="T3543"><text:line-break/><text:s text:c="8"/></text:span><text:span text:style-name="T3544">#when the mouse is clicked down where the mouse is the piece is selected and check the legal move of each move</text:span><text:span text:style-name="T3545"><text:line-break/><text:s text:c="8"/></text:span><text:span text:style-name="T3546">if<text:s/></text:span><text:span text:style-name="T3547">event.type == pygame.MOUSEBUTTONDOWN:</text:span><text:span text:style-name="T3548"><text:line-break/><text:s text:c="12"/>mx, my = pygame.mouse.get_pos()</text:span><text:span text:style-name="T3549"><text:line-break/><text:s text:c="12"/></text:span><text:span text:style-name="T3550">for<text:s/></text:span><text:span text:style-name="T3551">piece<text:s/></text:span><text:span text:style-name="T3552">in<text:s/></text:span><text:span text:style-name="T3553">range</text:span><text:span text:style-name="T3554">(</text:span><text:span text:style-name="T3555">len</text:span><text:span text:style-name="T3556">(everyPiece)):</text:span><text:span text:style-name="T3557"><text:line-break/></text:span><text:span text:style-name="T3558"><text:line-break/><text:s text:c="16"/></text:span><text:span text:style-name="T3559">if<text:s/></text:span><text:span text:style-name="T3560">everyPiece[piece][</text:span><text:span text:style-name="T3561">2</text:span><text:span text:style-name="T3562">].alliance == blackOrWhite:</text:span><text:span text:style-name="T3563"><text:line-break/></text:span><text:span text:style-name="T3564"><text:line-break/><text:s text:c="20"/></text:span><text:span text:style-name="T3565">if<text:s/></text:span><text:span text:style-name="T3566">everyPiece[piece][</text:span><text:span text:style-name="T3567">1</text:span><text:span text:style-name="T3568">][</text:span><text:span text:style-name="T3569">0</text:span><text:span text:style-name="T3570">] &lt; mx &lt; everyPiece[piece][</text:span><text:span text:style-name="T3571">1</text:span><text:span text:style-name="T3572">][</text:span><text:span text:style-name="T3573">0</text:span><text:span text:style-name="T3574">] +<text:s/></text:span><text:span text:style-name="T3575">100</text:span><text:span text:style-name="T3576">:</text:span><text:span text:style-name="T3577"><text:line-break/><text:s text:c="24"/></text:span><text:span text:style-name="T3578">if<text:s/></text:span><text:span text:style-name="T3579">everyPiece[piece][</text:span><text:span text:style-name="T3580">1</text:span><text:span text:style-name="T3581">][</text:span><text:span text:style-name="T3582">1</text:span><text:span text:style-name="T3583">] &lt; my &lt; everyPiece[piece][</text:span><text:span text:style-name="T3584">1</text:span><text:span text:style-name="T3585">][</text:span><text:span text:style-name="T3586">1</text:span><text:span text:style-name="T3587">] +<text:s/></text:span><text:span text:style-name="T3588">100</text:span><text:span text:style-name="T3589">:</text:span><text:span text:style-name="T3590"><text:line-break/><text:s text:c="28"/>selectedPiece = piece</text:span><text:span text:style-name="T3591"><text:line-break/><text:s text:c="28"/>prex = everyPiece[piece][</text:span><text:span text:style-name="T3592">1</text:span><text:span text:style-name="T3593">][</text:span><text:span text:style-name="T3594">0</text:span><text:span text:style-name="T3595">]</text:span><text:span text:style-name="T3596"><text:line-break/><text:s text:c="28"/>prey = everyPiece[piece][</text:span><text:span text:style-name="T3597">1</text:span><text:span text:style-name="T3598">][</text:span><text:span text:style-name="T3599">1</text:span><text:span text:style-name="T3600">]</text:span><text:span text:style-name="T3601"><text:line-break/></text:span><text:span text:style-name="T3602"><text:line-break/><text:s text:c="28"/>selectedLegals = everyPiece[selectedPiece][</text:span><text:span text:style-name="T3603">2</text:span><text:span text:style-name="T3604">].possibleMoves(chessBoard)</text:span><text:span text:style-name="T3605"><text:line-break/><text:s text:c="28"/></text:span><text:span text:style-name="T3606">for<text:s/></text:span><text:span text:style-name="T3607">legals<text:s/></text:span><text:span text:style-name="T3608">in<text:s/></text:span><text:span text:style-name="T3609">selectedLegals:</text:span><text:span text:style-name="T3610"><text:line-break/><text:s text:c="32"/>resetC.append([legals, everyTile[legals][</text:span><text:span text:style-name="T3611">0</text:span><text:span text:style-name="T3612">]])</text:span><text:span text:style-name="T3613"><text:line-break/></text:span><text:span text:style-name="T3614"><text:line-break/><text:s text:c="32"/></text:span><text:span text:style-name="T3615">if<text:s/></text:span><text:span text:style-name="T3616">everyTile[legals][</text:span><text:span text:style-name="T3617">0</text:span><text:span text:style-name="T3618">] == (</text:span><text:span text:style-name="T3619">66</text:span><text:span text:style-name="T3620">,<text:s/></text:span><text:span text:style-name="T3621">134</text:span><text:span text:style-name="T3622">,<text:s/></text:span><text:span text:style-name="T3623">244</text:span><text:span text:style-name="T3624">):</text:span><text:span text:style-name="T3625"><text:line-break/><text:s text:c="36"/>everyTile[legals][</text:span><text:span text:style-name="T3626">0</text:span><text:span text:style-name="T3627">] = (</text:span><text:span text:style-name="T3628">127</text:span><text:span text:style-name="T3629">,<text:s/></text:span><text:span text:style-name="T3630">255</text:span><text:span text:style-name="T3631">,<text:s/></text:span><text:span text:style-name="T3632">0</text:span><text:span text:style-name="T3633">)</text:span><text:span text:style-name="T3634"><text:line-break/><text:s text:c="32"/></text:span><text:span text:style-name="T3635">else</text:span><text:span text:style-name="T3636">:</text:span><text:span text:style-name="T3637"><text:line-break/><text:s text:c="36"/>everyTile[legals][</text:span><text:span text:style-name="T3638">0</text:span><text:span text:style-name="T3639">] = (</text:span><text:span text:style-name="T3640">118</text:span><text:span text:style-name="T3641">,<text:s/></text:span><text:span text:style-name="T3642">238</text:span><text:span text:style-name="T3643">,<text:s/></text:span><text:span text:style-name="T3644">0</text:span><text:span text:style-name="T3645">)</text:span><text:span text:style-name="T3646"><text:line-break/><text:s text:c="8"/></text:span><text:span text:style-name="T3647">#checks the mouse motion and moves the pieces</text:span><text:span text:style-name="T3648"><text:line-break/><text:s text:c="8"/></text:span><text:span text:style-name="T3649">if<text:s/></text:span><text:span text:style-name="T3650">event.type == pygame.MOUSEMOTION<text:s/></text:span><text:span text:style-name="T3651">and<text:s/></text:span><text:span text:style-name="T3652">selectedPiece !=<text:s/></text:span><text:span text:style-name="T3653">None</text:span><text:span text:style-name="T3654">:</text:span><text:span text:style-name="T3655"><text:line-break/><text:s text:c="12"/>mx, my = pygame.mouse.get_pos()</text:span><text:span text:style-name="T3656"><text:line-break/><text:s text:c="12"/>everyPiece[selectedPiece][</text:span><text:span text:style-name="T3657">1</text:span><text:span text:style-name="T3658">][</text:span><text:span text:style-name="T3659">0</text:span><text:span text:style-name="T3660">] = mx -<text:s/></text:span><text:span text:style-name="T3661">50</text:span><text:span text:style-name="T3662"><text:line-break/><text:s text:c="12"/></text:span><text:span text:style-name="T3663">everyPiece[selectedPiece][</text:span><text:span text:style-name="T3664">1</text:span><text:span text:style-name="T3665">][</text:span><text:span text:style-name="T3666">1</text:span><text:span text:style-name="T3667">] = my -<text:s/></text:span><text:span text:style-name="T3668">50</text:span><text:span text:style-name="T3669"><text:line-break/><text:s text:c="8"/></text:span><text:span text:style-name="T3670">#check if the mouse is up and moves the pieces accordingly also initiates the ai fuction</text:span><text:span text:style-name="T3671"><text:line-break/><text:s text:c="8"/></text:span><text:span text:style-name="T3672">if<text:s/></text:span><text:span text:style-name="T3673">event.type == pygame.MOUSEBUTTONUP:</text:span><text:span text:style-name="T3674"><text:line-break/><text:s text:c="12"/></text:span><text:span text:style-name="T3675">for<text:s/></text:span><text:span text:style-name="T3676">resets<text:s/></text:span><text:span text:style-name="T3677">in<text:s/></text:span><text:span text:style-name="T3678">resetC:</text:span><text:span text:style-name="T3679"><text:line-break/><text:s text:c="16"/>everyTile[resets[</text:span><text:span text:style-name="T3680">0</text:span><text:span text:style-name="T3681">]][</text:span><text:span text:style-name="T3682">0</text:span><text:span text:style-name="T3683">] = resets[</text:span><text:span text:style-name="T3684">1</text:span><text:span text:style-name="T3685">]</text:span><text:span text:style-name="T3686"><text:line-break/></text:span><text:span text:style-name="T3687"><text:line-break/><text:s text:c="12"/></text:span><text:span text:style-name="T3688">try</text:span><text:span text:style-name="T3689">:</text:span><text:span text:style-name="T3690"><text:line-break/><text:s text:c="16"/>pieceMoves = everyPiece[selectedPiece][</text:span><text:span text:style-name="T3691">2</text:span><text:span text:style-name="T3692">].possibleMoves(chessBoard)</text:span><text:span text:style-name="T3693"><text:line-break/><text:s text:c="16"/>legal =<text:s/></text:span><text:span text:style-name="T3694">False</text:span><text:span text:style-name="T3695"><text:line-break/><text:s text:c="16"/></text:span><text:span text:style-name="T3696">theMove =<text:s/></text:span><text:span text:style-name="T3697">0</text:span><text:span text:style-name="T3698"><text:line-break/></text:span><text:soft-page-break/><text:span text:style-name="T3699"><text:s text:c="16"/></text:span><text:span text:style-name="T3700">for<text:s/></text:span><text:span text:style-name="T3701">moveDes<text:s/></text:span><text:span text:style-name="T3702">in<text:s/></text:span><text:span text:style-name="T3703">pieceMoves:</text:span><text:span text:style-name="T3704"><text:line-break/><text:s text:c="20"/></text:span><text:span text:style-name="T3705">if<text:s/></text:span><text:span text:style-name="T3706">allSqParams[moveDes][</text:span><text:span text:style-name="T3707">0</text:span><text:span text:style-name="T3708">] &lt; everyPiece[selectedPiece][</text:span><text:span text:style-name="T3709">1</text:span><text:span text:style-name="T3710">][</text:span><text:span text:style-name="T3711">0</text:span><text:span text:style-name="T3712">] +<text:s/></text:span><text:span text:style-name="T3713">50<text:s/></text:span><text:span text:style-name="T3714">&lt; allSqParams[moveDes][</text:span><text:span text:style-name="T3715">1</text:span><text:span text:style-name="T3716">]:</text:span><text:span text:style-name="T3717"><text:line-break/><text:s text:c="24"/></text:span><text:span text:style-name="T3718">if<text:s/></text:span><text:span text:style-name="T3719">allSqParams[moveDes][</text:span><text:span text:style-name="T3720">2</text:span><text:span text:style-name="T3721">] &lt; everyPiece[selectedPiece][</text:span><text:span text:style-name="T3722">1</text:span><text:span text:style-name="T3723">][</text:span><text:span text:style-name="T3724">1</text:span><text:span text:style-name="T3725">] +<text:s/></text:span><text:span text:style-name="T3726">50<text:s/></text:span><text:span text:style-name="T3727">&lt; allSqParams[moveDes][</text:span><text:span text:style-name="T3728">3</text:span><text:span text:style-name="T3729">]:</text:span><text:span text:style-name="T3730"><text:line-break/><text:s text:c="28"/>legal =<text:s/></text:span><text:span text:style-name="T3731">True</text:span><text:span text:style-name="T3732"><text:line-break/><text:s text:c="28"/></text:span><text:span text:style-name="T3733">theMove = moveDes</text:span><text:span text:style-name="T3734"><text:line-break/><text:s text:c="16"/></text:span><text:span text:style-name="T3735">if<text:s/></text:span><text:span text:style-name="T3736">legal ==<text:s/></text:span><text:span text:style-name="T3737">False</text:span><text:span text:style-name="T3738">:</text:span><text:span text:style-name="T3739"><text:line-break/><text:s text:c="20"/>everyPiece[selectedPiece][</text:span><text:span text:style-name="T3740">1</text:span><text:span text:style-name="T3741">][</text:span><text:span text:style-name="T3742">0</text:span><text:span text:style-name="T3743">] = prex</text:span><text:span text:style-name="T3744"><text:line-break/><text:s text:c="20"/>everyPiece[selectedPiece][</text:span><text:span text:style-name="T3745">1</text:span><text:span text:style-name="T3746">][</text:span><text:span text:style-name="T3747">1</text:span><text:span text:style-name="T3748">] = prey</text:span><text:span text:style-name="T3749"><text:line-break/><text:s text:c="16"/></text:span><text:span text:style-name="T3750">else</text:span><text:span text:style-name="T3751">:</text:span><text:span text:style-name="T3752"><text:line-break/><text:s text:c="20"/>everyPiece[selectedPiece][</text:span><text:span text:style-name="T3753">1</text:span><text:span text:style-name="T3754">][</text:span><text:span text:style-name="T3755">0</text:span><text:span text:style-name="T3756">] = allSqParams[theMove][</text:span><text:span text:style-name="T3757">0</text:span><text:span text:style-name="T3758">]</text:span><text:span text:style-name="T3759"><text:line-break/><text:s text:c="20"/>everyPiece[selectedPiece][</text:span><text:span text:style-name="T3760">1</text:span><text:span text:style-name="T3761">][</text:span><text:span text:style-name="T3762">1</text:span><text:span text:style-name="T3763">] = allSqParams[theMove][</text:span><text:span text:style-name="T3764">2</text:span><text:span text:style-name="T3765">]</text:span><text:span text:style-name="T3766"><text:line-break/><text:s text:c="20"/>thisMove = Move(chessBoard, everyPiece[selectedPiece][</text:span><text:span text:style-name="T3767">2</text:span><text:span text:style-name="T3768">], theMove)</text:span><text:span text:style-name="T3769"><text:line-break/><text:s text:c="20"/>newBoard = thisMove.newBoard()</text:span><text:span text:style-name="T3770"><text:line-break/><text:s text:c="20"/></text:span><text:span text:style-name="T3771">if<text:s/></text:span><text:span text:style-name="T3772">newBoard !=<text:s/></text:span><text:span text:style-name="T3773">False and<text:s/></text:span><text:span text:style-name="T3774">newBoard !=<text:s/></text:span><text:span text:style-name="T3775">"lose"</text:span><text:span text:style-name="T3776">:</text:span><text:span text:style-name="T3777"><text:line-break/><text:s text:c="24"/>chessBoard = newBoard</text:span><text:span text:style-name="T3778"><text:line-break/><text:s text:c="20"/></text:span><text:span text:style-name="T3779">elif<text:s/></text:span><text:span text:style-name="T3780">newBoard ==<text:s/></text:span><text:span text:style-name="T3781">"lose"<text:s/></text:span><text:span text:style-name="T3782">and<text:s/></text:span><text:span text:style-name="T3783">blackOrWhite ==<text:s/></text:span><text:span text:style-name="T3784">"Black"</text:span><text:span text:style-name="T3785">:</text:span><text:span text:style-name="T3786"><text:line-break/><text:s text:c="24"/>chessBoard = newBoard</text:span><text:span text:style-name="T3787"><text:line-break/><text:s text:c="24"/>quitGame =<text:s/></text:span><text:span text:style-name="T3788">True</text:span><text:span text:style-name="T3789"><text:line-break/><text:s text:c="24"/></text:span><text:span text:style-name="T3790">word =<text:s/></text:span><text:span text:style-name="T3791">"Black Wins"</text:span><text:span text:style-name="T3792"><text:line-break/><text:s text:c="24"/></text:span><text:span text:style-name="T3793">winColour = (</text:span><text:span text:style-name="T3794">255</text:span><text:span text:style-name="T3795">,<text:s/></text:span><text:span text:style-name="T3796">255</text:span><text:span text:style-name="T3797">,<text:s/></text:span><text:span text:style-name="T3798">255</text:span><text:span text:style-name="T3799">)</text:span><text:span text:style-name="T3800"><text:line-break/><text:s text:c="20"/></text:span><text:span text:style-name="T3801">elif<text:s/></text:span><text:span text:style-name="T3802">newBoard ==<text:s/></text:span><text:span text:style-name="T3803">"lose"<text:s/></text:span><text:span text:style-name="T3804">and<text:s/></text:span><text:span text:style-name="T3805">blackOrWhite ==<text:s/></text:span><text:span text:style-name="T3806">"White"</text:span><text:span text:style-name="T3807">:</text:span><text:span text:style-name="T3808"><text:line-break/><text:s text:c="24"/>chessBoard = newBoard</text:span><text:span text:style-name="T3809"><text:line-break/><text:s text:c="24"/>quitGame =<text:s/></text:span><text:span text:style-name="T3810">True</text:span><text:span text:style-name="T3811"><text:line-break/><text:s text:c="24"/></text:span><text:span text:style-name="T3812">word =<text:s/></text:span><text:span text:style-name="T3813">"White Wins"</text:span><text:span text:style-name="T3814"><text:line-break/><text:s text:c="24"/></text:span><text:span text:style-name="T3815">winColour = (</text:span><text:span text:style-name="T3816">0</text:span><text:span text:style-name="T3817">,<text:s/></text:span><text:span text:style-name="T3818">0</text:span><text:span text:style-name="T3819">,<text:s/></text:span><text:span text:style-name="T3820">0</text:span><text:span text:style-name="T3821">)</text:span><text:span text:style-name="T3822"><text:line-break/><text:s text:c="20"/></text:span><text:span text:style-name="T3823">#chessBoard.printBoard()</text:span><text:span text:style-name="T3824"><text:line-break/><text:s text:c="20"/></text:span><text:span text:style-name="T3825">newP = updateChessPieces()</text:span><text:span text:style-name="T3826"><text:line-break/><text:s text:c="20"/>everyPiece = newP</text:span><text:span text:style-name="T3827"><text:line-break/><text:s text:c="20"/>blackOrWhite = newBoard.blackOrWhite</text:span><text:span text:style-name="T3828"><text:line-break/></text:span><text:span text:style-name="T3829"><text:line-break/><text:s text:c="20"/></text:span><text:span text:style-name="T3830">if<text:s/></text:span><text:span text:style-name="T3831">blackOrWhite ==<text:s/></text:span><text:span text:style-name="T3832">"Black"</text:span><text:span text:style-name="T3833">:</text:span><text:span text:style-name="T3834"><text:line-break/><text:s text:c="24"/>newBoard = aiMove()</text:span><text:span text:style-name="T3835"><text:line-break/><text:s text:c="24"/>chessBoard = newBoard</text:span><text:span text:style-name="T3836"><text:line-break/><text:s text:c="24"/>newP = updateChessPieces()</text:span><text:span text:style-name="T3837"><text:line-break/><text:s text:c="24"/>everyPiece = newP</text:span><text:span text:style-name="T3838"><text:line-break/><text:s text:c="24"/>blackOrWhite = newBoard.blackOrWhite</text:span><text:span text:style-name="T3839"><text:line-break/></text:span><text:span text:style-name="T3840"><text:line-break/><text:s text:c="12"/></text:span><text:span text:style-name="T3841">except</text:span><text:span text:style-name="T3842">:</text:span><text:span text:style-name="T3843"><text:line-break/><text:s text:c="16"/></text:span><text:span text:style-name="T3844">pass</text:span><text:span text:style-name="T3845"><text:line-break/><text:s text:c="12"/></text:span><text:span text:style-name="T3846">prey =<text:s/></text:span><text:span text:style-name="T3847">0</text:span><text:span text:style-name="T3848"><text:line-break/><text:s text:c="12"/></text:span><text:span text:style-name="T3849">prex =<text:s/></text:span><text:span text:style-name="T3850">0</text:span><text:span text:style-name="T3851"><text:line-break/><text:s text:c="12"/></text:span><text:span text:style-name="T3852">selectedPiece =<text:s/></text:span><text:span text:style-name="T3853">None</text:span><text:span text:style-name="T3854"><text:line-break/></text:span><text:span text:style-name="T3855"><text:line-break/><text:s text:c="4"/></text:span><text:span text:style-name="T3856">gameDisplay.fill((</text:span><text:span text:style-name="T3857">255</text:span><text:span text:style-name="T3858">,<text:s/></text:span><text:span text:style-name="T3859">255</text:span><text:span text:style-name="T3860">,<text:s/></text:span><text:span text:style-name="T3861">255</text:span><text:span text:style-name="T3862">))</text:span><text:span text:style-name="T3863"><text:line-break/></text:span><text:span text:style-name="T3864"><text:line-break/><text:s text:c="4"/></text:span><text:span text:style-name="T3865">for<text:s/></text:span><text:span text:style-name="T3866">info<text:s/></text:span><text:span text:style-name="T3867">in<text:s/></text:span><text:span text:style-name="T3868">everyTile:</text:span><text:span text:style-name="T3869"><text:line-break/><text:s text:c="8"/>pygame.draw.rect(gameDisplay, info[</text:span><text:span text:style-name="T3870">0</text:span><text:span text:style-name="T3871">], info[</text:span><text:span text:style-name="T3872">1</text:span><text:span text:style-name="T3873">])</text:span><text:span text:style-name="T3874"><text:line-break/></text:span><text:span text:style-name="T3875"><text:line-break/><text:s text:c="4"/></text:span><text:span text:style-name="T3876">for<text:s/></text:span><text:span text:style-name="T3877">image<text:s/></text:span><text:span text:style-name="T3878">in<text:s/></text:span><text:span text:style-name="T3879">everyPiece:</text:span><text:span text:style-name="T3880"><text:line-break/><text:s text:c="8"/>gameDisplay.blit(image[</text:span><text:span text:style-name="T3881">0</text:span><text:span text:style-name="T3882">], image[</text:span><text:span text:style-name="T3883">1</text:span><text:span text:style-name="T3884">])</text:span><text:span text:style-name="T3885"><text:line-break/></text:span><text:span text:style-name="T3886"><text:line-break/><text:s text:c="4"/>pygame.display.update()</text:span><text:span text:style-name="T3887"><text:line-break/><text:s text:c="4"/>clock.tick(</text:span><text:span text:style-name="T3888">60</text:span><text:span text:style-name="T3889">)</text:span><text:span text:style-name="T3890"><text:line-break/></text:span><text:span text:style-name="T3891"><text:line-break/></text:span><text:span text:style-name="T3892">while not<text:s/></text:span><text:span text:style-name="T3893">loseGame:</text:span><text:span text:style-name="T3894"><text:line-break/><text:s text:c="4"/></text:span><text:span text:style-name="T3895">for<text:s/></text:span><text:span text:style-name="T3896">event<text:s/></text:span><text:span text:style-name="T3897">in<text:s/></text:span><text:span text:style-name="T3898">pygame.event.get():</text:span><text:span text:style-name="T3899"><text:line-break/></text:span><text:soft-page-break/><text:span text:style-name="T3900"><text:line-break/><text:s text:c="8"/></text:span><text:span text:style-name="T3901">if<text:s/></text:span><text:span text:style-name="T3902">event.type == pygame.QUIT:</text:span><text:span text:style-name="T3903"><text:line-break/><text:s text:c="12"/>quitGame =<text:s/></text:span><text:span text:style-name="T3904">True</text:span><text:span text:style-name="T3905"><text:line-break/><text:s text:c="12"/></text:span><text:span text:style-name="T3906">pygame.quit()</text:span><text:span text:style-name="T3907"><text:line-break/><text:s text:c="12"/></text:span><text:span text:style-name="T3908">quit</text:span><text:span text:style-name="T3909">()</text:span><text:span text:style-name="T3910"><text:line-break/><text:s text:c="4"/>display_text(word,<text:s/></text:span><text:span text:style-name="T3911">"freesansbold.ttf"</text:span><text:span text:style-name="T3912">,<text:s/></text:span><text:span text:style-name="T3913">32</text:span><text:span text:style-name="T3914">, winColour,<text:s/></text:span><text:span text:style-name="T3915">400</text:span><text:span text:style-name="T3916">,<text:s/></text:span><text:span text:style-name="T3917">400</text:span><text:span text:style-name="T3918">)</text:span><text:span text:style-name="T3919"><text:line-break/><text:s text:c="4"/>pygame.display.update()</text:span><text:span text:style-name="T3920"><text:line-break/><text:s text:c="4"/>clock.tick(</text:span><text:span text:style-name="T3921">60</text:span><text:span text:style-name="T3922">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 Shen</meta:initial-creator>
    <dc:creator>Leo Shen</dc:creator>
    <meta:creation-date>2019-12-09T11:53:00Z</meta:creation-date>
    <dc:date>2019-12-09T11:57:00Z</dc:date>
    <meta:template xlink:href="Normal" xlink:type="simple"/>
    <meta:editing-cycles>1</meta:editing-cycles>
    <meta:editing-duration>PT240S</meta:editing-duration>
    <meta:document-statistic meta:page-count="19" meta:paragraph-count="1" meta:word-count="4618" meta:character-count="39351" meta:row-count="1510" meta:non-whitespace-character-count="34734"/>
  </office:meta>
</office:document-meta>
</file>